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Heading_20_1">
      <style:paragraph-properties fo:break-before="auto" fo:line-height="115%" style:writing-mode="lr-tb"/>
    </style:style>
    <style:style style:name="T4_1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P10" style:family="paragraph" style:parent-style-name="Standard">
      <style:paragraph-properties fo:break-before="auto" fo:line-height="115%" fo:margin-top="0cm" fo:margin-bottom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P11" style:family="paragraph" style:parent-style-name="Heading_20_2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P23" style:family="paragraph" style:parent-style-name="Standard">
      <style:paragraph-properties fo:break-before="auto" fo:line-height="115%" fo:margin-top="0cm" fo:margin-bottom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Heading_20_1">
      <style:paragraph-properties fo:break-before="auto" fo:line-height="115%" style:writing-mode="lr-tb"/>
    </style:style>
    <style:style style:name="T25_1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P29" style:family="paragraph" style:parent-style-name="Standard">
      <style:paragraph-properties fo:break-before="auto" fo:line-height="115%" fo:margin-top="0cm" fo:margin-bottom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P33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4" style:family="paragraph" style:parent-style-name="Heading_20_2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P36" style:family="paragraph" style:parent-style-name="Heading_20_3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P47" style:family="paragraph" style:parent-style-name="Standard">
      <style:paragraph-properties fo:break-before="auto" fo:line-height="115%" fo:margin-top="0cm" fo:margin-bottom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P48" style:family="paragraph" style:parent-style-name="Heading_20_3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T52_2" style:family="text"/>
    <style:style style:name="T52_3" style:family="text"/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P64" style:family="paragraph" style:parent-style-name="Standard">
      <style:paragraph-properties fo:break-before="auto" fo:line-height="115%" fo:margin-top="0cm" fo:margin-bottom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T64_55" style:family="text"/>
    <style:style style:name="T64_56" style:family="text"/>
    <style:style style:name="T64_57" style:family="text"/>
    <style:style style:name="T64_58" style:family="text"/>
    <style:style style:name="T64_59" style:family="text"/>
    <style:style style:name="T64_60" style:family="text"/>
    <style:style style:name="T64_61" style:family="text"/>
    <style:style style:name="T64_62" style:family="text"/>
    <style:style style:name="T64_63" style:family="text"/>
    <style:style style:name="T64_64" style:family="text"/>
    <style:style style:name="T64_65" style:family="text"/>
    <style:style style:name="T64_66" style:family="text"/>
    <style:style style:name="T64_67" style:family="text"/>
    <style:style style:name="T64_68" style:family="text"/>
    <style:style style:name="T64_69" style:family="text"/>
    <style:style style:name="T64_70" style:family="text"/>
    <style:style style:name="T64_71" style:family="text"/>
    <style:style style:name="T64_72" style:family="text"/>
    <style:style style:name="T64_73" style:family="text"/>
    <style:style style:name="T64_74" style:family="text"/>
    <style:style style:name="T64_75" style:family="text"/>
    <style:style style:name="T64_76" style:family="text"/>
    <style:style style:name="T64_77" style:family="text"/>
    <style:style style:name="T64_78" style:family="text"/>
    <style:style style:name="T64_79" style:family="text"/>
    <style:style style:name="T64_80" style:family="text"/>
    <style:style style:name="T64_81" style:family="text"/>
    <style:style style:name="T64_82" style:family="text"/>
    <style:style style:name="T64_83" style:family="text"/>
    <style:style style:name="T64_84" style:family="text"/>
    <style:style style:name="T64_85" style:family="text"/>
    <style:style style:name="T64_86" style:family="text"/>
    <style:style style:name="T64_87" style:family="text"/>
    <style:style style:name="T64_88" style:family="text"/>
    <style:style style:name="T64_89" style:family="text"/>
    <style:style style:name="T64_90" style:family="text"/>
    <style:style style:name="T64_91" style:family="text"/>
    <style:style style:name="T64_92" style:family="text"/>
    <style:style style:name="P65" style:family="paragraph" style:parent-style-name="Heading_20_3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P74" style:family="paragraph" style:parent-style-name="Standard">
      <style:paragraph-properties fo:break-before="auto" fo:line-height="115%" fo:margin-top="0cm" fo:margin-bottom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T74_49" style:family="text"/>
    <style:style style:name="T74_50" style:family="text"/>
    <style:style style:name="T74_51" style:family="text"/>
    <style:style style:name="T74_52" style:family="text"/>
    <style:style style:name="T74_53" style:family="text"/>
    <style:style style:name="T74_54" style:family="text"/>
    <style:style style:name="T74_55" style:family="text"/>
    <style:style style:name="T74_56" style:family="text"/>
    <style:style style:name="T74_57" style:family="text"/>
    <style:style style:name="T74_58" style:family="text"/>
    <style:style style:name="P75" style:family="paragraph" style:parent-style-name="Heading_20_3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T76_48" style:family="text"/>
    <style:style style:name="T76_49" style:family="text"/>
    <style:style style:name="T76_50" style:family="text"/>
    <style:style style:name="T76_51" style:family="text"/>
    <style:style style:name="T76_52" style:family="text"/>
    <style:style style:name="T76_53" style:family="text"/>
    <style:style style:name="T76_54" style:family="text"/>
    <style:style style:name="T76_55" style:family="text"/>
    <style:style style:name="T76_56" style:family="text"/>
    <style:style style:name="T76_57" style:family="text"/>
    <style:style style:name="T76_58" style:family="text"/>
    <style:style style:name="T76_59" style:family="text"/>
    <style:style style:name="T76_60" style:family="text"/>
    <style:style style:name="T76_61" style:family="text"/>
    <style:style style:name="T76_62" style:family="text"/>
    <style:style style:name="T76_63" style:family="text"/>
    <style:style style:name="T76_64" style:family="text"/>
    <style:style style:name="T76_65" style:family="text"/>
    <style:style style:name="T76_66" style:family="text"/>
    <style:style style:name="T76_67" style:family="text"/>
    <style:style style:name="T76_68" style:family="text"/>
    <style:style style:name="T76_69" style:family="text"/>
    <style:style style:name="T76_70" style:family="text"/>
    <style:style style:name="T76_71" style:family="text"/>
    <style:style style:name="T76_72" style:family="text"/>
    <style:style style:name="T76_73" style:family="text"/>
    <style:style style:name="T76_74" style:family="text"/>
    <style:style style:name="T76_75" style:family="text"/>
    <style:style style:name="T76_76" style:family="text"/>
    <style:style style:name="T76_77" style:family="text"/>
    <style:style style:name="T76_78" style:family="text"/>
    <style:style style:name="T76_79" style:family="text"/>
    <style:style style:name="T76_80" style:family="text"/>
    <style:style style:name="T76_81" style:family="text"/>
    <style:style style:name="T76_82" style:family="text"/>
    <style:style style:name="T76_83" style:family="text"/>
    <style:style style:name="T76_84" style:family="text"/>
    <style:style style:name="T76_85" style:family="text"/>
    <style:style style:name="T76_86" style:family="text"/>
    <style:style style:name="T76_87" style:family="text"/>
    <style:style style:name="T76_88" style:family="text"/>
    <style:style style:name="T76_89" style:family="text"/>
    <style:style style:name="T76_90" style:family="text"/>
    <style:style style:name="T76_91" style:family="text"/>
    <style:style style:name="T76_92" style:family="text"/>
    <style:style style:name="T76_93" style:family="text"/>
    <style:style style:name="T76_94" style:family="text"/>
    <style:style style:name="T76_95" style:family="text"/>
    <style:style style:name="T76_96" style:family="text"/>
    <style:style style:name="T76_97" style:family="text"/>
    <style:style style:name="T76_98" style:family="text"/>
    <style:style style:name="T76_99" style:family="text"/>
    <style:style style:name="T76_100" style:family="text"/>
    <style:style style:name="T76_101" style:family="text"/>
    <style:style style:name="T76_102" style:family="text"/>
    <style:style style:name="T76_103" style:family="text"/>
    <style:style style:name="T76_104" style:family="text"/>
    <style:style style:name="T76_105" style:family="text"/>
    <style:style style:name="T76_106" style:family="text"/>
    <style:style style:name="T76_107" style:family="text"/>
    <style:style style:name="T76_108" style:family="text"/>
    <style:style style:name="T76_109" style:family="text"/>
    <style:style style:name="T76_110" style:family="text"/>
    <style:style style:name="T76_111" style:family="text"/>
    <style:style style:name="T76_112" style:family="text"/>
    <style:style style:name="T76_113" style:family="text"/>
    <style:style style:name="T76_114" style:family="text"/>
    <style:style style:name="T76_115" style:family="text"/>
    <style:style style:name="T76_116" style:family="text"/>
    <style:style style:name="T76_117" style:family="text"/>
    <style:style style:name="T76_118" style:family="text"/>
    <style:style style:name="T76_119" style:family="text"/>
    <style:style style:name="T76_120" style:family="text"/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/>
    <style:style style:name="T78_2" style:family="text"/>
    <style:style style:name="T78_3" style:family="text"/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T80_47" style:family="text"/>
    <style:style style:name="T80_48" style:family="text"/>
    <style:style style:name="T80_49" style:family="text"/>
    <style:style style:name="T80_50" style:family="text"/>
    <style:style style:name="T80_51" style:family="text"/>
    <style:style style:name="T80_52" style:family="text"/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/>
    <style:style style:name="T86_56" style:family="text"/>
    <style:style style:name="T86_57" style:family="text"/>
    <style:style style:name="T86_58" style:family="text"/>
    <style:style style:name="T86_59" style:family="text"/>
    <style:style style:name="T86_60" style:family="text"/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P88" style:family="paragraph" style:parent-style-name="Standard">
      <style:paragraph-properties fo:break-before="auto" fo:line-height="115%" fo:margin-top="0cm" fo:margin-bottom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P89" style:family="paragraph" style:parent-style-name="Heading_20_2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T90_47" style:family="text"/>
    <style:style style:name="T90_48" style:family="text"/>
    <style:style style:name="T90_49" style:family="text"/>
    <style:style style:name="T90_50" style:family="text"/>
    <style:style style:name="T90_51" style:family="text"/>
    <style:style style:name="T90_52" style:family="text"/>
    <style:style style:name="T90_53" style:family="text"/>
    <style:style style:name="T90_54" style:family="text"/>
    <style:style style:name="T90_55" style:family="text"/>
    <style:style style:name="T90_56" style:family="text"/>
    <style:style style:name="T90_57" style:family="text"/>
    <style:style style:name="T90_58" style:family="text"/>
    <style:style style:name="T90_59" style:family="text"/>
    <style:style style:name="T90_60" style:family="text"/>
    <style:style style:name="T90_61" style:family="text"/>
    <style:style style:name="T90_62" style:family="text"/>
    <style:style style:name="T90_63" style:family="text"/>
    <style:style style:name="T90_64" style:family="text"/>
    <style:style style:name="T90_65" style:family="text"/>
    <style:style style:name="T90_66" style:family="text"/>
    <style:style style:name="T90_67" style:family="text"/>
    <style:style style:name="T90_68" style:family="text"/>
    <style:style style:name="T90_69" style:family="text"/>
    <style:style style:name="T90_70" style:family="text"/>
    <style:style style:name="T90_71" style:family="text"/>
    <style:style style:name="T90_72" style:family="text"/>
    <style:style style:name="T90_73" style:family="text"/>
    <style:style style:name="T90_74" style:family="text"/>
    <style:style style:name="T90_75" style:family="text"/>
    <style:style style:name="T90_76" style:family="text"/>
    <style:style style:name="T90_77" style:family="text"/>
    <style:style style:name="T90_78" style:family="text"/>
    <style:style style:name="T90_79" style:family="text"/>
    <style:style style:name="T90_80" style:family="text"/>
    <style:style style:name="T90_81" style:family="text"/>
    <style:style style:name="T90_82" style:family="text"/>
    <style:style style:name="T90_83" style:family="text"/>
    <style:style style:name="T90_84" style:family="text"/>
    <style:style style:name="T90_85" style:family="text"/>
    <style:style style:name="T90_86" style:family="text"/>
    <style:style style:name="T90_87" style:family="text"/>
    <style:style style:name="T90_88" style:family="text"/>
    <style:style style:name="T90_89" style:family="text"/>
    <style:style style:name="T90_90" style:family="text"/>
    <style:style style:name="T90_91" style:family="text"/>
    <style:style style:name="T90_92" style:family="text"/>
    <style:style style:name="T90_93" style:family="text"/>
    <style:style style:name="T90_94" style:family="text"/>
    <style:style style:name="T90_95" style:family="text"/>
    <style:style style:name="T90_96" style:family="text"/>
    <style:style style:name="T90_97" style:family="text"/>
    <style:style style:name="T90_98" style:family="text"/>
    <style:style style:name="T90_99" style:family="text"/>
    <style:style style:name="T90_100" style:family="text"/>
    <style:style style:name="T90_101" style:family="text"/>
    <style:style style:name="T90_102" style:family="text"/>
    <style:style style:name="T90_103" style:family="text"/>
    <style:style style:name="T90_104" style:family="text"/>
    <style:style style:name="T90_105" style:family="text"/>
    <style:style style:name="T90_106" style:family="text"/>
    <style:style style:name="T90_107" style:family="text"/>
    <style:style style:name="T90_108" style:family="text"/>
    <style:style style:name="T90_109" style:family="text"/>
    <style:style style:name="T90_110" style:family="text"/>
    <style:style style:name="T90_111" style:family="text"/>
    <style:style style:name="T90_112" style:family="text"/>
    <style:style style:name="T90_113" style:family="text"/>
    <style:style style:name="T90_114" style:family="text"/>
    <style:style style:name="T90_115" style:family="text"/>
    <style:style style:name="T90_116" style:family="text"/>
    <style:style style:name="T90_117" style:family="text"/>
    <style:style style:name="T90_118" style:family="text"/>
    <style:style style:name="T90_119" style:family="text"/>
    <style:style style:name="T90_120" style:family="text"/>
    <style:style style:name="T90_121" style:family="text"/>
    <style:style style:name="T90_122" style:family="text"/>
    <style:style style:name="T90_123" style:family="text"/>
    <style:style style:name="T90_124" style:family="text"/>
    <style:style style:name="T90_125" style:family="text"/>
    <style:style style:name="T90_126" style:family="text"/>
    <style:style style:name="T90_127" style:family="text"/>
    <style:style style:name="T90_128" style:family="text"/>
    <style:style style:name="T90_129" style:family="text"/>
    <style:style style:name="T90_130" style:family="text"/>
    <style:style style:name="T90_131" style:family="text"/>
    <style:style style:name="T90_132" style:family="text"/>
    <style:style style:name="T90_133" style:family="text"/>
    <style:style style:name="T90_134" style:family="text"/>
    <style:style style:name="T90_135" style:family="text"/>
    <style:style style:name="T90_136" style:family="text"/>
    <style:style style:name="T90_137" style:family="text"/>
    <style:style style:name="T90_138" style:family="text"/>
    <style:style style:name="T90_139" style:family="text"/>
    <style:style style:name="T90_140" style:family="text"/>
    <style:style style:name="T90_141" style:family="text"/>
    <style:style style:name="T90_142" style:family="text"/>
    <style:style style:name="T90_143" style:family="text"/>
    <style:style style:name="T90_144" style:family="text"/>
    <style:style style:name="T90_145" style:family="text"/>
    <style:style style:name="T90_146" style:family="text"/>
    <style:style style:name="T90_147" style:family="text"/>
    <style:style style:name="T90_148" style:family="text"/>
    <style:style style:name="T90_149" style:family="text"/>
    <style:style style:name="T90_150" style:family="text"/>
    <style:style style:name="T90_151" style:family="text"/>
    <style:style style:name="T90_152" style:family="text"/>
    <style:style style:name="T90_153" style:family="text"/>
    <style:style style:name="T90_154" style:family="text"/>
    <style:style style:name="T90_155" style:family="text"/>
    <style:style style:name="T90_156" style:family="text"/>
    <style:style style:name="T90_157" style:family="text"/>
    <style:style style:name="T90_158" style:family="text"/>
    <style:style style:name="T90_159" style:family="text"/>
    <style:style style:name="T90_160" style:family="text"/>
    <style:style style:name="T90_161" style:family="text"/>
    <style:style style:name="T90_162" style:family="text"/>
    <style:style style:name="T90_163" style:family="text"/>
    <style:style style:name="T90_164" style:family="text"/>
    <style:style style:name="T90_165" style:family="text"/>
    <style:style style:name="T90_166" style:family="text"/>
    <style:style style:name="T90_167" style:family="text"/>
    <style:style style:name="T90_168" style:family="text"/>
    <style:style style:name="T90_169" style:family="text"/>
    <style:style style:name="T90_170" style:family="text"/>
    <style:style style:name="T90_171" style:family="text"/>
    <style:style style:name="T90_172" style:family="text"/>
    <style:style style:name="T90_173" style:family="text"/>
    <style:style style:name="T90_174" style:family="text"/>
    <style:style style:name="T90_175" style:family="text"/>
    <style:style style:name="T90_176" style:family="text"/>
    <style:style style:name="T90_177" style:family="text"/>
    <style:style style:name="T90_178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T91_44" style:family="text"/>
    <style:style style:name="T91_45" style:family="text"/>
    <style:style style:name="T91_46" style:family="text"/>
    <style:style style:name="T91_47" style:family="text"/>
    <style:style style:name="T91_48" style:family="text"/>
    <style:style style:name="T91_49" style:family="text"/>
    <style:style style:name="T91_50" style:family="text"/>
    <style:style style:name="T91_51" style:family="text"/>
    <style:style style:name="T91_52" style:family="text"/>
    <style:style style:name="T91_53" style:family="text"/>
    <style:style style:name="T91_54" style:family="text"/>
    <style:style style:name="T91_55" style:family="text"/>
    <style:style style:name="T91_56" style:family="text"/>
    <style:style style:name="T91_57" style:family="text"/>
    <style:style style:name="T91_58" style:family="text"/>
    <style:style style:name="T91_59" style:family="text"/>
    <style:style style:name="T91_60" style:family="text"/>
    <style:style style:name="T91_61" style:family="text"/>
    <style:style style:name="T91_62" style:family="text"/>
    <style:style style:name="T91_63" style:family="text"/>
    <style:style style:name="T91_64" style:family="text"/>
    <style:style style:name="T91_65" style:family="text"/>
    <style:style style:name="T91_66" style:family="text"/>
    <style:style style:name="T91_67" style:family="text"/>
    <style:style style:name="T91_68" style:family="text"/>
    <style:style style:name="T91_69" style:family="text"/>
    <style:style style:name="T91_70" style:family="text"/>
    <style:style style:name="T91_71" style:family="text"/>
    <style:style style:name="T91_72" style:family="text"/>
    <style:style style:name="T91_73" style:family="text"/>
    <style:style style:name="T91_74" style:family="text"/>
    <style:style style:name="T91_75" style:family="text"/>
    <style:style style:name="T91_76" style:family="text"/>
    <style:style style:name="T91_77" style:family="text"/>
    <style:style style:name="T91_78" style:family="text"/>
    <style:style style:name="T91_79" style:family="text"/>
    <style:style style:name="T91_80" style:family="text"/>
    <style:style style:name="T91_81" style:family="text"/>
    <style:style style:name="T91_82" style:family="text"/>
    <style:style style:name="T91_83" style:family="text"/>
    <style:style style:name="T91_84" style:family="text"/>
    <style:style style:name="T91_85" style:family="text"/>
    <style:style style:name="T91_86" style:family="text"/>
    <style:style style:name="T91_87" style:family="text"/>
    <style:style style:name="T91_88" style:family="text"/>
    <style:style style:name="T91_89" style:family="text"/>
    <style:style style:name="T91_90" style:family="text"/>
    <style:style style:name="T91_91" style:family="text"/>
    <style:style style:name="T91_92" style:family="text"/>
    <style:style style:name="T91_93" style:family="text"/>
    <style:style style:name="T91_94" style:family="text"/>
    <style:style style:name="P92" style:family="paragraph" style:parent-style-name="Heading_20_3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T93_45" style:family="text"/>
    <style:style style:name="T93_46" style:family="text"/>
    <style:style style:name="T93_47" style:family="text"/>
    <style:style style:name="T93_48" style:family="text"/>
    <style:style style:name="T93_49" style:family="text"/>
    <style:style style:name="T93_50" style:family="text"/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T95_31" style:family="text"/>
    <style:style style:name="T95_32" style:family="text"/>
    <style:style style:name="T95_33" style:family="text"/>
    <style:style style:name="T95_34" style:family="text"/>
    <style:style style:name="P96" style:family="paragraph" style:parent-style-name="Standard">
      <style:paragraph-properties fo:break-before="auto" fo:line-height="115%" fo:margin-top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T97_41" style:family="text"/>
    <style:style style:name="T97_42" style:family="text"/>
    <style:style style:name="T97_43" style:family="text"/>
    <style:style style:name="T97_44" style:family="text"/>
    <style:style style:name="T97_45" style:family="text"/>
    <style:style style:name="T97_46" style:family="text"/>
    <style:style style:name="T97_47" style:family="text"/>
    <style:style style:name="T97_48" style:family="text"/>
    <style:style style:name="T97_49" style:family="text"/>
    <style:style style:name="T97_50" style:family="text"/>
    <style:style style:name="T97_51" style:family="text"/>
    <style:style style:name="T97_52" style:family="text"/>
    <style:style style:name="T97_53" style:family="text"/>
    <style:style style:name="T97_54" style:family="text"/>
    <style:style style:name="T97_55" style:family="text"/>
    <style:style style:name="T97_56" style:family="text"/>
    <style:style style:name="T97_57" style:family="text"/>
    <style:style style:name="T97_58" style:family="text"/>
    <style:style style:name="T97_59" style:family="text"/>
    <style:style style:name="T97_60" style:family="text"/>
    <style:style style:name="T97_61" style:family="text"/>
    <style:style style:name="T97_62" style:family="text"/>
    <style:style style:name="T97_63" style:family="text"/>
    <style:style style:name="T97_64" style:family="text"/>
    <style:style style:name="T97_65" style:family="text"/>
    <style:style style:name="T97_66" style:family="text"/>
    <style:style style:name="T97_67" style:family="text"/>
    <style:style style:name="T97_68" style:family="text"/>
    <style:style style:name="T97_69" style:family="text"/>
    <style:style style:name="T97_70" style:family="text"/>
    <style:style style:name="T97_71" style:family="text"/>
    <style:style style:name="T97_72" style:family="text"/>
    <style:style style:name="T97_73" style:family="text"/>
    <style:style style:name="T97_74" style:family="text"/>
    <style:style style:name="T97_75" style:family="text"/>
    <style:style style:name="T97_76" style:family="text"/>
    <style:style style:name="T97_77" style:family="text"/>
    <style:style style:name="T97_78" style:family="text"/>
    <style:style style:name="T97_79" style:family="text"/>
    <style:style style:name="T97_80" style:family="text"/>
    <style:style style:name="T97_81" style:family="text"/>
    <style:style style:name="T97_82" style:family="text"/>
    <style:style style:name="T97_83" style:family="text"/>
    <style:style style:name="T97_84" style:family="text"/>
    <style:style style:name="T97_85" style:family="text"/>
    <style:style style:name="T97_86" style:family="text"/>
    <style:style style:name="T97_87" style:family="text"/>
    <style:style style:name="T97_88" style:family="text"/>
    <style:style style:name="T97_89" style:family="text"/>
    <style:style style:name="T97_90" style:family="text"/>
    <style:style style:name="T97_91" style:family="text"/>
    <style:style style:name="T97_92" style:family="text"/>
    <style:style style:name="T97_93" style:family="text"/>
    <style:style style:name="T97_94" style:family="text"/>
    <style:style style:name="T97_95" style:family="text"/>
    <style:style style:name="T97_96" style:family="text"/>
    <style:style style:name="T97_97" style:family="text"/>
    <style:style style:name="T97_98" style:family="text"/>
    <style:style style:name="T97_99" style:family="text"/>
    <style:style style:name="T97_100" style:family="text"/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/>
    <style:style style:name="T99_42" style:family="text"/>
    <style:style style:name="T99_43" style:family="text"/>
    <style:style style:name="T99_44" style:family="text"/>
    <style:style style:name="T99_45" style:family="text"/>
    <style:style style:name="T99_46" style:family="text"/>
    <style:style style:name="T99_47" style:family="text"/>
    <style:style style:name="T99_48" style:family="text"/>
    <style:style style:name="T99_49" style:family="text"/>
    <style:style style:name="T99_50" style:family="text"/>
    <style:style style:name="T99_51" style:family="text"/>
    <style:style style:name="T99_52" style:family="text"/>
    <style:style style:name="T99_53" style:family="text"/>
    <style:style style:name="T99_54" style:family="text"/>
    <style:style style:name="T99_55" style:family="text"/>
    <style:style style:name="T99_56" style:family="text"/>
    <style:style style:name="T99_57" style:family="text"/>
    <style:style style:name="T99_58" style:family="text"/>
    <style:style style:name="T99_59" style:family="text"/>
    <style:style style:name="T99_60" style:family="text"/>
    <style:style style:name="T99_61" style:family="text"/>
    <style:style style:name="T99_62" style:family="text"/>
    <style:style style:name="T99_63" style:family="text"/>
    <style:style style:name="T99_64" style:family="text"/>
    <style:style style:name="T99_65" style:family="text"/>
    <style:style style:name="T99_66" style:family="text"/>
    <style:style style:name="T99_67" style:family="text"/>
    <style:style style:name="T99_68" style:family="text"/>
    <style:style style:name="T99_69" style:family="text"/>
    <style:style style:name="T99_70" style:family="text"/>
    <style:style style:name="T99_71" style:family="text"/>
    <style:style style:name="T99_72" style:family="text"/>
    <style:style style:name="T99_73" style:family="text"/>
    <style:style style:name="T99_74" style:family="text"/>
    <style:style style:name="T99_75" style:family="text"/>
    <style:style style:name="T99_76" style:family="text"/>
    <style:style style:name="T99_77" style:family="text"/>
    <style:style style:name="T99_78" style:family="text"/>
    <style:style style:name="T99_79" style:family="text"/>
    <style:style style:name="T99_80" style:family="text"/>
    <style:style style:name="T99_81" style:family="text"/>
    <style:style style:name="T99_82" style:family="text"/>
    <style:style style:name="T99_83" style:family="text"/>
    <style:style style:name="T99_84" style:family="text"/>
    <style:style style:name="T99_85" style:family="text"/>
    <style:style style:name="T99_86" style:family="text"/>
    <style:style style:name="T99_87" style:family="text"/>
    <style:style style:name="T99_88" style:family="text"/>
    <style:style style:name="T99_89" style:family="text"/>
    <style:style style:name="T99_90" style:family="text"/>
    <style:style style:name="T99_91" style:family="text"/>
    <style:style style:name="T99_92" style:family="text"/>
    <style:style style:name="T99_93" style:family="text"/>
    <style:style style:name="T99_94" style:family="text"/>
    <style:style style:name="T99_95" style:family="text"/>
    <style:style style:name="T99_96" style:family="text"/>
    <style:style style:name="T99_97" style:family="text"/>
    <style:style style:name="T99_98" style:family="text"/>
    <style:style style:name="T99_99" style:family="text"/>
    <style:style style:name="T99_100" style:family="text"/>
    <style:style style:name="T99_101" style:family="text"/>
    <style:style style:name="T99_102" style:family="text"/>
    <style:style style:name="T99_103" style:family="text"/>
    <style:style style:name="T99_104" style:family="text"/>
    <style:style style:name="T99_105" style:family="text"/>
    <style:style style:name="T99_106" style:family="text"/>
    <style:style style:name="T99_107" style:family="text"/>
    <style:style style:name="T99_108" style:family="text"/>
    <style:style style:name="T99_109" style:family="text"/>
    <style:style style:name="T99_110" style:family="text"/>
    <style:style style:name="T99_111" style:family="text"/>
    <style:style style:name="T99_112" style:family="text"/>
    <style:style style:name="T99_113" style:family="text"/>
    <style:style style:name="T99_114" style:family="text"/>
    <style:style style:name="T99_115" style:family="text"/>
    <style:style style:name="T99_116" style:family="text"/>
    <style:style style:name="T99_117" style:family="text"/>
    <style:style style:name="T99_118" style:family="text"/>
    <style:style style:name="T99_119" style:family="text"/>
    <style:style style:name="T99_120" style:family="text"/>
    <style:style style:name="T99_121" style:family="text"/>
    <style:style style:name="T99_122" style:family="text"/>
    <style:style style:name="T99_123" style:family="text"/>
    <style:style style:name="T99_124" style:family="text"/>
    <style:style style:name="T99_125" style:family="text"/>
    <style:style style:name="T99_126" style:family="text"/>
    <style:style style:name="T99_127" style:family="text"/>
    <style:style style:name="T99_128" style:family="text"/>
    <style:style style:name="T99_129" style:family="text"/>
    <style:style style:name="T99_130" style:family="text"/>
    <style:style style:name="T99_131" style:family="text"/>
    <style:style style:name="T99_132" style:family="text"/>
    <style:style style:name="T99_133" style:family="text"/>
    <style:style style:name="T99_134" style:family="text"/>
    <style:style style:name="T99_135" style:family="text"/>
    <style:style style:name="T99_136" style:family="text"/>
    <style:style style:name="T99_137" style:family="text"/>
    <style:style style:name="T99_138" style:family="text"/>
    <style:style style:name="P100" style:family="paragraph" style:parent-style-name="Standard">
      <style:paragraph-properties fo:break-before="auto" fo:line-height="115%" fo:margin-top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P101" style:family="paragraph" style:parent-style-name="Standard">
      <style:paragraph-properties fo:break-before="auto" fo:line-height="115%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T101_40" style:family="text"/>
    <style:style style:name="T101_41" style:family="text"/>
    <style:style style:name="T101_42" style:family="text"/>
    <style:style style:name="T101_43" style:family="text"/>
    <style:style style:name="T101_44" style:family="text"/>
    <style:style style:name="T101_45" style:family="text"/>
    <style:style style:name="T101_46" style:family="text"/>
    <style:style style:name="T101_47" style:family="text"/>
    <style:style style:name="T101_48" style:family="text"/>
    <style:style style:name="T101_49" style:family="text"/>
    <style:style style:name="T101_50" style:family="text"/>
    <style:style style:name="T101_51" style:family="text"/>
    <style:style style:name="T101_52" style:family="text"/>
    <style:style style:name="T101_53" style:family="text"/>
    <style:style style:name="T101_54" style:family="text"/>
    <style:style style:name="T101_55" style:family="text"/>
    <style:style style:name="T101_56" style:family="text"/>
    <style:style style:name="T101_57" style:family="text"/>
    <style:style style:name="T101_58" style:family="text"/>
    <style:style style:name="T101_59" style:family="text"/>
    <style:style style:name="T101_60" style:family="text"/>
    <style:style style:name="T101_61" style:family="text"/>
    <style:style style:name="T101_62" style:family="text"/>
    <style:style style:name="T101_63" style:family="text"/>
    <style:style style:name="T101_64" style:family="text"/>
    <style:style style:name="T101_65" style:family="text"/>
    <style:style style:name="T101_66" style:family="text"/>
    <style:style style:name="T101_67" style:family="text"/>
    <style:style style:name="T101_68" style:family="text"/>
    <style:style style:name="T101_69" style:family="text"/>
    <style:style style:name="T101_70" style:family="text"/>
    <style:style style:name="T101_71" style:family="text"/>
    <style:style style:name="T101_72" style:family="text"/>
    <style:style style:name="T101_73" style:family="text"/>
    <style:style style:name="T101_74" style:family="text"/>
    <style:style style:name="T101_75" style:family="text"/>
    <style:style style:name="T101_76" style:family="text"/>
    <style:style style:name="T101_77" style:family="text"/>
    <style:style style:name="T101_78" style:family="text"/>
    <style:style style:name="T101_79" style:family="text"/>
    <style:style style:name="T101_80" style:family="text"/>
    <style:style style:name="P102" style:family="paragraph" style:parent-style-name="Standard">
      <style:paragraph-properties fo:break-before="auto" fo:line-height="115%" fo:margin-top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P103" style:family="paragraph" style:parent-style-name="Standard">
      <style:paragraph-properties fo:break-before="auto" fo:line-height="115%" fo:margin-top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P106" style:family="paragraph" style:parent-style-name="Standard">
      <style:paragraph-properties fo:break-before="auto" fo:line-height="115%" fo:margin-top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P107" style:family="paragraph" style:parent-style-name="Standard">
      <style:paragraph-properties fo:break-before="auto" fo:line-height="115%" fo:margin-top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T107_25" style:family="text"/>
    <style:style style:name="T107_26" style:family="text"/>
    <style:style style:name="T107_27" style:family="text"/>
    <style:style style:name="T107_28" style:family="text"/>
    <style:style style:name="T107_29" style:family="text"/>
    <style:style style:name="T107_30" style:family="text"/>
    <style:style style:name="T107_31" style:family="text"/>
    <style:style style:name="T107_32" style:family="text"/>
    <style:style style:name="T107_33" style:family="text"/>
    <style:style style:name="T107_34" style:family="text"/>
    <style:style style:name="T107_35" style:family="text"/>
    <style:style style:name="T107_36" style:family="text"/>
    <style:style style:name="T107_37" style:family="text"/>
    <style:style style:name="T107_38" style:family="text"/>
    <style:style style:name="T107_39" style:family="text"/>
    <style:style style:name="T107_40" style:family="text"/>
    <style:style style:name="T107_41" style:family="text"/>
    <style:style style:name="T107_42" style:family="text"/>
    <style:style style:name="T107_43" style:family="text"/>
    <style:style style:name="T107_44" style:family="text"/>
    <style:style style:name="T107_45" style:family="text"/>
    <style:style style:name="T107_46" style:family="text"/>
    <style:style style:name="T107_47" style:family="text"/>
    <style:style style:name="T107_48" style:family="text"/>
    <style:style style:name="T107_49" style:family="text"/>
    <style:style style:name="T107_50" style:family="text"/>
    <style:style style:name="T107_51" style:family="text"/>
    <style:style style:name="T107_52" style:family="text"/>
    <style:style style:name="T107_53" style:family="text"/>
    <style:style style:name="T107_54" style:family="text"/>
    <style:style style:name="T107_55" style:family="text"/>
    <style:style style:name="T107_56" style:family="text"/>
    <style:style style:name="T107_57" style:family="text"/>
    <style:style style:name="T107_58" style:family="text"/>
    <style:style style:name="T107_59" style:family="text"/>
    <style:style style:name="T107_60" style:family="text"/>
    <style:style style:name="T107_61" style:family="text"/>
    <style:style style:name="T107_62" style:family="text"/>
    <style:style style:name="T107_63" style:family="text"/>
    <style:style style:name="T107_64" style:family="text"/>
    <style:style style:name="T107_65" style:family="text"/>
    <style:style style:name="T107_66" style:family="text"/>
    <style:style style:name="T107_67" style:family="text"/>
    <style:style style:name="T107_68" style:family="text"/>
    <style:style style:name="T107_69" style:family="text"/>
    <style:style style:name="T107_70" style:family="text"/>
    <style:style style:name="T107_71" style:family="text"/>
    <style:style style:name="T107_72" style:family="text"/>
    <style:style style:name="T107_73" style:family="text"/>
    <style:style style:name="T107_74" style:family="text"/>
    <style:style style:name="T107_75" style:family="text"/>
    <style:style style:name="T107_76" style:family="text"/>
    <style:style style:name="T107_77" style:family="text"/>
    <style:style style:name="T107_78" style:family="text"/>
    <style:style style:name="T107_79" style:family="text"/>
    <style:style style:name="T107_80" style:family="text"/>
    <style:style style:name="T107_81" style:family="text"/>
    <style:style style:name="T107_82" style:family="text"/>
    <style:style style:name="T107_83" style:family="text"/>
    <style:style style:name="T107_84" style:family="text"/>
    <style:style style:name="T107_85" style:family="text"/>
    <style:style style:name="T107_86" style:family="text"/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P109" style:family="paragraph" style:parent-style-name="Standard">
      <style:paragraph-properties fo:break-before="auto" fo:line-height="115%" fo:margin-top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P112" style:family="paragraph" style:parent-style-name="Standard">
      <style:paragraph-properties fo:break-before="auto" fo:line-height="115%" fo:margin-top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P114" style:family="paragraph" style:parent-style-name="Standard">
      <style:paragraph-properties fo:break-before="auto" fo:line-height="115%" fo:margin-top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P115" style:family="paragraph" style:parent-style-name="Standard">
      <style:paragraph-properties fo:break-before="auto" fo:line-height="115%" fo:margin-top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P116" style:family="paragraph" style:parent-style-name="Standard">
      <style:paragraph-properties fo:break-before="auto" fo:line-height="115%" fo:margin-top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P117" style:family="paragraph" style:parent-style-name="Standard">
      <style:paragraph-properties fo:break-before="auto" fo:line-height="115%" fo:margin-top="0cm" fo:margin-bottom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T117_35" style:family="text"/>
    <style:style style:name="T117_36" style:family="text"/>
    <style:style style:name="P118" style:family="paragraph" style:parent-style-name="Heading_20_3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T119_43" style:family="text"/>
    <style:style style:name="T119_44" style:family="text"/>
    <style:style style:name="T119_45" style:family="text"/>
    <style:style style:name="T119_46" style:family="text"/>
    <style:style style:name="T119_47" style:family="text"/>
    <style:style style:name="T119_48" style:family="text"/>
    <style:style style:name="T119_49" style:family="text"/>
    <style:style style:name="T119_50" style:family="text"/>
    <style:style style:name="T119_51" style:family="text"/>
    <style:style style:name="T119_52" style:family="text"/>
    <style:style style:name="T119_53" style:family="text"/>
    <style:style style:name="T119_54" style:family="text"/>
    <style:style style:name="T119_55" style:family="text"/>
    <style:style style:name="T119_56" style:family="text"/>
    <style:style style:name="T119_57" style:family="text"/>
    <style:style style:name="T119_58" style:family="text"/>
    <style:style style:name="T119_59" style:family="text"/>
    <style:style style:name="T119_60" style:family="text"/>
    <style:style style:name="T119_61" style:family="text"/>
    <style:style style:name="T119_62" style:family="text"/>
    <style:style style:name="T119_63" style:family="text"/>
    <style:style style:name="T119_64" style:family="text"/>
    <style:style style:name="T119_65" style:family="text"/>
    <style:style style:name="T119_66" style:family="text"/>
    <style:style style:name="T119_67" style:family="text"/>
    <style:style style:name="T119_68" style:family="text"/>
    <style:style style:name="T119_69" style:family="text"/>
    <style:style style:name="T119_70" style:family="text"/>
    <style:style style:name="T119_71" style:family="text"/>
    <style:style style:name="T119_72" style:family="text"/>
    <style:style style:name="T119_73" style:family="text"/>
    <style:style style:name="T119_74" style:family="text"/>
    <style:style style:name="T119_75" style:family="text"/>
    <style:style style:name="T119_76" style:family="text"/>
    <style:style style:name="T119_77" style:family="text"/>
    <style:style style:name="T119_78" style:family="text"/>
    <style:style style:name="T119_79" style:family="text"/>
    <style:style style:name="T119_80" style:family="text"/>
    <style:style style:name="T119_81" style:family="text"/>
    <style:style style:name="T119_82" style:family="text"/>
    <style:style style:name="T119_83" style:family="text"/>
    <style:style style:name="T119_84" style:family="text"/>
    <style:style style:name="P120" style:family="paragraph" style:parent-style-name="Heading_20_3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T121_28" style:family="text"/>
    <style:style style:name="T121_29" style:family="text"/>
    <style:style style:name="T121_30" style:family="text"/>
    <style:style style:name="T121_31" style:family="text"/>
    <style:style style:name="T121_32" style:family="text"/>
    <style:style style:name="T121_33" style:family="text"/>
    <style:style style:name="T121_34" style:family="text"/>
    <style:style style:name="T121_35" style:family="text"/>
    <style:style style:name="T121_36" style:family="text"/>
    <style:style style:name="T121_37" style:family="text"/>
    <style:style style:name="T121_38" style:family="text"/>
    <style:style style:name="T121_39" style:family="text"/>
    <style:style style:name="T121_40" style:family="text"/>
    <style:style style:name="T121_41" style:family="text"/>
    <style:style style:name="T121_42" style:family="text"/>
    <style:style style:name="T121_43" style:family="text"/>
    <style:style style:name="T121_44" style:family="text"/>
    <style:style style:name="T121_45" style:family="text"/>
    <style:style style:name="T121_46" style:family="text"/>
    <style:style style:name="T121_47" style:family="text"/>
    <style:style style:name="T121_48" style:family="text"/>
    <style:style style:name="P122" style:family="paragraph" style:parent-style-name="Standard">
      <style:paragraph-properties fo:break-before="auto" fo:line-height="115%" fo:margin-top="0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P123" style:family="paragraph" style:parent-style-name="Standard">
      <style:paragraph-properties fo:break-before="auto" fo:line-height="115%" fo:margin-top="0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P124" style:family="paragraph" style:parent-style-name="Standard">
      <style:paragraph-properties fo:break-before="auto" fo:line-height="115%" fo:margin-top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P125" style:family="paragraph" style:parent-style-name="Standard">
      <style:paragraph-properties fo:break-before="auto" fo:line-height="115%" fo:margin-top="0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/>
    <style:style style:name="T125_38" style:family="text"/>
    <style:style style:name="T125_39" style:family="text"/>
    <style:style style:name="T125_40" style:family="text"/>
    <style:style style:name="T125_41" style:family="text"/>
    <style:style style:name="T125_42" style:family="text"/>
    <style:style style:name="P126" style:family="paragraph" style:parent-style-name="Standard">
      <style:paragraph-properties fo:break-before="auto" fo:line-height="115%" fo:margin-top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P127" style:family="paragraph" style:parent-style-name="Standard">
      <style:paragraph-properties fo:break-before="auto" fo:line-height="115%" fo:margin-top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/>
    <style:style style:name="T127_32" style:family="text"/>
    <style:style style:name="T127_33" style:family="text"/>
    <style:style style:name="T127_34" style:family="text"/>
    <style:style style:name="T127_35" style:family="text"/>
    <style:style style:name="T127_36" style:family="text"/>
    <style:style style:name="T127_37" style:family="text"/>
    <style:style style:name="T127_38" style:family="text"/>
    <style:style style:name="T127_39" style:family="text"/>
    <style:style style:name="T127_40" style:family="text"/>
    <style:style style:name="T127_41" style:family="text"/>
    <style:style style:name="T127_42" style:family="text"/>
    <style:style style:name="T127_43" style:family="text"/>
    <style:style style:name="T127_44" style:family="text"/>
    <style:style style:name="T127_45" style:family="text"/>
    <style:style style:name="T127_46" style:family="text"/>
    <style:style style:name="T127_47" style:family="text"/>
    <style:style style:name="T127_48" style:family="text"/>
    <style:style style:name="T127_49" style:family="text"/>
    <style:style style:name="T127_50" style:family="text"/>
    <style:style style:name="T127_51" style:family="text"/>
    <style:style style:name="T127_52" style:family="text"/>
    <style:style style:name="T127_53" style:family="text"/>
    <style:style style:name="T127_54" style:family="text"/>
    <style:style style:name="T127_55" style:family="text"/>
    <style:style style:name="T127_56" style:family="text"/>
    <style:style style:name="T127_57" style:family="text"/>
    <style:style style:name="T127_58" style:family="text"/>
    <style:style style:name="T127_59" style:family="text"/>
    <style:style style:name="T127_60" style:family="text"/>
    <style:style style:name="T127_61" style:family="text"/>
    <style:style style:name="T127_62" style:family="text"/>
    <style:style style:name="T127_63" style:family="text"/>
    <style:style style:name="T127_64" style:family="text"/>
    <style:style style:name="P128" style:family="paragraph" style:parent-style-name="Standard">
      <style:paragraph-properties fo:break-before="auto" fo:line-height="115%" fo:margin-top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P129" style:family="paragraph" style:parent-style-name="Standard">
      <style:paragraph-properties fo:break-before="auto" fo:line-height="115%" fo:margin-top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P130" style:family="paragraph" style:parent-style-name="Standard">
      <style:paragraph-properties fo:break-before="auto" fo:line-height="115%" fo:margin-top="0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P131" style:family="paragraph" style:parent-style-name="Standard">
      <style:paragraph-properties fo:break-before="auto" fo:line-height="115%" fo:margin-top="0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P132" style:family="paragraph" style:parent-style-name="Standard">
      <style:paragraph-properties fo:break-before="auto" fo:line-height="115%" fo:margin-top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P133" style:family="paragraph" style:parent-style-name="Standard">
      <style:paragraph-properties fo:break-before="auto" fo:line-height="115%" fo:margin-top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P134" style:family="paragraph" style:parent-style-name="Standard">
      <style:paragraph-properties fo:break-before="auto" fo:line-height="115%" fo:margin-top="0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P135" style:family="paragraph" style:parent-style-name="Standard">
      <style:paragraph-properties fo:break-before="auto" fo:line-height="115%" fo:margin-top="0cm" fo:margin-bottom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P136" style:family="paragraph" style:parent-style-name="Heading_20_2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T137_27" style:family="text"/>
    <style:style style:name="T137_28" style:family="text"/>
    <style:style style:name="T137_29" style:family="text"/>
    <style:style style:name="T137_30" style:family="text"/>
    <style:style style:name="T137_31" style:family="text"/>
    <style:style style:name="T137_32" style:family="text"/>
    <style:style style:name="T137_33" style:family="text"/>
    <style:style style:name="T137_34" style:family="text"/>
    <style:style style:name="T137_35" style:family="text"/>
    <style:style style:name="T137_36" style:family="text"/>
    <style:style style:name="T137_37" style:family="text"/>
    <style:style style:name="T137_38" style:family="text"/>
    <style:style style:name="T137_39" style:family="text"/>
    <style:style style:name="T137_40" style:family="text"/>
    <style:style style:name="T137_41" style:family="text"/>
    <style:style style:name="T137_42" style:family="text"/>
    <style:style style:name="T137_43" style:family="text"/>
    <style:style style:name="T137_44" style:family="text"/>
    <style:style style:name="T137_45" style:family="text"/>
    <style:style style:name="T137_46" style:family="text"/>
    <style:style style:name="T137_47" style:family="text"/>
    <style:style style:name="T137_48" style:family="text"/>
    <style:style style:name="T137_49" style:family="text"/>
    <style:style style:name="T137_50" style:family="text"/>
    <style:style style:name="T137_51" style:family="text"/>
    <style:style style:name="T137_52" style:family="text"/>
    <style:style style:name="T137_53" style:family="text"/>
    <style:style style:name="T137_54" style:family="text"/>
    <style:style style:name="P138" style:family="paragraph" style:parent-style-name="Heading_20_3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T139_23" style:family="text"/>
    <style:style style:name="T139_24" style:family="text"/>
    <style:style style:name="T139_25" style:family="text"/>
    <style:style style:name="T139_26" style:family="text"/>
    <style:style style:name="T139_27" style:family="text"/>
    <style:style style:name="T139_28" style:family="text"/>
    <style:style style:name="T139_29" style:family="text"/>
    <style:style style:name="T139_30" style:family="text"/>
    <style:style style:name="T139_31" style:family="text"/>
    <style:style style:name="T139_32" style:family="text"/>
    <style:style style:name="T139_33" style:family="text"/>
    <style:style style:name="T139_34" style:family="text"/>
    <style:style style:name="T139_35" style:family="text"/>
    <style:style style:name="T139_36" style:family="text"/>
    <style:style style:name="T139_37" style:family="text"/>
    <style:style style:name="T139_38" style:family="text"/>
    <style:style style:name="T139_39" style:family="text"/>
    <style:style style:name="T139_40" style:family="text"/>
    <style:style style:name="T139_41" style:family="text"/>
    <style:style style:name="T139_42" style:family="text"/>
    <style:style style:name="T139_43" style:family="text"/>
    <style:style style:name="T139_44" style:family="text"/>
    <style:style style:name="T139_45" style:family="text"/>
    <style:style style:name="T139_46" style:family="text"/>
    <style:style style:name="T139_47" style:family="text"/>
    <style:style style:name="T139_48" style:family="text"/>
    <style:style style:name="T139_49" style:family="text"/>
    <style:style style:name="T139_50" style:family="text"/>
    <style:style style:name="T139_51" style:family="text"/>
    <style:style style:name="T139_52" style:family="text"/>
    <style:style style:name="T139_53" style:family="text"/>
    <style:style style:name="T139_54" style:family="text"/>
    <style:style style:name="T139_55" style:family="text"/>
    <style:style style:name="T139_56" style:family="text"/>
    <style:style style:name="T139_57" style:family="text"/>
    <style:style style:name="T139_58" style:family="text"/>
    <style:style style:name="T139_59" style:family="text"/>
    <style:style style:name="T139_60" style:family="text"/>
    <style:style style:name="T139_61" style:family="text"/>
    <style:style style:name="T139_62" style:family="text"/>
    <style:style style:name="T139_63" style:family="text"/>
    <style:style style:name="T139_64" style:family="text"/>
    <style:style style:name="T139_65" style:family="text"/>
    <style:style style:name="T139_66" style:family="text"/>
    <style:style style:name="T139_67" style:family="text"/>
    <style:style style:name="T139_68" style:family="text"/>
    <style:style style:name="T139_69" style:family="text"/>
    <style:style style:name="T139_70" style:family="text"/>
    <style:style style:name="T139_71" style:family="text"/>
    <style:style style:name="T139_72" style:family="text"/>
    <style:style style:name="T139_73" style:family="text"/>
    <style:style style:name="T139_74" style:family="text"/>
    <style:style style:name="T139_75" style:family="text"/>
    <style:style style:name="T139_76" style:family="text"/>
    <style:style style:name="T139_77" style:family="text"/>
    <style:style style:name="T139_78" style:family="text"/>
    <style:style style:name="T139_79" style:family="text"/>
    <style:style style:name="T139_80" style:family="text"/>
    <style:style style:name="T139_81" style:family="text"/>
    <style:style style:name="T139_82" style:family="text"/>
    <style:style style:name="T139_83" style:family="text"/>
    <style:style style:name="T139_84" style:family="text"/>
    <style:style style:name="T139_85" style:family="text"/>
    <style:style style:name="T139_86" style:family="text"/>
    <style:style style:name="T139_87" style:family="text"/>
    <style:style style:name="T139_88" style:family="text"/>
    <style:style style:name="T139_89" style:family="text"/>
    <style:style style:name="T139_90" style:family="text"/>
    <style:style style:name="P140" style:family="paragraph" style:parent-style-name="Standard">
      <style:paragraph-properties fo:break-before="auto" fo:line-height="115%" fo:margin-top="0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P141" style:family="paragraph" style:parent-style-name="Standard">
      <style:paragraph-properties fo:break-before="auto" fo:line-height="115%" fo:margin-top="0cm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T141_24" style:family="text"/>
    <style:style style:name="P142" style:family="paragraph" style:parent-style-name="Standard">
      <style:paragraph-properties fo:break-before="auto" fo:line-height="115%" fo:margin-top="0cm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P143" style:family="paragraph" style:parent-style-name="Standard">
      <style:paragraph-properties fo:break-before="auto" fo:line-height="115%" fo:margin-top="0cm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P144" style:family="paragraph" style:parent-style-name="Standard">
      <style:paragraph-properties fo:break-before="auto" fo:line-height="115%" fo:margin-top="0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P145" style:family="paragraph" style:parent-style-name="Standard">
      <style:paragraph-properties fo:break-before="auto" fo:line-height="115%" fo:margin-top="0cm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T145_25" style:family="text"/>
    <style:style style:name="T145_26" style:family="text"/>
    <style:style style:name="T145_27" style:family="text"/>
    <style:style style:name="T145_28" style:family="text"/>
    <style:style style:name="T145_29" style:family="text"/>
    <style:style style:name="T145_30" style:family="text"/>
    <style:style style:name="T145_31" style:family="text"/>
    <style:style style:name="T145_32" style:family="text"/>
    <style:style style:name="T145_33" style:family="text"/>
    <style:style style:name="T145_34" style:family="text"/>
    <style:style style:name="P146" style:family="paragraph" style:parent-style-name="Standard">
      <style:paragraph-properties fo:break-before="auto" fo:line-height="115%" fo:margin-top="0cm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P147" style:family="paragraph" style:parent-style-name="Standard">
      <style:paragraph-properties fo:break-before="auto" fo:line-height="115%" fo:margin-top="0cm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T147_23" style:family="text"/>
    <style:style style:name="T147_24" style:family="text"/>
    <style:style style:name="T147_25" style:family="text"/>
    <style:style style:name="T147_26" style:family="text"/>
    <style:style style:name="T147_27" style:family="text"/>
    <style:style style:name="T147_28" style:family="text"/>
    <style:style style:name="P148" style:family="paragraph" style:parent-style-name="Standard">
      <style:paragraph-properties fo:break-before="auto" fo:line-height="115%" fo:margin-top="0cm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P149" style:family="paragraph" style:parent-style-name="Standard">
      <style:paragraph-properties fo:break-before="auto" fo:line-height="115%" fo:margin-top="0cm" fo:margin-bottom="0cm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T149_34" style:family="text"/>
    <style:style style:name="P150" style:family="paragraph" style:parent-style-name="Heading_20_3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P152" style:family="paragraph" style:parent-style-name="Heading_20_3">
      <style:paragraph-properties fo:break-before="auto" fo:line-height="115%" style:writing-mode="lr-tb"/>
    </style:style>
    <style:style style:name="T152_1" style:family="text"/>
    <style:style style:name="T152_2" style:family="text"/>
    <style:style style:name="T152_3" style:family="text"/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T153_35" style:family="text"/>
    <style:style style:name="T153_36" style:family="text"/>
    <style:style style:name="T153_37" style:family="text"/>
    <style:style style:name="T153_38" style:family="text"/>
    <style:style style:name="T153_39" style:family="text"/>
    <style:style style:name="T153_40" style:family="text"/>
    <style:style style:name="T153_41" style:family="text"/>
    <style:style style:name="T153_42" style:family="text"/>
    <style:style style:name="T153_43" style:family="text"/>
    <style:style style:name="T153_44" style:family="text"/>
    <style:style style:name="T153_45" style:family="text"/>
    <style:style style:name="T153_46" style:family="text"/>
    <style:style style:name="T153_47" style:family="text"/>
    <style:style style:name="T153_48" style:family="text"/>
    <style:style style:name="T153_49" style:family="text"/>
    <style:style style:name="T153_50" style:family="text"/>
    <style:style style:name="T153_51" style:family="text"/>
    <style:style style:name="T153_52" style:family="text"/>
    <style:style style:name="T153_53" style:family="text"/>
    <style:style style:name="T153_54" style:family="text"/>
    <style:style style:name="T153_55" style:family="text"/>
    <style:style style:name="T153_56" style:family="text"/>
    <style:style style:name="T153_57" style:family="text"/>
    <style:style style:name="T153_58" style:family="text"/>
    <style:style style:name="T153_59" style:family="text"/>
    <style:style style:name="T153_60" style:family="text"/>
    <style:style style:name="T153_61" style:family="text"/>
    <style:style style:name="T153_62" style:family="text"/>
    <style:style style:name="T153_63" style:family="text"/>
    <style:style style:name="T153_64" style:family="text"/>
    <style:style style:name="T153_65" style:family="text"/>
    <style:style style:name="T153_66" style:family="text"/>
    <style:style style:name="T153_67" style:family="text"/>
    <style:style style:name="T153_68" style:family="text"/>
    <style:style style:name="T153_69" style:family="text"/>
    <style:style style:name="T153_70" style:family="text"/>
    <style:style style:name="T153_71" style:family="text"/>
    <style:style style:name="T153_72" style:family="text"/>
    <style:style style:name="T153_73" style:family="text"/>
    <style:style style:name="T153_74" style:family="text"/>
    <style:style style:name="T153_75" style:family="text"/>
    <style:style style:name="T153_76" style:family="text"/>
    <style:style style:name="T153_77" style:family="text"/>
    <style:style style:name="T153_78" style:family="text"/>
    <style:style style:name="P154" style:family="paragraph" style:parent-style-name="Standard">
      <style:paragraph-properties fo:break-before="auto" fo:line-height="115%" style:writing-mode="lr-tb"/>
    </style:style>
    <style:style style:name="P155" style:family="paragraph" style:parent-style-name="Heading_20_1">
      <style:paragraph-properties fo:break-before="auto" fo:line-height="115%" style:writing-mode="lr-tb"/>
    </style:style>
    <style:style style:name="T155_1" style:family="text"/>
    <style:style style:name="P156" style:family="paragraph" style:parent-style-name="Heading_20_1">
      <style:paragraph-properties fo:break-before="auto" fo:line-height="115%" style:writing-mode="lr-tb"/>
    </style:style>
    <style:style style:name="T156_1" style:family="text"/>
    <style:style style:name="P157" style:family="paragraph" style:parent-style-name="Heading_20_1">
      <style:paragraph-properties fo:break-before="auto" fo:line-height="115%" style:writing-mode="lr-tb"/>
    </style:style>
    <style:style style:name="T157_1" style:family="text"/>
    <style:style style:name="P158" style:family="paragraph" style:parent-style-name="Standard">
      <style:paragraph-properties fo:break-before="auto" fo:line-height="115%" fo:margin-top="0cm" style:writing-mode="lr-tb"/>
    </style:style>
    <style:style style:name="T158_1" style:family="text"/>
    <style:style style:name="T158_2" style:family="text">
      <style:text-properties fo:color="#1155cc" style:text-underline-style="solid" style:text-underline-color="font-color"/>
    </style:style>
    <style:style style:name="T158_3" style:family="text"/>
    <style:style style:name="T158_4" style:family="text">
      <style:text-properties fo:color="#1155cc" style:text-underline-style="solid" style:text-underline-color="font-color"/>
    </style:style>
    <style:style style:name="T158_5" style:family="text"/>
    <style:style style:name="T158_6" style:family="text">
      <style:text-properties fo:color="#1155cc" style:text-underline-style="solid" style:text-underline-color="font-color"/>
    </style:style>
    <style:style style:name="T158_7" style:family="text"/>
    <style:style style:name="T158_8" style:family="text">
      <style:text-properties fo:color="#1155cc" style:text-underline-style="solid" style:text-underline-color="font-color"/>
    </style:style>
    <style:style style:name="T158_9" style:family="text"/>
    <style:style style:name="T158_10" style:family="text">
      <style:text-properties fo:color="#1155cc" style:text-underline-style="solid" style:text-underline-color="font-color"/>
    </style:style>
    <style:style style:name="T158_11" style:family="text"/>
    <style:style style:name="T158_12" style:family="text">
      <style:text-properties fo:color="#1155cc" style:text-underline-style="solid" style:text-underline-color="font-color"/>
    </style:style>
    <style:style style:name="T158_13" style:family="text"/>
    <style:style style:name="T158_14" style:family="text">
      <style:text-properties fo:color="#1155cc" style:text-underline-style="solid" style:text-underline-color="font-color"/>
    </style:style>
    <style:style style:name="T158_15" style:family="text"/>
    <style:style style:name="T158_16" style:family="text">
      <style:text-properties fo:color="#1155cc" style:text-underline-style="solid" style:text-underline-color="font-color"/>
    </style:style>
    <style:style style:name="T158_17" style:family="text"/>
    <style:style style:name="T158_18" style:family="text">
      <style:text-properties fo:color="#1155cc" style:text-underline-style="solid" style:text-underline-color="font-color"/>
    </style:style>
    <style:style style:name="T158_19" style:family="text"/>
    <style:style style:name="T158_20" style:family="text">
      <style:text-properties fo:color="#1155cc" style:text-underline-style="solid" style:text-underline-color="font-color"/>
    </style:style>
    <style:style style:name="T158_21" style:family="text"/>
    <style:style style:name="T158_22" style:family="text">
      <style:text-properties fo:color="#1155cc" style:text-underline-style="solid" style:text-underline-color="font-color"/>
    </style:style>
    <style:style style:name="T158_23" style:family="text"/>
    <style:style style:name="T158_24" style:family="text">
      <style:text-properties fo:color="#1155cc" style:text-underline-style="solid" style:text-underline-color="font-color"/>
    </style:style>
    <style:style style:name="P159" style:family="paragraph" style:parent-style-name="Standard">
      <style:paragraph-properties fo:break-before="auto" fo:line-height="115%" fo:margin-top="0cm" style:writing-mode="lr-tb"/>
    </style:style>
    <style:style style:name="T159_1" style:family="text"/>
    <style:style style:name="T159_2" style:family="text">
      <style:text-properties fo:color="#1155cc" style:text-underline-style="solid" style:text-underline-color="font-color"/>
    </style:style>
    <style:style style:name="T159_3" style:family="text"/>
    <style:style style:name="T159_4" style:family="text">
      <style:text-properties fo:color="#1155cc" style:text-underline-style="solid" style:text-underline-color="font-color"/>
    </style:style>
    <style:style style:name="T159_5" style:family="text"/>
    <style:style style:name="T159_6" style:family="text">
      <style:text-properties fo:color="#1155cc" style:text-underline-style="solid" style:text-underline-color="font-color"/>
    </style:style>
    <style:style style:name="T159_7" style:family="text"/>
    <style:style style:name="T159_8" style:family="text">
      <style:text-properties fo:color="#1155cc" style:text-underline-style="solid" style:text-underline-color="font-color"/>
    </style:style>
    <style:style style:name="T159_9" style:family="text"/>
    <style:style style:name="T159_10" style:family="text">
      <style:text-properties fo:color="#1155cc" style:text-underline-style="solid" style:text-underline-color="font-color"/>
    </style:style>
    <style:style style:name="T159_11" style:family="text"/>
    <style:style style:name="T159_12" style:family="text">
      <style:text-properties fo:color="#1155cc" style:text-underline-style="solid" style:text-underline-color="font-color"/>
    </style:style>
    <style:style style:name="T159_13" style:family="text"/>
    <style:style style:name="T159_14" style:family="text">
      <style:text-properties fo:color="#1155cc" style:text-underline-style="solid" style:text-underline-color="font-color"/>
    </style:style>
    <style:style style:name="T159_15" style:family="text"/>
    <style:style style:name="T159_16" style:family="text">
      <style:text-properties fo:color="#1155cc" style:text-underline-style="solid" style:text-underline-color="font-color"/>
    </style:style>
    <style:style style:name="T159_17" style:family="text"/>
    <style:style style:name="T159_18" style:family="text">
      <style:text-properties fo:color="#1155cc" style:text-underline-style="solid" style:text-underline-color="font-color"/>
    </style:style>
    <style:style style:name="T159_19" style:family="text"/>
    <style:style style:name="T159_20" style:family="text">
      <style:text-properties fo:color="#1155cc" style:text-underline-style="solid" style:text-underline-color="font-color"/>
    </style:style>
    <style:style style:name="T159_21" style:family="text"/>
    <style:style style:name="T159_22" style:family="text">
      <style:text-properties fo:color="#1155cc" style:text-underline-style="solid" style:text-underline-color="font-color"/>
    </style:style>
    <style:style style:name="T159_23" style:family="text"/>
    <style:style style:name="T159_24" style:family="text">
      <style:text-properties fo:color="#1155cc" style:text-underline-style="solid" style:text-underline-color="font-color"/>
    </style:style>
    <style:style style:name="T159_25" style:family="text"/>
    <style:style style:name="T159_26" style:family="text">
      <style:text-properties fo:color="#1155cc" style:text-underline-style="solid" style:text-underline-color="font-color"/>
    </style:style>
    <style:style style:name="T159_27" style:family="text"/>
    <style:style style:name="T159_28" style:family="text">
      <style:text-properties fo:color="#1155cc" style:text-underline-style="solid" style:text-underline-color="font-color"/>
    </style:style>
    <style:style style:name="T159_29" style:family="text"/>
    <style:style style:name="T159_30" style:family="text">
      <style:text-properties fo:color="#1155cc" style:text-underline-style="solid" style:text-underline-color="font-color"/>
    </style:style>
    <style:style style:name="T159_31" style:family="text"/>
    <style:style style:name="T159_32" style:family="text">
      <style:text-properties fo:color="#1155cc" style:text-underline-style="solid" style:text-underline-color="font-color"/>
    </style:style>
    <style:style style:name="T159_33" style:family="text"/>
    <style:style style:name="T159_34" style:family="text">
      <style:text-properties fo:color="#1155cc" style:text-underline-style="solid" style:text-underline-color="font-color"/>
    </style:style>
    <style:style style:name="T159_35" style:family="text"/>
    <style:style style:name="T159_36" style:family="text">
      <style:text-properties fo:color="#1155cc" style:text-underline-style="solid" style:text-underline-color="font-color"/>
    </style:style>
    <style:style style:name="T159_37" style:family="text"/>
    <style:style style:name="T159_38" style:family="text">
      <style:text-properties fo:color="#1155cc" style:text-underline-style="solid" style:text-underline-color="font-color"/>
    </style:style>
    <style:style style:name="T159_39" style:family="text"/>
    <style:style style:name="T159_40" style:family="text">
      <style:text-properties fo:color="#1155cc" style:text-underline-style="solid" style:text-underline-color="font-color"/>
    </style:style>
    <style:style style:name="T159_41" style:family="text"/>
    <style:style style:name="T159_42" style:family="text">
      <style:text-properties fo:color="#1155cc" style:text-underline-style="solid" style:text-underline-color="font-color"/>
    </style:style>
    <style:style style:name="P160" style:family="paragraph" style:parent-style-name="Standard">
      <style:paragraph-properties fo:break-before="auto" fo:line-height="115%" fo:margin-top="0cm" style:writing-mode="lr-tb"/>
    </style:style>
    <style:style style:name="T160_1" style:family="text"/>
    <style:style style:name="T160_2" style:family="text">
      <style:text-properties fo:color="#1155cc" style:text-underline-style="solid" style:text-underline-color="font-color"/>
    </style:style>
    <style:style style:name="T160_3" style:family="text"/>
    <style:style style:name="T160_4" style:family="text">
      <style:text-properties fo:color="#1155cc" style:text-underline-style="solid" style:text-underline-color="font-color"/>
    </style:style>
    <style:style style:name="T160_5" style:family="text"/>
    <style:style style:name="T160_6" style:family="text">
      <style:text-properties fo:color="#1155cc" style:text-underline-style="solid" style:text-underline-color="font-color"/>
    </style:style>
    <style:style style:name="T160_7" style:family="text"/>
    <style:style style:name="T160_8" style:family="text">
      <style:text-properties fo:color="#1155cc" style:text-underline-style="solid" style:text-underline-color="font-color"/>
    </style:style>
    <style:style style:name="T160_9" style:family="text"/>
    <style:style style:name="T160_10" style:family="text">
      <style:text-properties fo:color="#1155cc" style:text-underline-style="solid" style:text-underline-color="font-color"/>
    </style:style>
    <style:style style:name="T160_11" style:family="text"/>
    <style:style style:name="T160_12" style:family="text">
      <style:text-properties fo:color="#1155cc" style:text-underline-style="solid" style:text-underline-color="font-color"/>
    </style:style>
    <style:style style:name="T160_13" style:family="text"/>
    <style:style style:name="T160_14" style:family="text">
      <style:text-properties fo:color="#1155cc" style:text-underline-style="solid" style:text-underline-color="font-color"/>
    </style:style>
    <style:style style:name="T160_15" style:family="text"/>
    <style:style style:name="T160_16" style:family="text">
      <style:text-properties fo:color="#1155cc" style:text-underline-style="solid" style:text-underline-color="font-color"/>
    </style:style>
    <style:style style:name="T160_17" style:family="text"/>
    <style:style style:name="T160_18" style:family="text">
      <style:text-properties fo:color="#1155cc" style:text-underline-style="solid" style:text-underline-color="font-color"/>
    </style:style>
    <style:style style:name="T160_19" style:family="text"/>
    <style:style style:name="T160_20" style:family="text">
      <style:text-properties fo:color="#1155cc" style:text-underline-style="solid" style:text-underline-color="font-color"/>
    </style:style>
    <style:style style:name="T160_21" style:family="text"/>
    <style:style style:name="T160_22" style:family="text">
      <style:text-properties fo:color="#1155cc" style:text-underline-style="solid" style:text-underline-color="font-color"/>
    </style:style>
    <style:style style:name="P161" style:family="paragraph" style:parent-style-name="Standard">
      <style:paragraph-properties fo:break-before="auto" fo:line-height="115%" fo:margin-top="0cm" style:writing-mode="lr-tb"/>
    </style:style>
    <style:style style:name="T161_1" style:family="text"/>
    <style:style style:name="T161_2" style:family="text">
      <style:text-properties fo:color="#1155cc" style:text-underline-style="solid" style:text-underline-color="font-color"/>
    </style:style>
    <style:style style:name="T161_3" style:family="text"/>
    <style:style style:name="T161_4" style:family="text">
      <style:text-properties fo:color="#1155cc" style:text-underline-style="solid" style:text-underline-color="font-color"/>
    </style:style>
    <style:style style:name="T161_5" style:family="text"/>
    <style:style style:name="T161_6" style:family="text">
      <style:text-properties fo:color="#1155cc" style:text-underline-style="solid" style:text-underline-color="font-color"/>
    </style:style>
    <style:style style:name="T161_7" style:family="text"/>
    <style:style style:name="T161_8" style:family="text">
      <style:text-properties fo:color="#1155cc" style:text-underline-style="solid" style:text-underline-color="font-color"/>
    </style:style>
    <style:style style:name="T161_9" style:family="text"/>
    <style:style style:name="T161_10" style:family="text">
      <style:text-properties fo:color="#1155cc" style:text-underline-style="solid" style:text-underline-color="font-color"/>
    </style:style>
    <style:style style:name="T161_11" style:family="text"/>
    <style:style style:name="T161_12" style:family="text">
      <style:text-properties fo:color="#1155cc" style:text-underline-style="solid" style:text-underline-color="font-color"/>
    </style:style>
    <style:style style:name="T161_13" style:family="text"/>
    <style:style style:name="T161_14" style:family="text">
      <style:text-properties fo:color="#1155cc" style:text-underline-style="solid" style:text-underline-color="font-color"/>
    </style:style>
    <style:style style:name="T161_15" style:family="text"/>
    <style:style style:name="T161_16" style:family="text">
      <style:text-properties fo:color="#1155cc" style:text-underline-style="solid" style:text-underline-color="font-color"/>
    </style:style>
    <style:style style:name="T161_17" style:family="text"/>
    <style:style style:name="T161_18" style:family="text">
      <style:text-properties fo:color="#1155cc" style:text-underline-style="solid" style:text-underline-color="font-color"/>
    </style:style>
    <style:style style:name="T161_19" style:family="text"/>
    <style:style style:name="T161_20" style:family="text">
      <style:text-properties fo:color="#1155cc" style:text-underline-style="solid" style:text-underline-color="font-color"/>
    </style:style>
    <style:style style:name="T161_21" style:family="text"/>
    <style:style style:name="T161_22" style:family="text">
      <style:text-properties fo:color="#1155cc" style:text-underline-style="solid" style:text-underline-color="font-color"/>
    </style:style>
    <style:style style:name="T161_23" style:family="text"/>
    <style:style style:name="T161_24" style:family="text">
      <style:text-properties fo:color="#1155cc" style:text-underline-style="solid" style:text-underline-color="font-color"/>
    </style:style>
    <style:style style:name="T161_25" style:family="text"/>
    <style:style style:name="T161_26" style:family="text">
      <style:text-properties fo:color="#1155cc" style:text-underline-style="solid" style:text-underline-color="font-color"/>
    </style:style>
    <style:style style:name="T161_27" style:family="text"/>
    <style:style style:name="T161_28" style:family="text">
      <style:text-properties fo:color="#1155cc" style:text-underline-style="solid" style:text-underline-color="font-color"/>
    </style:style>
    <style:style style:name="T161_29" style:family="text"/>
    <style:style style:name="T161_30" style:family="text">
      <style:text-properties fo:color="#1155cc" style:text-underline-style="solid" style:text-underline-color="font-color"/>
    </style:style>
    <style:style style:name="T161_31" style:family="text"/>
    <style:style style:name="T161_32" style:family="text">
      <style:text-properties fo:color="#1155cc" style:text-underline-style="solid" style:text-underline-color="font-color"/>
    </style:style>
    <style:style style:name="T161_33" style:family="text"/>
    <style:style style:name="T161_34" style:family="text">
      <style:text-properties fo:color="#1155cc" style:text-underline-style="solid" style:text-underline-color="font-color"/>
    </style:style>
    <style:style style:name="T161_35" style:family="text"/>
    <style:style style:name="T161_36" style:family="text">
      <style:text-properties fo:color="#1155cc" style:text-underline-style="solid" style:text-underline-color="font-color"/>
    </style:style>
    <style:style style:name="T161_37" style:family="text"/>
    <style:style style:name="T161_38" style:family="text">
      <style:text-properties fo:color="#1155cc" style:text-underline-style="solid" style:text-underline-color="font-color"/>
    </style:style>
    <style:style style:name="P162" style:family="paragraph" style:parent-style-name="Standard">
      <style:paragraph-properties fo:break-before="auto" fo:line-height="115%" fo:margin-top="0cm" style:writing-mode="lr-tb"/>
    </style:style>
    <style:style style:name="T162_1" style:family="text"/>
    <style:style style:name="T162_2" style:family="text">
      <style:text-properties fo:color="#1155cc" style:text-underline-style="solid" style:text-underline-color="font-color"/>
    </style:style>
    <style:style style:name="T162_3" style:family="text"/>
    <style:style style:name="T162_4" style:family="text">
      <style:text-properties fo:color="#1155cc" style:text-underline-style="solid" style:text-underline-color="font-color"/>
    </style:style>
    <style:style style:name="T162_5" style:family="text"/>
    <style:style style:name="T162_6" style:family="text">
      <style:text-properties fo:color="#1155cc" style:text-underline-style="solid" style:text-underline-color="font-color"/>
    </style:style>
    <style:style style:name="T162_7" style:family="text"/>
    <style:style style:name="T162_8" style:family="text">
      <style:text-properties fo:color="#1155cc" style:text-underline-style="solid" style:text-underline-color="font-color"/>
    </style:style>
    <style:style style:name="T162_9" style:family="text"/>
    <style:style style:name="T162_10" style:family="text">
      <style:text-properties fo:color="#1155cc" style:text-underline-style="solid" style:text-underline-color="font-color"/>
    </style:style>
    <style:style style:name="T162_11" style:family="text"/>
    <style:style style:name="T162_12" style:family="text">
      <style:text-properties fo:color="#1155cc" style:text-underline-style="solid" style:text-underline-color="font-color"/>
    </style:style>
    <style:style style:name="T162_13" style:family="text"/>
    <style:style style:name="T162_14" style:family="text">
      <style:text-properties fo:color="#1155cc" style:text-underline-style="solid" style:text-underline-color="font-color"/>
    </style:style>
    <style:style style:name="T162_15" style:family="text"/>
    <style:style style:name="T162_16" style:family="text">
      <style:text-properties fo:color="#1155cc" style:text-underline-style="solid" style:text-underline-color="font-color"/>
    </style:style>
    <style:style style:name="T162_17" style:family="text"/>
    <style:style style:name="T162_18" style:family="text">
      <style:text-properties fo:color="#1155cc" style:text-underline-style="solid" style:text-underline-color="font-color"/>
    </style:style>
    <style:style style:name="T162_19" style:family="text"/>
    <style:style style:name="T162_20" style:family="text">
      <style:text-properties fo:color="#1155cc" style:text-underline-style="solid" style:text-underline-color="font-color"/>
    </style:style>
    <style:style style:name="T162_21" style:family="text"/>
    <style:style style:name="T162_22" style:family="text">
      <style:text-properties fo:color="#1155cc" style:text-underline-style="solid" style:text-underline-color="font-color"/>
    </style:style>
    <style:style style:name="T162_23" style:family="text"/>
    <style:style style:name="T162_24" style:family="text">
      <style:text-properties fo:color="#1155cc" style:text-underline-style="solid" style:text-underline-color="font-color"/>
    </style:style>
    <style:style style:name="T162_25" style:family="text"/>
    <style:style style:name="T162_26" style:family="text">
      <style:text-properties fo:color="#1155cc" style:text-underline-style="solid" style:text-underline-color="font-color"/>
    </style:style>
    <style:style style:name="T162_27" style:family="text"/>
    <style:style style:name="T162_28" style:family="text">
      <style:text-properties fo:color="#1155cc" style:text-underline-style="solid" style:text-underline-color="font-color"/>
    </style:style>
    <style:style style:name="T162_29" style:family="text"/>
    <style:style style:name="T162_30" style:family="text">
      <style:text-properties fo:color="#1155cc" style:text-underline-style="solid" style:text-underline-color="font-color"/>
    </style:style>
    <style:style style:name="T162_31" style:family="text"/>
    <style:style style:name="T162_32" style:family="text">
      <style:text-properties fo:color="#1155cc" style:text-underline-style="solid" style:text-underline-color="font-color"/>
    </style:style>
    <style:style style:name="T162_33" style:family="text"/>
    <style:style style:name="T162_34" style:family="text">
      <style:text-properties fo:color="#1155cc" style:text-underline-style="solid" style:text-underline-color="font-color"/>
    </style:style>
    <style:style style:name="T162_35" style:family="text"/>
    <style:style style:name="T162_36" style:family="text">
      <style:text-properties fo:color="#1155cc" style:text-underline-style="solid" style:text-underline-color="font-color"/>
    </style:style>
    <style:style style:name="T162_37" style:family="text"/>
    <style:style style:name="T162_38" style:family="text">
      <style:text-properties fo:color="#1155cc" style:text-underline-style="solid" style:text-underline-color="font-color"/>
    </style:style>
    <style:style style:name="T162_39" style:family="text"/>
    <style:style style:name="T162_40" style:family="text">
      <style:text-properties fo:color="#1155cc" style:text-underline-style="solid" style:text-underline-color="font-color"/>
    </style:style>
    <style:style style:name="T162_41" style:family="text"/>
    <style:style style:name="T162_42" style:family="text">
      <style:text-properties fo:color="#1155cc" style:text-underline-style="solid" style:text-underline-color="font-color"/>
    </style:style>
    <style:style style:name="T162_43" style:family="text"/>
    <style:style style:name="T162_44" style:family="text">
      <style:text-properties fo:color="#1155cc" style:text-underline-style="solid" style:text-underline-color="font-color"/>
    </style:style>
    <style:style style:name="T162_45" style:family="text"/>
    <style:style style:name="T162_46" style:family="text">
      <style:text-properties fo:color="#1155cc" style:text-underline-style="solid" style:text-underline-color="font-color"/>
    </style:style>
    <style:style style:name="T162_47" style:family="text"/>
    <style:style style:name="T162_48" style:family="text">
      <style:text-properties fo:color="#1155cc" style:text-underline-style="solid" style:text-underline-color="font-color"/>
    </style:style>
    <style:style style:name="T162_49" style:family="text"/>
    <style:style style:name="T162_50" style:family="text">
      <style:text-properties fo:color="#1155cc" style:text-underline-style="solid" style:text-underline-color="font-color"/>
    </style:style>
    <style:style style:name="T162_51" style:family="text"/>
    <style:style style:name="T162_52" style:family="text">
      <style:text-properties fo:color="#1155cc" style:text-underline-style="solid" style:text-underline-color="font-color"/>
    </style:style>
    <style:style style:name="T162_53" style:family="text"/>
    <style:style style:name="T162_54" style:family="text">
      <style:text-properties fo:color="#1155cc" style:text-underline-style="solid" style:text-underline-color="font-color"/>
    </style:style>
    <style:style style:name="T162_55" style:family="text"/>
    <style:style style:name="T162_56" style:family="text">
      <style:text-properties fo:color="#1155cc" style:text-underline-style="solid" style:text-underline-color="font-color"/>
    </style:style>
    <style:style style:name="T162_57" style:family="text"/>
    <style:style style:name="T162_58" style:family="text">
      <style:text-properties fo:color="#1155cc" style:text-underline-style="solid" style:text-underline-color="font-color"/>
    </style:style>
    <style:style style:name="T162_59" style:family="text"/>
    <style:style style:name="T162_60" style:family="text">
      <style:text-properties fo:color="#1155cc" style:text-underline-style="solid" style:text-underline-color="font-color"/>
    </style:style>
    <style:style style:name="T162_61" style:family="text"/>
    <style:style style:name="T162_62" style:family="text">
      <style:text-properties fo:color="#1155cc" style:text-underline-style="solid" style:text-underline-color="font-color"/>
    </style:style>
    <style:style style:name="T162_63" style:family="text"/>
    <style:style style:name="T162_64" style:family="text">
      <style:text-properties fo:color="#1155cc" style:text-underline-style="solid" style:text-underline-color="font-color"/>
    </style:style>
    <style:style style:name="T162_65" style:family="text"/>
    <style:style style:name="T162_66" style:family="text">
      <style:text-properties fo:color="#1155cc" style:text-underline-style="solid" style:text-underline-color="font-color"/>
    </style:style>
    <style:style style:name="T162_67" style:family="text"/>
    <style:style style:name="T162_68" style:family="text">
      <style:text-properties fo:color="#1155cc" style:text-underline-style="solid" style:text-underline-color="font-color"/>
    </style:style>
    <style:style style:name="P163" style:family="paragraph" style:parent-style-name="Standard">
      <style:paragraph-properties fo:break-before="auto" fo:line-height="115%" fo:margin-top="0cm" fo:margin-bottom="0cm" style:writing-mode="lr-tb"/>
    </style:style>
    <style:style style:name="T163_1" style:family="text"/>
    <style:style style:name="T163_2" style:family="text">
      <style:text-properties fo:color="#1155cc" style:text-underline-style="solid" style:text-underline-color="font-color"/>
    </style:style>
    <style:style style:name="T163_3" style:family="text"/>
    <style:style style:name="T163_4" style:family="text">
      <style:text-properties fo:color="#1155cc" style:text-underline-style="solid" style:text-underline-color="font-color"/>
    </style:style>
    <style:style style:name="T163_5" style:family="text"/>
    <style:style style:name="T163_6" style:family="text">
      <style:text-properties fo:color="#1155cc" style:text-underline-style="solid" style:text-underline-color="font-color"/>
    </style:style>
    <style:style style:name="T163_7" style:family="text"/>
    <style:style style:name="T163_8" style:family="text">
      <style:text-properties fo:color="#1155cc" style:text-underline-style="solid" style:text-underline-color="font-color"/>
    </style:style>
    <style:style style:name="T163_9" style:family="text"/>
    <style:style style:name="T163_10" style:family="text">
      <style:text-properties fo:color="#1155cc" style:text-underline-style="solid" style:text-underline-color="font-color"/>
    </style:style>
    <style:style style:name="T163_11" style:family="text"/>
    <style:style style:name="T163_12" style:family="text">
      <style:text-properties fo:color="#1155cc" style:text-underline-style="solid" style:text-underline-color="font-color"/>
    </style:style>
    <style:style style:name="T163_13" style:family="text"/>
    <style:style style:name="T163_14" style:family="text">
      <style:text-properties fo:color="#1155cc" style:text-underline-style="solid" style:text-underline-color="font-color"/>
    </style:style>
    <style:style style:name="T163_15" style:family="text"/>
    <style:style style:name="T163_16" style:family="text">
      <style:text-properties fo:color="#1155cc" style:text-underline-style="solid" style:text-underline-color="font-color"/>
    </style:style>
    <style:style style:name="T163_17" style:family="text"/>
    <style:style style:name="T163_18" style:family="text">
      <style:text-properties fo:color="#1155cc" style:text-underline-style="solid" style:text-underline-color="font-color"/>
    </style:style>
    <style:style style:name="T163_19" style:family="text"/>
    <style:style style:name="T163_20" style:family="text">
      <style:text-properties fo:color="#1155cc" style:text-underline-style="solid" style:text-underline-color="font-color"/>
    </style:style>
    <style:style style:name="T163_21" style:family="text"/>
    <style:style style:name="T163_22" style:family="text">
      <style:text-properties fo:color="#1155cc" style:text-underline-style="solid" style:text-underline-color="font-color"/>
    </style:style>
    <style:style style:name="T163_23" style:family="text"/>
    <style:style style:name="T163_24" style:family="text">
      <style:text-properties fo:color="#1155cc" style:text-underline-style="solid" style:text-underline-color="font-color"/>
    </style:style>
    <style:style style:name="T163_25" style:family="text"/>
    <style:style style:name="T163_26" style:family="text">
      <style:text-properties fo:color="#1155cc" style:text-underline-style="solid" style:text-underline-color="font-color"/>
    </style:style>
    <style:style style:name="T163_27" style:family="text"/>
    <style:style style:name="T163_28" style:family="text">
      <style:text-properties fo:color="#1155cc" style:text-underline-style="solid" style:text-underline-color="font-color"/>
    </style:style>
    <style:style style:name="T163_29" style:family="text"/>
    <style:style style:name="T163_30" style:family="text">
      <style:text-properties fo:color="#1155cc" style:text-underline-style="solid" style:text-underline-color="font-color"/>
    </style:style>
    <style:style style:name="T163_31" style:family="text"/>
    <style:style style:name="T163_32" style:family="text">
      <style:text-properties fo:color="#1155cc" style:text-underline-style="solid" style:text-underline-color="font-color"/>
    </style:style>
    <style:style style:name="T163_33" style:family="text"/>
    <style:style style:name="T163_34" style:family="text">
      <style:text-properties fo:color="#1155cc" style:text-underline-style="solid" style:text-underline-color="font-color"/>
    </style:style>
    <style:style style:name="P164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j8nh00t94bh7"/><text:bookmark-end text:name="h.j8nh00t94bh7"/><text:span text:style-name="T1_1">Documentação</text:span><text:span text:style-name="T1_2"><text:s/></text:span><text:span text:style-name="T1_3">TP</text:span><text:span text:style-name="T1_4">1</text:span></text:p>
      <text:p text:style-name="P2"><text:span text:style-name="T2_1">Danilo</text:span><text:span text:style-name="T2_2"><text:s/></text:span><text:span text:style-name="T2_3">Favato</text:span></text:p>
      <text:p text:style-name="P3"><text:span text:style-name="T3_1">Gabriel</text:span><text:span text:style-name="T3_2"><text:s/></text:span><text:span text:style-name="T3_3">Cardoso</text:span></text:p>
      <text:h text:style-name="P4" text:outline-level="10"><text:bookmark-start text:name="h.eao6ww8nycbs"/><text:bookmark-end text:name="h.eao6ww8nycbs"/><text:span text:style-name="T4_1">Introdução</text:span></text:h>
      <text:p text:style-name="P5"><text:span text:style-name="T5_1">O</text:span><text:span text:style-name="T5_2"><text:s/></text:span><text:span text:style-name="T5_3">objetivo</text:span><text:span text:style-name="T5_4"><text:s/></text:span><text:span text:style-name="T5_5">do</text:span><text:span text:style-name="T5_6"><text:s/></text:span><text:span text:style-name="T5_7">programa</text:span><text:span text:style-name="T5_8"><text:s/></text:span><text:span text:style-name="T5_9">implementado</text:span><text:span text:style-name="T5_10"><text:s/></text:span><text:span text:style-name="T5_11">é</text:span><text:span text:style-name="T5_12"><text:s/></text:span><text:span text:style-name="T5_13">controlar</text:span><text:span text:style-name="T5_14"><text:s/></text:span><text:span text:style-name="T5_15">as</text:span><text:span text:style-name="T5_16"><text:s/></text:span><text:span text:style-name="T5_17">informações</text:span><text:span text:style-name="T5_18"><text:s/></text:span><text:span text:style-name="T5_19">de</text:span><text:span text:style-name="T5_20"><text:s/></text:span><text:span text:style-name="T5_21">uma</text:span><text:span text:style-name="T5_22"><text:s/></text:span><text:span text:style-name="T5_23">competição</text:span><text:span text:style-name="T5_24"><text:s/></text:span><text:span text:style-name="T5_25">olímpica</text:span><text:span text:style-name="T5_26"><text:s/></text:span><text:span text:style-name="T5_27">que</text:span><text:span text:style-name="T5_28"><text:s/></text:span><text:span text:style-name="T5_29">envolve</text:span><text:span text:style-name="T5_30"><text:s/></text:span><text:span text:style-name="T5_31">atletas</text:span><text:span text:style-name="T5_32"><text:s/></text:span><text:span text:style-name="T5_33">de</text:span><text:span text:style-name="T5_34"><text:s/></text:span><text:span text:style-name="T5_35">diferentes</text:span><text:span text:style-name="T5_36"><text:s/></text:span><text:span text:style-name="T5_37">países</text:span><text:span text:style-name="T5_38"><text:s/></text:span><text:span text:style-name="T5_39">e</text:span><text:span text:style-name="T5_40"><text:s/></text:span><text:span text:style-name="T5_41">diversas</text:span><text:span text:style-name="T5_42"><text:s/></text:span><text:span text:style-name="T5_43">modalidades</text:span><text:span text:style-name="T5_44"><text:s/></text:span><text:span text:style-name="T5_45">esportivas</text:span><text:span text:style-name="T5_46">.</text:span></text:p>
      <text:p text:style-name="P6"><text:span text:style-name="T6_1">A</text:span><text:span text:style-name="T6_2"><text:s/></text:span><text:span text:style-name="T6_3">entrada</text:span><text:span text:style-name="T6_4"><text:s/></text:span><text:span text:style-name="T6_5">do</text:span><text:span text:style-name="T6_6"><text:s/></text:span><text:span text:style-name="T6_7">programa</text:span><text:span text:style-name="T6_8"><text:s/></text:span><text:span text:style-name="T6_9">é</text:span><text:span text:style-name="T6_10"><text:s/></text:span><text:span text:style-name="T6_11">composta</text:span><text:span text:style-name="T6_12"><text:s/></text:span><text:span text:style-name="T6_13">por</text:span><text:span text:style-name="T6_14"><text:s/>4<text:s/></text:span><text:span text:style-name="T6_15">diferentes</text:span><text:span text:style-name="T6_16"><text:s/></text:span><text:span text:style-name="T6_17">arquivos</text:span><text:span text:style-name="T6_18"><text:s/></text:span><text:span text:style-name="T6_19">de</text:span><text:span text:style-name="T6_20"><text:s/></text:span><text:span text:style-name="T6_21">entrada</text:span><text:span text:style-name="T6_22">:</text:span></text:p>
      <text:list text:style-name="LS1" xml:id="list0">
        <text:list-item>
          <text:p text:style-name="P7"><text:span text:style-name="T7_1">esportes</text:span><text:span text:style-name="T7_2">.</text:span><text:span text:style-name="T7_3">txt</text:span><text:span text:style-name="T7_4">:<text:s/></text:span><text:span text:style-name="T7_5">Esse</text:span><text:span text:style-name="T7_6"><text:s/></text:span><text:span text:style-name="T7_7">arquivo</text:span><text:span text:style-name="T7_8"><text:s/></text:span><text:span text:style-name="T7_9">armazena</text:span><text:span text:style-name="T7_10"><text:s/></text:span><text:span text:style-name="T7_11">o</text:span><text:span text:style-name="T7_12"><text:s/></text:span><text:span text:style-name="T7_13">ID</text:span><text:span text:style-name="T7_14"><text:s/></text:span><text:span text:style-name="T7_15">e</text:span><text:span text:style-name="T7_16"><text:s/></text:span><text:span text:style-name="T7_17">o</text:span><text:span text:style-name="T7_18"><text:s/></text:span><text:span text:style-name="T7_19">nome</text:span><text:span text:style-name="T7_20"><text:s/></text:span><text:span text:style-name="T7_21">de</text:span><text:span text:style-name="T7_22"><text:s/></text:span><text:span text:style-name="T7_23">cada</text:span><text:span text:style-name="T7_24"><text:s/></text:span><text:span text:style-name="T7_25">modalidade</text:span><text:span text:style-name="T7_26"><text:s/></text:span><text:span text:style-name="T7_27">esportiva</text:span><text:span text:style-name="T7_28"><text:s/></text:span><text:span text:style-name="T7_29">presente</text:span><text:span text:style-name="T7_30"><text:s/></text:span><text:span text:style-name="T7_31">na</text:span><text:span text:style-name="T7_32"><text:s/></text:span><text:span text:style-name="T7_33">competição</text:span><text:span text:style-name="T7_34">,<text:s/></text:span><text:span text:style-name="T7_35">são</text:span><text:span text:style-name="T7_36"><text:s/>5<text:s/></text:span><text:span text:style-name="T7_37">diferentes</text:span><text:span text:style-name="T7_38"><text:s/></text:span><text:span text:style-name="T7_39">modalidades</text:span><text:span text:style-name="T7_40"><text:s/></text:span><text:span text:style-name="T7_41">possíveis</text:span><text:span text:style-name="T7_42">:<text:s/></text:span><text:span text:style-name="T7_43">Corrida</text:span><text:span text:style-name="T7_44">,<text:s/></text:span><text:span text:style-name="T7_45">Natação</text:span><text:span text:style-name="T7_46">,<text:s/></text:span><text:span text:style-name="T7_47">Levantamento</text:span><text:span text:style-name="T7_48"><text:s/></text:span><text:span text:style-name="T7_49">de</text:span><text:span text:style-name="T7_50"><text:s/></text:span><text:span text:style-name="T7_51">peso</text:span><text:span text:style-name="T7_52">,<text:s/></text:span><text:span text:style-name="T7_53">Salto</text:span><text:span text:style-name="T7_54"><text:s/></text:span><text:span text:style-name="T7_55">em</text:span><text:span text:style-name="T7_56"><text:s/></text:span><text:span text:style-name="T7_57">altura</text:span><text:span text:style-name="T7_58"><text:s/></text:span><text:span text:style-name="T7_59">e</text:span><text:span text:style-name="T7_60"><text:s/></text:span><text:span text:style-name="T7_61">Ginástica</text:span><text:span text:style-name="T7_62"><text:s/></text:span><text:span text:style-name="T7_63">Artística</text:span></text:p>
        </text:list-item>
        <text:list-item>
          <text:p text:style-name="P8"><text:span text:style-name="T8_1">paises</text:span><text:span text:style-name="T8_2">.</text:span><text:span text:style-name="T8_3">txt</text:span><text:span text:style-name="T8_4">:<text:s/></text:span><text:span text:style-name="T8_5">Arquivo</text:span><text:span text:style-name="T8_6"><text:s/></text:span><text:span text:style-name="T8_7">com</text:span><text:span text:style-name="T8_8"><text:s/></text:span><text:span text:style-name="T8_9">as</text:span><text:span text:style-name="T8_10"><text:s/></text:span><text:span text:style-name="T8_11">informações</text:span><text:span text:style-name="T8_12"><text:s/></text:span><text:span text:style-name="T8_13">de</text:span><text:span text:style-name="T8_14"><text:s/></text:span><text:span text:style-name="T8_15">ID</text:span><text:span text:style-name="T8_16"><text:s/></text:span><text:span text:style-name="T8_17">e</text:span><text:span text:style-name="T8_18"><text:s/></text:span><text:span text:style-name="T8_19">nome</text:span><text:span text:style-name="T8_20"><text:s/></text:span><text:span text:style-name="T8_21">de</text:span><text:span text:style-name="T8_22"><text:s/></text:span><text:span text:style-name="T8_23">cada</text:span><text:span text:style-name="T8_24"><text:s/></text:span><text:span text:style-name="T8_25">um</text:span><text:span text:style-name="T8_26"><text:s/></text:span><text:span text:style-name="T8_27">dos</text:span><text:span text:style-name="T8_28"><text:s/></text:span><text:span text:style-name="T8_29">países</text:span><text:span text:style-name="T8_30"><text:s/></text:span><text:span text:style-name="T8_31">que</text:span><text:span text:style-name="T8_32"><text:s/></text:span><text:span text:style-name="T8_33">participaram</text:span><text:span text:style-name="T8_34"><text:s/></text:span><text:span text:style-name="T8_35">da</text:span><text:span text:style-name="T8_36"><text:s/></text:span><text:span text:style-name="T8_37">competição</text:span><text:span text:style-name="T8_38">.</text:span></text:p>
        </text:list-item>
        <text:list-item>
          <text:p text:style-name="P9"><text:span text:style-name="T9_1">atletas</text:span><text:span text:style-name="T9_2">.</text:span><text:span text:style-name="T9_3">txt</text:span><text:span text:style-name="T9_4">:<text:s/></text:span><text:span text:style-name="T9_5">Esse</text:span><text:span text:style-name="T9_6"><text:s/></text:span><text:span text:style-name="T9_7">arquivo</text:span><text:span text:style-name="T9_8"><text:s/></text:span><text:span text:style-name="T9_9">contém</text:span><text:span text:style-name="T9_10"><text:s/></text:span><text:span text:style-name="T9_11">as</text:span><text:span text:style-name="T9_12"><text:s/></text:span><text:span text:style-name="T9_13">informações</text:span><text:span text:style-name="T9_14"><text:s/></text:span><text:span text:style-name="T9_15">relativas</text:span><text:span text:style-name="T9_16"><text:s/></text:span><text:span text:style-name="T9_17">aos</text:span><text:span text:style-name="T9_18"><text:s/></text:span><text:span text:style-name="T9_19">atletas</text:span><text:span text:style-name="T9_20"><text:s/></text:span><text:span text:style-name="T9_21">como</text:span><text:span text:style-name="T9_22"><text:s/></text:span><text:span text:style-name="T9_23">ID</text:span><text:span text:style-name="T9_24">,<text:s/></text:span><text:span text:style-name="T9_25">nome</text:span><text:span text:style-name="T9_26">,<text:s/></text:span><text:span text:style-name="T9_27">país</text:span><text:span text:style-name="T9_28"><text:s/></text:span><text:span text:style-name="T9_29">de</text:span><text:span text:style-name="T9_30"><text:s/></text:span><text:span text:style-name="T9_31">origem</text:span><text:span text:style-name="T9_32">,<text:s/></text:span><text:span text:style-name="T9_33">esporte</text:span><text:span text:style-name="T9_34"><text:s/></text:span><text:span text:style-name="T9_35">praticado</text:span><text:span text:style-name="T9_36"><text:s/></text:span><text:span text:style-name="T9_37">e</text:span><text:span text:style-name="T9_38"><text:s/></text:span><text:span text:style-name="T9_39">os</text:span><text:span text:style-name="T9_40"><text:s/></text:span><text:span text:style-name="T9_41">resultados</text:span><text:span text:style-name="T9_42"><text:s/></text:span><text:span text:style-name="T9_43">alcançados</text:span><text:span text:style-name="T9_44">.</text:span></text:p>
        </text:list-item>
        <text:list-item>
          <text:p text:style-name="P10"><text:span text:style-name="T10_1">estatisticas</text:span><text:span text:style-name="T10_2">.</text:span><text:span text:style-name="T10_3">txt</text:span><text:span text:style-name="T10_4">:<text:s/></text:span><text:span text:style-name="T10_5">Arquivo</text:span><text:span text:style-name="T10_6"><text:s/></text:span><text:span text:style-name="T10_7">que</text:span><text:span text:style-name="T10_8"><text:s/></text:span><text:span text:style-name="T10_9">armazena</text:span><text:span text:style-name="T10_10"><text:s/></text:span><text:span text:style-name="T10_11">as</text:span><text:span text:style-name="T10_12"><text:s/></text:span><text:span text:style-name="T10_13">estatísticas</text:span><text:span text:style-name="T10_14"><text:s/></text:span><text:span text:style-name="T10_15">devem</text:span><text:span text:style-name="T10_16"><text:s/></text:span><text:span text:style-name="T10_17">ser</text:span><text:span text:style-name="T10_18"><text:s/></text:span><text:span text:style-name="T10_19">produzidas</text:span><text:span text:style-name="T10_20"><text:s/></text:span><text:span text:style-name="T10_21">pelo</text:span><text:span text:style-name="T10_22"><text:s/></text:span><text:span text:style-name="T10_23">programa</text:span><text:span text:style-name="T10_24">.<text:s/></text:span><text:span text:style-name="T10_25">Podem</text:span><text:span text:style-name="T10_26"><text:s/></text:span><text:span text:style-name="T10_27">ser</text:span><text:span text:style-name="T10_28"><text:s/></text:span><text:span text:style-name="T10_29">de</text:span><text:span text:style-name="T10_30"><text:s/></text:span><text:span text:style-name="T10_31">dois</text:span><text:span text:style-name="T10_32"><text:s/></text:span><text:span text:style-name="T10_33">tipo</text:span><text:span text:style-name="T10_34">:<text:s/>1)<text:s/></text:span><text:span text:style-name="T10_35">Estatísticas</text:span><text:span text:style-name="T10_36"><text:s/></text:span><text:span text:style-name="T10_37">relativas</text:span><text:span text:style-name="T10_38"><text:s/></text:span><text:span text:style-name="T10_39">a</text:span><text:span text:style-name="T10_40"><text:s/></text:span><text:span text:style-name="T10_41">uma</text:span><text:span text:style-name="T10_42"><text:s/></text:span><text:span text:style-name="T10_43">modalidade</text:span><text:span text:style-name="T10_44"><text:s/></text:span><text:span text:style-name="T10_45">específica</text:span><text:span text:style-name="T10_46">;<text:s/></text:span><text:span text:style-name="T10_47">ou</text:span><text:span text:style-name="T10_48"><text:s/>2)</text:span><text:span text:style-name="T10_49">Quadro</text:span><text:span text:style-name="T10_50"><text:s/></text:span><text:span text:style-name="T10_51">de</text:span><text:span text:style-name="T10_52"><text:s/></text:span><text:span text:style-name="T10_53">medalhas</text:span><text:span text:style-name="T10_54"><text:s/></text:span><text:span text:style-name="T10_55">da</text:span><text:span text:style-name="T10_56"><text:s/></text:span><text:span text:style-name="T10_57">competição</text:span><text:span text:style-name="T10_58"><text:s/></text:span><text:span text:style-name="T10_59">por</text:span><text:span text:style-name="T10_60"><text:s/></text:span><text:span text:style-name="T10_61">país</text:span><text:span text:style-name="T10_62">.</text:span></text:p>
        </text:list-item>
      </text:list>
      <text:h text:style-name="P11" text:outline-level="10"><text:bookmark-start text:name="h.5007q4g0juwo"/><text:bookmark-end text:name="h.5007q4g0juwo"/><text:span text:style-name="T11_1">Funcionamento</text:span><text:span text:style-name="T11_2"><text:s/></text:span><text:span text:style-name="T11_3">Básico</text:span></text:h>
      <text:p text:style-name="P12"><text:span text:style-name="T12_1">Basicamente</text:span><text:span text:style-name="T12_2"><text:s/></text:span><text:span text:style-name="T12_3">o</text:span><text:span text:style-name="T12_4"><text:s/></text:span><text:span text:style-name="T12_5">funcionamento</text:span><text:span text:style-name="T12_6"><text:s/></text:span><text:span text:style-name="T12_7">do</text:span><text:span text:style-name="T12_8"><text:s/></text:span><text:span text:style-name="T12_9">programa</text:span><text:span text:style-name="T12_10"><text:s/></text:span><text:span text:style-name="T12_11">se</text:span><text:span text:style-name="T12_12"><text:s/></text:span><text:span text:style-name="T12_13">dá</text:span><text:span text:style-name="T12_14"><text:s/></text:span><text:span text:style-name="T12_15">da</text:span><text:span text:style-name="T12_16"><text:s/></text:span><text:span text:style-name="T12_17">seguinte</text:span><text:span text:style-name="T12_18"><text:s/></text:span><text:span text:style-name="T12_19">forma</text:span><text:span text:style-name="T12_20">:</text:span></text:p>
      <text:list text:style-name="LS2" xml:id="list4">
        <text:list-item>
          <text:p text:style-name="P13"><text:span text:style-name="T13_1">O</text:span><text:span text:style-name="T13_2"><text:s/></text:span><text:span text:style-name="T13_3">arquivo</text:span><text:span text:style-name="T13_4"><text:s/></text:span><text:span text:style-name="T13_5">de</text:span><text:span text:style-name="T13_6"><text:s/></text:span><text:span text:style-name="T13_7">entrada</text:span><text:span text:style-name="T13_8"><text:s/></text:span><text:span text:style-name="T13_9">dos</text:span><text:span text:style-name="T13_10"><text:s/></text:span><text:span text:style-name="T13_11">esportes</text:span><text:span text:style-name="T13_12"><text:s/></text:span><text:span text:style-name="T13_13">é</text:span><text:span text:style-name="T13_14"><text:s/></text:span><text:span text:style-name="T13_15">lido</text:span><text:span text:style-name="T13_16"><text:s/></text:span><text:span text:style-name="T13_17">e</text:span><text:span text:style-name="T13_18"><text:s/></text:span><text:span text:style-name="T13_19">as</text:span><text:span text:style-name="T13_20"><text:s/></text:span><text:span text:style-name="T13_21">informações</text:span><text:span text:style-name="T13_22"><text:s/></text:span><text:span text:style-name="T13_23">guardadas</text:span><text:span text:style-name="T13_24"><text:s/></text:span><text:span text:style-name="T13_25">em</text:span><text:span text:style-name="T13_26"><text:s/></text:span><text:span text:style-name="T13_27">uma</text:span><text:span text:style-name="T13_28"><text:s/></text:span><text:span text:style-name="T13_29">coleção</text:span><text:span text:style-name="T13_30"><text:s/></text:span><text:span text:style-name="T13_31">de</text:span><text:span text:style-name="T13_32"><text:s/></text:span><text:span text:style-name="T13_33">esportes</text:span><text:span text:style-name="T13_34">.</text:span></text:p>
        </text:list-item>
        <text:list-item>
          <text:p text:style-name="P14"><text:span text:style-name="T14_1">Cada</text:span><text:span text:style-name="T14_2"><text:s/></text:span><text:span text:style-name="T14_3">esporte</text:span><text:span text:style-name="T14_4"><text:s/></text:span><text:span text:style-name="T14_5">possui</text:span><text:span text:style-name="T14_6"><text:s/></text:span><text:span text:style-name="T14_7">uma</text:span><text:span text:style-name="T14_8"><text:s/></text:span><text:span text:style-name="T14_9">lista</text:span><text:span text:style-name="T14_10"><text:s/></text:span><text:span text:style-name="T14_11">de</text:span><text:span text:style-name="T14_12"><text:s/></text:span><text:span text:style-name="T14_13">resultados</text:span><text:span text:style-name="T14_14"><text:s/></text:span><text:span text:style-name="T14_15">que</text:span><text:span text:style-name="T14_16"><text:s/></text:span><text:span text:style-name="T14_17">armazena</text:span><text:span text:style-name="T14_18"><text:s/></text:span><text:span text:style-name="T14_19">o</text:span><text:span text:style-name="T14_20"><text:s/></text:span><text:span text:style-name="T14_21">atleta</text:span><text:span text:style-name="T14_22"><text:s/></text:span><text:span text:style-name="T14_23">e</text:span><text:span text:style-name="T14_24"><text:s/></text:span><text:span text:style-name="T14_25">o</text:span><text:span text:style-name="T14_26"><text:s/></text:span><text:span text:style-name="T14_27">valor</text:span><text:span text:style-name="T14_28"><text:s/></text:span><text:span text:style-name="T14_29">resumo</text:span><text:span text:style-name="T14_30"><text:s/></text:span><text:span text:style-name="T14_31">do</text:span><text:span text:style-name="T14_32"><text:s/></text:span><text:span text:style-name="T14_33">rendimento</text:span><text:span text:style-name="T14_34"><text:s/></text:span><text:span text:style-name="T14_35">do</text:span><text:span text:style-name="T14_36"><text:s/></text:span><text:span text:style-name="T14_37">atleta</text:span><text:span text:style-name="T14_38"><text:s/></text:span><text:span text:style-name="T14_39">naquela</text:span><text:span text:style-name="T14_40"><text:s/></text:span><text:span text:style-name="T14_41">determinada</text:span><text:span text:style-name="T14_42"><text:s/></text:span><text:span text:style-name="T14_43">modalidade</text:span><text:span text:style-name="T14_44">.</text:span></text:p>
        </text:list-item>
        <text:list-item>
          <text:p text:style-name="P15"><text:span text:style-name="T15_1">O</text:span><text:span text:style-name="T15_2"><text:s/></text:span><text:span text:style-name="T15_3">arquivo</text:span><text:span text:style-name="T15_4"><text:s/></text:span><text:span text:style-name="T15_5">de</text:span><text:span text:style-name="T15_6"><text:s/></text:span><text:span text:style-name="T15_7">entrada</text:span><text:span text:style-name="T15_8"><text:s/></text:span><text:span text:style-name="T15_9">dos</text:span><text:span text:style-name="T15_10"><text:s/></text:span><text:span text:style-name="T15_11">países</text:span><text:span text:style-name="T15_12"><text:s/></text:span><text:span text:style-name="T15_13">é</text:span><text:span text:style-name="T15_14"><text:s/></text:span><text:span text:style-name="T15_15">lida</text:span><text:span text:style-name="T15_16"><text:s/></text:span><text:span text:style-name="T15_17">e</text:span><text:span text:style-name="T15_18"><text:s/></text:span><text:span text:style-name="T15_19">as</text:span><text:span text:style-name="T15_20"><text:s/></text:span><text:span text:style-name="T15_21">informações</text:span><text:span text:style-name="T15_22"><text:s/></text:span><text:span text:style-name="T15_23">guardadas</text:span><text:span text:style-name="T15_24"><text:s/></text:span><text:span text:style-name="T15_25">em</text:span><text:span text:style-name="T15_26"><text:s/></text:span><text:span text:style-name="T15_27">uma</text:span><text:span text:style-name="T15_28"><text:s/></text:span><text:span text:style-name="T15_29">coleção</text:span><text:span text:style-name="T15_30"><text:s/></text:span><text:span text:style-name="T15_31">de</text:span><text:span text:style-name="T15_32"><text:s/></text:span><text:span text:style-name="T15_33">países</text:span><text:span text:style-name="T15_34">.</text:span></text:p>
        </text:list-item>
        <text:list-item>
          <text:p text:style-name="P16"><text:span text:style-name="T16_1">Cada</text:span><text:span text:style-name="T16_2"><text:s/></text:span><text:span text:style-name="T16_3">país</text:span><text:span text:style-name="T16_4"><text:s/></text:span><text:span text:style-name="T16_5">possui</text:span><text:span text:style-name="T16_6"><text:s/></text:span><text:span text:style-name="T16_7">variáveis</text:span><text:span text:style-name="T16_8"><text:s/></text:span><text:span text:style-name="T16_9">que</text:span><text:span text:style-name="T16_10"><text:s/></text:span><text:span text:style-name="T16_11">armazenam</text:span><text:span text:style-name="T16_12"><text:s/></text:span><text:span text:style-name="T16_13">quantas</text:span><text:span text:style-name="T16_14"><text:s/></text:span><text:span text:style-name="T16_15">medalhas</text:span><text:span text:style-name="T16_16"><text:s/></text:span><text:span text:style-name="T16_17">de</text:span><text:span text:style-name="T16_18"><text:s/></text:span><text:span text:style-name="T16_19">cada</text:span><text:span text:style-name="T16_20"><text:s/></text:span><text:span text:style-name="T16_21">tipo</text:span><text:span text:style-name="T16_22"><text:s/></text:span><text:span text:style-name="T16_23">cada</text:span><text:span text:style-name="T16_24"><text:s/></text:span><text:span text:style-name="T16_25">atleta</text:span><text:span text:style-name="T16_26"><text:s/></text:span><text:span text:style-name="T16_27">daquele</text:span><text:span text:style-name="T16_28"><text:s/></text:span><text:span text:style-name="T16_29">país</text:span><text:span text:style-name="T16_30"><text:s/></text:span><text:span text:style-name="T16_31">ganhou</text:span><text:span text:style-name="T16_32">.</text:span></text:p>
        </text:list-item>
        <text:list-item>
          <text:p text:style-name="P17"><text:span text:style-name="T17_1">O</text:span><text:span text:style-name="T17_2"><text:s/></text:span><text:span text:style-name="T17_3">arquivo</text:span><text:span text:style-name="T17_4"><text:s/></text:span><text:span text:style-name="T17_5">de</text:span><text:span text:style-name="T17_6"><text:s/></text:span><text:span text:style-name="T17_7">entrada</text:span><text:span text:style-name="T17_8"><text:s/></text:span><text:span text:style-name="T17_9">dos</text:span><text:span text:style-name="T17_10"><text:s/></text:span><text:span text:style-name="T17_11">atletas</text:span><text:span text:style-name="T17_12"><text:s/></text:span><text:span text:style-name="T17_13">é</text:span><text:span text:style-name="T17_14"><text:s/></text:span><text:span text:style-name="T17_15">lido</text:span></text:p>
        </text:list-item>
        <text:list-item>
          <text:p text:style-name="P18"><text:span text:style-name="T18_1">Cada</text:span><text:span text:style-name="T18_2"><text:s/></text:span><text:span text:style-name="T18_3">atleta</text:span><text:span text:style-name="T18_4"><text:s/></text:span><text:span text:style-name="T18_5">possui</text:span><text:span text:style-name="T18_6"><text:s/></text:span><text:span text:style-name="T18_7">acesso</text:span><text:span text:style-name="T18_8"><text:s/></text:span><text:span text:style-name="T18_9">às</text:span><text:span text:style-name="T18_10"><text:s/></text:span><text:span text:style-name="T18_11">informações</text:span><text:span text:style-name="T18_12"><text:s/></text:span><text:span text:style-name="T18_13">de</text:span><text:span text:style-name="T18_14"><text:s/></text:span><text:span text:style-name="T18_15">seu</text:span><text:span text:style-name="T18_16"><text:s/></text:span><text:span text:style-name="T18_17">país</text:span><text:span text:style-name="T18_18"><text:s/></text:span><text:span text:style-name="T18_19">de</text:span><text:span text:style-name="T18_20"><text:s/></text:span><text:span text:style-name="T18_21">origem</text:span><text:span text:style-name="T18_22">.</text:span></text:p>
        </text:list-item>
        <text:list-item>
          <text:p text:style-name="P19"><text:span text:style-name="T19_1">Os</text:span><text:span text:style-name="T19_2"><text:s/></text:span><text:span text:style-name="T19_3">resultados</text:span><text:span text:style-name="T19_4"><text:s/></text:span><text:span text:style-name="T19_5">individuais</text:span><text:span text:style-name="T19_6"><text:s/></text:span><text:span text:style-name="T19_7">de</text:span><text:span text:style-name="T19_8"><text:s/></text:span><text:span text:style-name="T19_9">cada</text:span><text:span text:style-name="T19_10"><text:s/></text:span><text:span text:style-name="T19_11">atleta</text:span><text:span text:style-name="T19_12"><text:s/></text:span><text:span text:style-name="T19_13">são</text:span><text:span text:style-name="T19_14"><text:s/></text:span><text:span text:style-name="T19_15">sumarizados</text:span><text:span text:style-name="T19_16"><text:s/></text:span><text:span text:style-name="T19_17">em</text:span><text:span text:style-name="T19_18"><text:s/></text:span><text:span text:style-name="T19_19">um</text:span><text:span text:style-name="T19_20"><text:s/></text:span><text:span text:style-name="T19_21">valor</text:span><text:span text:style-name="T19_22"><text:s/></text:span><text:span text:style-name="T19_23">único</text:span><text:span text:style-name="T19_24">,<text:s/></text:span><text:span text:style-name="T19_25">a</text:span><text:span text:style-name="T19_26"><text:s/></text:span><text:span text:style-name="T19_27">forma</text:span><text:span text:style-name="T19_28"><text:s/></text:span><text:span text:style-name="T19_29">de</text:span><text:span text:style-name="T19_30"><text:s/></text:span><text:span text:style-name="T19_31">resumo</text:span><text:span text:style-name="T19_32"><text:s/></text:span><text:span text:style-name="T19_33">depende</text:span><text:span text:style-name="T19_34"><text:s/></text:span><text:span text:style-name="T19_35">do</text:span><text:span text:style-name="T19_36"><text:s/></text:span><text:span text:style-name="T19_37">esporte</text:span><text:span text:style-name="T19_38">.</text:span></text:p>
        </text:list-item>
        <text:list-item>
          <text:p text:style-name="P20"><text:span text:style-name="T20_1">Os</text:span><text:span text:style-name="T20_2"><text:s/></text:span><text:span text:style-name="T20_3">resultados</text:span><text:span text:style-name="T20_4"><text:s/></text:span><text:span text:style-name="T20_5">sumarizados</text:span><text:span text:style-name="T20_6"><text:s/></text:span><text:span text:style-name="T20_7">de</text:span><text:span text:style-name="T20_8"><text:s/></text:span><text:span text:style-name="T20_9">cada</text:span><text:span text:style-name="T20_10"><text:s/></text:span><text:span text:style-name="T20_11">atleta</text:span><text:span text:style-name="T20_12"><text:s/></text:span><text:span text:style-name="T20_13">são</text:span><text:span text:style-name="T20_14"><text:s/></text:span><text:span text:style-name="T20_15">armazenados</text:span><text:span text:style-name="T20_16"><text:s/></text:span><text:span text:style-name="T20_17">na</text:span><text:span text:style-name="T20_18"><text:s/></text:span><text:span text:style-name="T20_19">lista</text:span><text:span text:style-name="T20_20"><text:s/></text:span><text:span text:style-name="T20_21">da</text:span><text:span text:style-name="T20_22"><text:s/></text:span><text:span text:style-name="T20_23">modalidade</text:span><text:span text:style-name="T20_24"><text:s/></text:span><text:span text:style-name="T20_25">que</text:span><text:span text:style-name="T20_26"><text:s/></text:span><text:span text:style-name="T20_27">cada</text:span><text:span text:style-name="T20_28"><text:s/></text:span><text:span text:style-name="T20_29">um</text:span><text:span text:style-name="T20_30"><text:s/></text:span><text:span text:style-name="T20_31">disputou</text:span><text:span text:style-name="T20_32">.</text:span></text:p>
        </text:list-item>
        <text:list-item>
          <text:p text:style-name="P21"><text:span text:style-name="T21_1">Após</text:span><text:span text:style-name="T21_2"><text:s/></text:span><text:span text:style-name="T21_3">processar</text:span><text:span text:style-name="T21_4"><text:s/></text:span><text:span text:style-name="T21_5">todas</text:span><text:span text:style-name="T21_6"><text:s/></text:span><text:span text:style-name="T21_7">as</text:span><text:span text:style-name="T21_8"><text:s/></text:span><text:span text:style-name="T21_9">entradas</text:span><text:span text:style-name="T21_10"><text:s/></text:span><text:span text:style-name="T21_11">a</text:span><text:span text:style-name="T21_12"><text:s/></text:span><text:span text:style-name="T21_13">coleção</text:span><text:span text:style-name="T21_14"><text:s/></text:span><text:span text:style-name="T21_15">de</text:span><text:span text:style-name="T21_16"><text:s/></text:span><text:span text:style-name="T21_17">Esportes</text:span><text:span text:style-name="T21_18"><text:s/></text:span><text:span text:style-name="T21_19">realiza</text:span><text:span text:style-name="T21_20"><text:s/></text:span><text:span text:style-name="T21_21">a</text:span><text:span text:style-name="T21_22"><text:s/></text:span><text:span text:style-name="T21_23">classificação</text:span><text:span text:style-name="T21_24"><text:s/></text:span><text:span text:style-name="T21_25">dos</text:span><text:span text:style-name="T21_26"><text:s/></text:span><text:span text:style-name="T21_27">atletas</text:span><text:span text:style-name="T21_28"><text:s/></text:span><text:span text:style-name="T21_29">de</text:span><text:span text:style-name="T21_30"><text:s/></text:span><text:span text:style-name="T21_31">acordo</text:span><text:span text:style-name="T21_32"><text:s/></text:span><text:span text:style-name="T21_33">com</text:span><text:span text:style-name="T21_34"><text:s/></text:span><text:span text:style-name="T21_35">as</text:span><text:span text:style-name="T21_36"><text:s/></text:span><text:span text:style-name="T21_37">regras</text:span><text:span text:style-name="T21_38"><text:s/></text:span><text:span text:style-name="T21_39">de</text:span><text:span text:style-name="T21_40"><text:s/></text:span><text:span text:style-name="T21_41">cada</text:span><text:span text:style-name="T21_42"><text:s/></text:span><text:span text:style-name="T21_43">Esporte</text:span><text:span text:style-name="T21_44">.</text:span></text:p>
        </text:list-item>
        <text:list-item>
          <text:p text:style-name="P22"><text:span text:style-name="T22_1">Após</text:span><text:span text:style-name="T22_2"><text:s/></text:span><text:span text:style-name="T22_3">a</text:span><text:span text:style-name="T22_4"><text:s/></text:span><text:span text:style-name="T22_5">classificação</text:span><text:span text:style-name="T22_6"><text:s/></text:span><text:span text:style-name="T22_7">as</text:span><text:span text:style-name="T22_8"><text:s/></text:span><text:span text:style-name="T22_9">medalhas</text:span><text:span text:style-name="T22_10"><text:s/></text:span><text:span text:style-name="T22_11">são</text:span><text:span text:style-name="T22_12"><text:s/></text:span><text:span text:style-name="T22_13">distribuídas</text:span><text:span text:style-name="T22_14"><text:s/></text:span><text:span text:style-name="T22_15">aos</text:span><text:span text:style-name="T22_16"><text:s/>3<text:s/></text:span><text:span text:style-name="T22_17">primeiros</text:span><text:span text:style-name="T22_18"><text:s/></text:span><text:span text:style-name="T22_19">lugares</text:span><text:span text:style-name="T22_20"><text:s/></text:span><text:span text:style-name="T22_21">de</text:span><text:span text:style-name="T22_22"><text:s/></text:span><text:span text:style-name="T22_23">cada</text:span><text:span text:style-name="T22_24"><text:s/></text:span><text:span text:style-name="T22_25">esporte</text:span><text:span text:style-name="T22_26"><text:s/></text:span><text:span text:style-name="T22_27">atualizando</text:span><text:span text:style-name="T22_28"><text:s/></text:span><text:span text:style-name="T22_29">o</text:span><text:span text:style-name="T22_30"><text:s/></text:span><text:span text:style-name="T22_31">quadro</text:span><text:span text:style-name="T22_32"><text:s/></text:span><text:span text:style-name="T22_33">de</text:span><text:span text:style-name="T22_34"><text:s/></text:span><text:span text:style-name="T22_35">medalhas</text:span><text:span text:style-name="T22_36"><text:s/></text:span><text:span text:style-name="T22_37">por</text:span><text:span text:style-name="T22_38"><text:s/></text:span><text:span text:style-name="T22_39">país</text:span><text:span text:style-name="T22_40">.</text:span></text:p>
        </text:list-item>
        <text:list-item>
          <text:p text:style-name="P23"><text:span text:style-name="T23_1">Por</text:span><text:span text:style-name="T23_2"><text:s/></text:span><text:span text:style-name="T23_3">fim</text:span><text:span text:style-name="T23_4"><text:s/></text:span><text:span text:style-name="T23_5">o</text:span><text:span text:style-name="T23_6"><text:s/></text:span><text:span text:style-name="T23_7">arquivo</text:span><text:span text:style-name="T23_8"><text:s/></text:span><text:span text:style-name="T23_9">de</text:span><text:span text:style-name="T23_10"><text:s/></text:span><text:span text:style-name="T23_11">estatísticas</text:span><text:span text:style-name="T23_12"><text:s/></text:span><text:span text:style-name="T23_13">é</text:span><text:span text:style-name="T23_14"><text:s/></text:span><text:span text:style-name="T23_15">lido</text:span><text:span text:style-name="T23_16"><text:s/></text:span><text:span text:style-name="T23_17">e</text:span><text:span text:style-name="T23_18"><text:s/></text:span><text:span text:style-name="T23_19">as</text:span><text:span text:style-name="T23_20"><text:s/></text:span><text:span text:style-name="T23_21">saídas</text:span><text:span text:style-name="T23_22"><text:s/></text:span><text:span text:style-name="T23_23">impressas</text:span><text:span text:style-name="T23_24"><text:s/></text:span><text:span text:style-name="T23_25">nos</text:span><text:span text:style-name="T23_26"><text:s/></text:span><text:span text:style-name="T23_27">respectivos</text:span><text:span text:style-name="T23_28"><text:s/></text:span><text:span text:style-name="T23_29">arquivos</text:span><text:span text:style-name="T23_30">.</text:span></text:p>
        </text:list-item>
      </text:list>
      <text:p text:style-name="P24"/>
      <text:h text:style-name="P25" text:outline-level="10"><text:bookmark-start text:name="h.qd111f9d80jy"/><text:bookmark-end text:name="h.qd111f9d80jy"/><text:span text:style-name="T25_1">Implementação</text:span></text:h>
      <text:p text:style-name="P26"><text:span text:style-name="T26_1">O</text:span><text:span text:style-name="T26_2"><text:s/></text:span><text:span text:style-name="T26_3">programa</text:span><text:span text:style-name="T26_4"><text:s/></text:span><text:span text:style-name="T26_5">foi</text:span><text:span text:style-name="T26_6"><text:s/></text:span><text:span text:style-name="T26_7">dividido</text:span><text:span text:style-name="T26_8"><text:s/></text:span><text:span text:style-name="T26_9">em</text:span><text:span text:style-name="T26_10"><text:s/>3<text:s/></text:span><text:span text:style-name="T26_11">pacotes</text:span><text:span text:style-name="T26_12"><text:s/></text:span><text:span text:style-name="T26_13">para</text:span><text:span text:style-name="T26_14"><text:s/></text:span><text:span text:style-name="T26_15">implementação</text:span><text:span text:style-name="T26_16">:</text:span></text:p>
      <text:list text:style-name="LS3" xml:id="list15">
        <text:list-item>
          <text:p text:style-name="P27"><text:span text:style-name="T27_1">athletes</text:span><text:span text:style-name="T27_2">:<text:s/></text:span><text:span text:style-name="T27_3">Pacote</text:span><text:span text:style-name="T27_4"><text:s/></text:span><text:span text:style-name="T27_5">responsável</text:span><text:span text:style-name="T27_6"><text:s/></text:span><text:span text:style-name="T27_7">por</text:span><text:span text:style-name="T27_8"><text:s/></text:span><text:span text:style-name="T27_9">gerir</text:span><text:span text:style-name="T27_10"><text:s/></text:span><text:span text:style-name="T27_11">as</text:span><text:span text:style-name="T27_12"><text:s/></text:span><text:span text:style-name="T27_13">informações</text:span><text:span text:style-name="T27_14"><text:s/></text:span><text:span text:style-name="T27_15">dos</text:span><text:span text:style-name="T27_16"><text:s/></text:span><text:span text:style-name="T27_17">atletas</text:span><text:span text:style-name="T27_18">,<text:s/></text:span><text:span text:style-name="T27_19">dos</text:span><text:span text:style-name="T27_20"><text:s/></text:span><text:span text:style-name="T27_21">seus</text:span><text:span text:style-name="T27_22"><text:s/></text:span><text:span text:style-name="T27_23">países</text:span><text:span text:style-name="T27_24"><text:s/></text:span><text:span text:style-name="T27_25">de</text:span><text:span text:style-name="T27_26"><text:s/></text:span><text:span text:style-name="T27_27">origem</text:span><text:span text:style-name="T27_28"><text:s/></text:span><text:span text:style-name="T27_29">e</text:span><text:span text:style-name="T27_30"><text:s/></text:span><text:span text:style-name="T27_31">resultados</text:span><text:span text:style-name="T27_32">.</text:span></text:p>
        </text:list-item>
        <text:list-item>
          <text:p text:style-name="P28"><text:span text:style-name="T28_1">main</text:span><text:span text:style-name="T28_2">:<text:s/></text:span><text:span text:style-name="T28_3">Pacote</text:span><text:span text:style-name="T28_4"><text:s/></text:span><text:span text:style-name="T28_5">responsável</text:span><text:span text:style-name="T28_6"><text:s/></text:span><text:span text:style-name="T28_7">pela</text:span><text:span text:style-name="T28_8"><text:s/></text:span><text:span text:style-name="T28_9">interação</text:span><text:span text:style-name="T28_10"><text:s/></text:span><text:span text:style-name="T28_11">do</text:span><text:span text:style-name="T28_12"><text:s/></text:span><text:span text:style-name="T28_13">programa</text:span><text:span text:style-name="T28_14"><text:s/></text:span><text:span text:style-name="T28_15">com</text:span><text:span text:style-name="T28_16"><text:s/></text:span><text:span text:style-name="T28_17">usuário</text:span><text:span text:style-name="T28_18">,<text:s/></text:span><text:span text:style-name="T28_19">o</text:span><text:span text:style-name="T28_20"><text:s/></text:span><text:span text:style-name="T28_21">método</text:span><text:span text:style-name="T28_22"><text:s/></text:span><text:span text:style-name="T28_23">MAIN</text:span><text:span text:style-name="T28_24"><text:s/></text:span><text:span text:style-name="T28_25">se</text:span><text:span text:style-name="T28_26"><text:s/></text:span><text:span text:style-name="T28_27">encontra</text:span><text:span text:style-name="T28_28"><text:s/></text:span><text:span text:style-name="T28_29">nesse</text:span><text:span text:style-name="T28_30"><text:s/></text:span><text:span text:style-name="T28_31">pacote</text:span><text:span text:style-name="T28_32"><text:s/></text:span><text:span text:style-name="T28_33">assim</text:span><text:span text:style-name="T28_34"><text:s/></text:span><text:span text:style-name="T28_35">como</text:span><text:span text:style-name="T28_36"><text:s/></text:span><text:span text:style-name="T28_37">algumas</text:span><text:span text:style-name="T28_38"><text:s/></text:span><text:span text:style-name="T28_39">funções</text:span><text:span text:style-name="T28_40"><text:s/></text:span><text:span text:style-name="T28_41">utilitárias</text:span><text:span text:style-name="T28_42">.</text:span></text:p>
        </text:list-item>
        <text:list-item>
          <text:p text:style-name="P29"><text:span text:style-name="T29_1">sports</text:span><text:span text:style-name="T29_2">:<text:s/></text:span><text:span text:style-name="T29_3">Pacote</text:span><text:span text:style-name="T29_4"><text:s/></text:span><text:span text:style-name="T29_5">responsável</text:span><text:span text:style-name="T29_6"><text:s/></text:span><text:span text:style-name="T29_7">por</text:span><text:span text:style-name="T29_8"><text:s/></text:span><text:span text:style-name="T29_9">gerir</text:span><text:span text:style-name="T29_10"><text:s/></text:span><text:span text:style-name="T29_11">o</text:span><text:span text:style-name="T29_12"><text:s/></text:span><text:span text:style-name="T29_13">comportamento</text:span><text:span text:style-name="T29_14"><text:s/></text:span><text:span text:style-name="T29_15">das</text:span><text:span text:style-name="T29_16"><text:s/></text:span><text:span text:style-name="T29_17">diferentes</text:span><text:span text:style-name="T29_18"><text:s/></text:span><text:span text:style-name="T29_19">modalidades</text:span><text:span text:style-name="T29_20"><text:s/></text:span><text:span text:style-name="T29_21">de</text:span><text:span text:style-name="T29_22"><text:s/></text:span><text:span text:style-name="T29_23">esportes</text:span><text:span text:style-name="T29_24"><text:s/></text:span><text:span text:style-name="T29_25">praticados</text:span><text:span text:style-name="T29_26">.</text:span></text:p>
        </text:list-item>
      </text:list>
      <text:p text:style-name="P30"><text:span text:style-name="T30_1">A</text:span><text:span text:style-name="T30_2"><text:s/></text:span><text:span text:style-name="T30_3">Figura</text:span><text:span text:style-name="T30_4"><text:s/>1<text:s/></text:span><text:span text:style-name="T30_5">resume</text:span><text:span text:style-name="T30_6"><text:s/></text:span><text:span text:style-name="T30_7">a</text:span><text:span text:style-name="T30_8"><text:s/></text:span><text:span text:style-name="T30_9">organização</text:span><text:span text:style-name="T30_10"><text:s/></text:span><text:span text:style-name="T30_11">dos</text:span><text:span text:style-name="T30_12"><text:s/></text:span><text:span text:style-name="T30_13">pacotes</text:span><text:span text:style-name="T30_14">,<text:s/></text:span><text:span text:style-name="T30_15">classes</text:span><text:span text:style-name="T30_16"><text:s/></text:span><text:span text:style-name="T30_17">e</text:span><text:span text:style-name="T30_18"><text:s/></text:span><text:span text:style-name="T30_19">suas</text:span><text:span text:style-name="T30_20"><text:s/></text:span><text:span text:style-name="T30_21">relações</text:span><text:span text:style-name="T30_22">.<text:s/></text:span><text:span text:style-name="T30_23">A</text:span><text:span text:style-name="T30_24"><text:s/></text:span><text:span text:style-name="T30_25">seguir</text:span><text:span text:style-name="T30_26"><text:s/></text:span><text:span text:style-name="T30_27">serão</text:span><text:span text:style-name="T30_28"><text:s/></text:span><text:span text:style-name="T30_29">descritos</text:span><text:span text:style-name="T30_30"><text:s/></text:span><text:span text:style-name="T30_31">cada</text:span><text:span text:style-name="T30_32"><text:s/></text:span><text:span text:style-name="T30_33">um</text:span><text:span text:style-name="T30_34"><text:s/></text:span><text:span text:style-name="T30_35">dos</text:span><text:span text:style-name="T30_36"><text:s/></text:span><text:span text:style-name="T30_37">pacotes</text:span><text:span text:style-name="T30_38"><text:s/></text:span><text:span text:style-name="T30_39">com</text:span><text:span text:style-name="T30_40"><text:s/></text:span><text:span text:style-name="T30_41">suas</text:span><text:span text:style-name="T30_42"><text:s/></text:span><text:span text:style-name="T30_43">respectivas</text:span><text:span text:style-name="T30_44"><text:s/></text:span><text:span text:style-name="T30_45">classes</text:span><text:span text:style-name="T30_46"><text:s/></text:span><text:span text:style-name="T30_47">e</text:span><text:span text:style-name="T30_48"><text:s/></text:span><text:span text:style-name="T30_49">comportamentos</text:span><text:span text:style-name="T30_50">.</text:span></text:p>
      <text:p text:style-name="P31"/>
      <text:p text:style-name="P32"><text:span text:style-name="T32_1">Figura</text:span><text:span text:style-name="T32_2"><text:s/>1<text:s/>-<text:s/></text:span><text:span text:style-name="T32_3">Pacotes</text:span><text:span text:style-name="T32_4">,<text:s/></text:span><text:span text:style-name="T32_5">Classes</text:span><text:span text:style-name="T32_6"><text:s/></text:span><text:span text:style-name="T32_7">e</text:span><text:span text:style-name="T32_8"><text:s/></text:span><text:span text:style-name="T32_9">suas</text:span><text:span text:style-name="T32_10"><text:s/></text:span><text:span text:style-name="T32_11">relações</text:span><text:span text:style-name="T32_12"><text:s/></text:span><text:span text:style-name="T32_13">na</text:span><text:span text:style-name="T32_14"><text:s/></text:span><text:span text:style-name="T32_15">implementação</text:span></text:p>
      <text:p text:style-name="P33"><draw:frame svg:x="0cm" svg:y="0cm" svg:width="16cm" svg:height="11.324cm" draw:style-name="FR1" text:anchor-type="as-char" draw:z-index="0"><draw:image xlink:href="Pictures/image1.png" xlink:type="simple" xlink:show="embed" xlink:actuate="onLoad"/></draw:frame></text:p>
      <text:h text:style-name="P34" text:outline-level="10"><text:bookmark-start text:name="h.hv56749x1w8d"/><text:bookmark-end text:name="h.hv56749x1w8d"/><text:span text:style-name="T34_1">Pacote</text:span><text:span text:style-name="T34_2"><text:s/></text:span><text:span text:style-name="T34_3">athletes</text:span></text:h>
      <text:p text:style-name="P35"><text:span text:style-name="T35_1">Como</text:span><text:span text:style-name="T35_2"><text:s/></text:span><text:span text:style-name="T35_3">dito</text:span><text:span text:style-name="T35_4"><text:s/></text:span><text:span text:style-name="T35_5">anteriormente</text:span><text:span text:style-name="T35_6"><text:s/></text:span><text:span text:style-name="T35_7">este</text:span><text:span text:style-name="T35_8"><text:s/></text:span><text:span text:style-name="T35_9">pacote</text:span><text:span text:style-name="T35_10"><text:s/></text:span><text:span text:style-name="T35_11">reúne</text:span><text:span text:style-name="T35_12"><text:s/></text:span><text:span text:style-name="T35_13">as</text:span><text:span text:style-name="T35_14"><text:s/></text:span><text:span text:style-name="T35_15">informações</text:span><text:span text:style-name="T35_16"><text:s/></text:span><text:span text:style-name="T35_17">dos</text:span><text:span text:style-name="T35_18"><text:s/></text:span><text:span text:style-name="T35_19">atletas</text:span><text:span text:style-name="T35_20"><text:s/></text:span><text:span text:style-name="T35_21">participantes</text:span><text:span text:style-name="T35_22">,<text:s/></text:span><text:span text:style-name="T35_23">para</text:span><text:span text:style-name="T35_24"><text:s/></text:span><text:span text:style-name="T35_25">isso</text:span><text:span text:style-name="T35_26"><text:s/></text:span><text:span text:style-name="T35_27">foram</text:span><text:span text:style-name="T35_28"><text:s/></text:span><text:span text:style-name="T35_29">implementadas</text:span><text:span text:style-name="T35_30"><text:s/>5<text:s/></text:span><text:span text:style-name="T35_31">classes</text:span><text:span text:style-name="T35_32">,<text:s/></text:span><text:span text:style-name="T35_33">cujo</text:span><text:span text:style-name="T35_34"><text:s/></text:span><text:span text:style-name="T35_35">comportamento</text:span><text:span text:style-name="T35_36"><text:s/></text:span><text:span text:style-name="T35_37">será</text:span><text:span text:style-name="T35_38"><text:s/></text:span><text:span text:style-name="T35_39">detalhado</text:span><text:span text:style-name="T35_40"><text:s/></text:span><text:span text:style-name="T35_41">a</text:span><text:span text:style-name="T35_42"><text:s/></text:span><text:span text:style-name="T35_43">seguir</text:span><text:span text:style-name="T35_44">.</text:span></text:p>
      <text:h text:style-name="P36" text:outline-level="10"><text:bookmark-start text:name="h.3be4wurg0mpm"/><text:bookmark-end text:name="h.3be4wurg0mpm"/><text:span text:style-name="T36_1">Classe</text:span><text:span text:style-name="T36_2"><text:s/></text:span><text:span text:style-name="T36_3">Athlete</text:span></text:h>
      <text:p text:style-name="P37"><text:span text:style-name="T37_1">Essa</text:span><text:span text:style-name="T37_2"><text:s/></text:span><text:span text:style-name="T37_3">classes</text:span><text:span text:style-name="T37_4"><text:s/></text:span><text:span text:style-name="T37_5">representa</text:span><text:span text:style-name="T37_6"><text:s/></text:span><text:span text:style-name="T37_7">o</text:span><text:span text:style-name="T37_8"><text:s/></text:span><text:span text:style-name="T37_9">atleta</text:span><text:span text:style-name="T37_10">,<text:s/></text:span><text:span text:style-name="T37_11">ela</text:span><text:span text:style-name="T37_12"><text:s/></text:span><text:span text:style-name="T37_13">armazena</text:span><text:span text:style-name="T37_14"><text:s/></text:span><text:span text:style-name="T37_15">as</text:span><text:span text:style-name="T37_16"><text:s/></text:span><text:span text:style-name="T37_17">informações</text:span><text:span text:style-name="T37_18"><text:s/></text:span><text:span text:style-name="T37_19">básicas</text:span><text:span text:style-name="T37_20"><text:s/></text:span><text:span text:style-name="T37_21">do</text:span><text:span text:style-name="T37_22"><text:s/></text:span><text:span text:style-name="T37_23">atleta</text:span><text:span text:style-name="T37_24"><text:s/></text:span><text:span text:style-name="T37_25">como</text:span><text:span text:style-name="T37_26"><text:s/></text:span><text:span text:style-name="T37_27">ID</text:span><text:span text:style-name="T37_28"><text:s/></text:span><text:span text:style-name="T37_29">e</text:span><text:span text:style-name="T37_30"><text:s/></text:span><text:span text:style-name="T37_31">nome</text:span><text:span text:style-name="T37_32"><text:s/></text:span><text:span text:style-name="T37_33">e</text:span><text:span text:style-name="T37_34"><text:s/></text:span><text:span text:style-name="T37_35">possui</text:span><text:span text:style-name="T37_36"><text:s/></text:span><text:span text:style-name="T37_37">um</text:span><text:span text:style-name="T37_38"><text:s/></text:span><text:span text:style-name="T37_39">apontador</text:span><text:span text:style-name="T37_40"><text:s/></text:span><text:span text:style-name="T37_41">para</text:span><text:span text:style-name="T37_42"><text:s/></text:span><text:span text:style-name="T37_43">o</text:span><text:span text:style-name="T37_44"><text:s/></text:span><text:span text:style-name="T37_45">país</text:span><text:span text:style-name="T37_46"><text:s/></text:span><text:span text:style-name="T37_47">que</text:span><text:span text:style-name="T37_48"><text:s/></text:span><text:span text:style-name="T37_49">aquele</text:span><text:span text:style-name="T37_50"><text:s/></text:span><text:span text:style-name="T37_51">atleta</text:span><text:span text:style-name="T37_52"><text:s/></text:span><text:span text:style-name="T37_53">representa</text:span><text:span text:style-name="T37_54">.<text:s/></text:span><text:span text:style-name="T37_55">Os</text:span><text:span text:style-name="T37_56"><text:s/></text:span><text:span text:style-name="T37_57">métodos</text:span><text:span text:style-name="T37_58"><text:s/></text:span><text:span text:style-name="T37_59">dessa</text:span><text:span text:style-name="T37_60"><text:s/></text:span><text:span text:style-name="T37_61">classe</text:span><text:span text:style-name="T37_62"><text:s/></text:span><text:span text:style-name="T37_63">são</text:span><text:span text:style-name="T37_64">:</text:span></text:p>
      <text:list text:style-name="LS4" xml:id="list18">
        <text:list-item>
          <text:p text:style-name="P38"><text:span text:style-name="T38_1">public</text:span><text:span text:style-name="T38_2"><text:s/></text:span><text:span text:style-name="T38_3">Athlete</text:span><text:span text:style-name="T38_4">(</text:span><text:span text:style-name="T38_5">int</text:span><text:span text:style-name="T38_6"><text:s/></text:span><text:span text:style-name="T38_7">id</text:span><text:span text:style-name="T38_8">,<text:s/></text:span><text:span text:style-name="T38_9">String</text:span><text:span text:style-name="T38_10"><text:s/></text:span><text:span text:style-name="T38_11">name</text:span><text:span text:style-name="T38_12">,<text:s/></text:span><text:span text:style-name="T38_13">Country</text:span><text:span text:style-name="T38_14"><text:s/></text:span><text:span text:style-name="T38_15">country</text:span><text:span text:style-name="T38_16">)</text:span></text:p>
          <text:list>
            <text:list-item>
              <text:p text:style-name="P39"><text:span text:style-name="T39_1">Método</text:span><text:span text:style-name="T39_2"><text:s/></text:span><text:span text:style-name="T39_3">construtor</text:span><text:span text:style-name="T39_4">,<text:s/></text:span><text:span text:style-name="T39_5">cria</text:span><text:span text:style-name="T39_6"><text:s/></text:span><text:span text:style-name="T39_7">a</text:span><text:span text:style-name="T39_8"><text:s/></text:span><text:span text:style-name="T39_9">instância</text:span><text:span text:style-name="T39_10"><text:s/></text:span><text:span text:style-name="T39_11">e</text:span><text:span text:style-name="T39_12"><text:s/></text:span><text:span text:style-name="T39_13">inicializa</text:span><text:span text:style-name="T39_14"><text:s/></text:span><text:span text:style-name="T39_15">os</text:span><text:span text:style-name="T39_16"><text:s/></text:span><text:span text:style-name="T39_17">atributos</text:span><text:span text:style-name="T39_18"><text:s/></text:span><text:span text:style-name="T39_19">com</text:span><text:span text:style-name="T39_20"><text:s/></text:span><text:span text:style-name="T39_21">o</text:span><text:span text:style-name="T39_22"><text:s/></text:span><text:span text:style-name="T39_23">argumentos</text:span><text:span text:style-name="T39_24"><text:s/></text:span><text:span text:style-name="T39_25">informados</text:span></text:p>
            </text:list-item>
          </text:list>
        </text:list-item>
      </text:list>
      <text:list text:style-name="LS5" xml:id="list20">
        <text:list-item>
          <text:p text:style-name="P40"><text:span text:style-name="T40_1">public</text:span><text:span text:style-name="T40_2"><text:s/></text:span><text:span text:style-name="T40_3">int</text:span><text:span text:style-name="T40_4"><text:s/></text:span><text:span text:style-name="T40_5">getId</text:span><text:span text:style-name="T40_6">()</text:span></text:p>
          <text:list>
            <text:list-item>
              <text:p text:style-name="P41"><text:span text:style-name="T41_1">Retorna</text:span><text:span text:style-name="T41_2"><text:s/></text:span><text:span text:style-name="T41_3">o</text:span><text:span text:style-name="T41_4"><text:s/></text:span><text:span text:style-name="T41_5">número</text:span><text:span text:style-name="T41_6"><text:s/></text:span><text:span text:style-name="T41_7">identificador</text:span><text:span text:style-name="T41_8"><text:s/></text:span><text:span text:style-name="T41_9">do</text:span><text:span text:style-name="T41_10"><text:s/></text:span><text:span text:style-name="T41_11">atleta</text:span></text:p>
            </text:list-item>
          </text:list>
        </text:list-item>
      </text:list>
      <text:list text:style-name="LS6" xml:id="list22">
        <text:list-item>
          <text:p text:style-name="P42"><text:span text:style-name="T42_1">public</text:span><text:span text:style-name="T42_2"><text:s/></text:span><text:span text:style-name="T42_3">Country</text:span><text:span text:style-name="T42_4"><text:s/></text:span><text:span text:style-name="T42_5">getCountry</text:span><text:span text:style-name="T42_6">()</text:span></text:p>
          <text:list>
            <text:list-item>
              <text:p text:style-name="P43"><text:span text:style-name="T43_1">Retorna</text:span><text:span text:style-name="T43_2"><text:s/></text:span><text:span text:style-name="T43_3">o</text:span><text:span text:style-name="T43_4"><text:s/></text:span><text:span text:style-name="T43_5">país</text:span><text:span text:style-name="T43_6"><text:s/></text:span><text:span text:style-name="T43_7">que</text:span><text:span text:style-name="T43_8"><text:s/></text:span><text:span text:style-name="T43_9">aquele</text:span><text:span text:style-name="T43_10"><text:s/></text:span><text:span text:style-name="T43_11">atleta</text:span><text:span text:style-name="T43_12"><text:s/></text:span><text:span text:style-name="T43_13">representa</text:span></text:p>
            </text:list-item>
          </text:list>
        </text:list-item>
      </text:list>
      <text:list text:style-name="LS7" xml:id="list24">
        <text:list-item>
          <text:p text:style-name="P44"><text:span text:style-name="T44_1">public</text:span><text:span text:style-name="T44_2"><text:s/></text:span><text:span text:style-name="T44_3">String</text:span><text:span text:style-name="T44_4"><text:s/></text:span><text:span text:style-name="T44_5">getName</text:span><text:span text:style-name="T44_6">()</text:span></text:p>
          <text:list>
            <text:list-item>
              <text:p text:style-name="P45"><text:span text:style-name="T45_1">Retorna</text:span><text:span text:style-name="T45_2"><text:s/></text:span><text:span text:style-name="T45_3">o</text:span><text:span text:style-name="T45_4"><text:s/></text:span><text:span text:style-name="T45_5">nome</text:span><text:span text:style-name="T45_6"><text:s/></text:span><text:span text:style-name="T45_7">do</text:span><text:span text:style-name="T45_8"><text:s/></text:span><text:span text:style-name="T45_9">atleta</text:span></text:p>
            </text:list-item>
          </text:list>
        </text:list-item>
        <text:list-item>
          <text:p text:style-name="P46"><text:span text:style-name="T46_1">public</text:span><text:span text:style-name="T46_2"><text:s/></text:span><text:span text:style-name="T46_3">String</text:span><text:span text:style-name="T46_4"><text:s/></text:span><text:span text:style-name="T46_5">toString</text:span><text:span text:style-name="T46_6">()</text:span></text:p>
          <text:list>
            <text:list-item>
              <text:p text:style-name="P47"><text:span text:style-name="T47_1">Retorna</text:span><text:span text:style-name="T47_2"><text:s/></text:span><text:span text:style-name="T47_3">uma</text:span><text:span text:style-name="T47_4"><text:s/></text:span><text:span text:style-name="T47_5">representação</text:span><text:span text:style-name="T47_6"><text:s/></text:span><text:span text:style-name="T47_7">do</text:span><text:span text:style-name="T47_8"><text:s/></text:span><text:span text:style-name="T47_9">atleta</text:span><text:span text:style-name="T47_10"><text:s/></text:span><text:span text:style-name="T47_11">como</text:span><text:span text:style-name="T47_12"><text:s/></text:span><text:span text:style-name="T47_13">um</text:span><text:span text:style-name="T47_14"><text:s/></text:span><text:span text:style-name="T47_15">String</text:span><text:span text:style-name="T47_16"><text:s/></text:span><text:span text:style-name="T47_17">que</text:span><text:span text:style-name="T47_18"><text:s/></text:span><text:span text:style-name="T47_19">contém</text:span><text:span text:style-name="T47_20"><text:s/></text:span><text:span text:style-name="T47_21">o</text:span><text:span text:style-name="T47_22"><text:s/></text:span><text:span text:style-name="T47_23">ID</text:span><text:span text:style-name="T47_24">,<text:s/></text:span><text:span text:style-name="T47_25">o</text:span><text:span text:style-name="T47_26"><text:s/></text:span><text:span text:style-name="T47_27">nome</text:span><text:span text:style-name="T47_28"><text:s/></text:span><text:span text:style-name="T47_29">e</text:span><text:span text:style-name="T47_30"><text:s/></text:span><text:span text:style-name="T47_31">o</text:span><text:span text:style-name="T47_32"><text:s/></text:span><text:span text:style-name="T47_33">nome</text:span><text:span text:style-name="T47_34"><text:s/></text:span><text:span text:style-name="T47_35">do</text:span><text:span text:style-name="T47_36"><text:s/></text:span><text:span text:style-name="T47_37">país</text:span><text:span text:style-name="T47_38">.</text:span></text:p>
            </text:list-item>
          </text:list>
        </text:list-item>
      </text:list>
      <text:h text:style-name="P48" text:outline-level="10"><text:bookmark-start text:name="h.95do2xsviadc"/><text:bookmark-end text:name="h.95do2xsviadc"/><text:span text:style-name="T48_1">Classe</text:span><text:span text:style-name="T48_2"><text:s/></text:span><text:span text:style-name="T48_3">Country</text:span></text:h>
      <text:p text:style-name="P49"><text:span text:style-name="T49_1">Armazena</text:span><text:span text:style-name="T49_2"><text:s/></text:span><text:span text:style-name="T49_3">as</text:span><text:span text:style-name="T49_4"><text:s/></text:span><text:span text:style-name="T49_5">informações</text:span><text:span text:style-name="T49_6"><text:s/></text:span><text:span text:style-name="T49_7">dos</text:span><text:span text:style-name="T49_8"><text:s/></text:span><text:span text:style-name="T49_9">países</text:span><text:span text:style-name="T49_10"><text:s/></text:span><text:span text:style-name="T49_11">como</text:span><text:span text:style-name="T49_12"><text:s/></text:span><text:span text:style-name="T49_13">nome</text:span><text:span text:style-name="T49_14"><text:s/></text:span><text:span text:style-name="T49_15">e</text:span><text:span text:style-name="T49_16"><text:s/></text:span><text:span text:style-name="T49_17">quantidade</text:span><text:span text:style-name="T49_18"><text:s/></text:span><text:span text:style-name="T49_19">de</text:span><text:span text:style-name="T49_20"><text:s/></text:span><text:span text:style-name="T49_21">cada</text:span><text:span text:style-name="T49_22"><text:s/></text:span><text:span text:style-name="T49_23">tipo</text:span><text:span text:style-name="T49_24"><text:s/></text:span><text:span text:style-name="T49_25">de</text:span><text:span text:style-name="T49_26"><text:s/></text:span><text:span text:style-name="T49_27">medalha</text:span><text:span text:style-name="T49_28">.</text:span></text:p>
      <text:p text:style-name="P50"><text:span text:style-name="T50_1">Os</text:span><text:span text:style-name="T50_2"><text:s/></text:span><text:span text:style-name="T50_3">métodos</text:span><text:span text:style-name="T50_4"><text:s/></text:span><text:span text:style-name="T50_5">dessa</text:span><text:span text:style-name="T50_6"><text:s/></text:span><text:span text:style-name="T50_7">classe</text:span><text:span text:style-name="T50_8"><text:s/></text:span><text:span text:style-name="T50_9">são</text:span><text:span text:style-name="T50_10">:</text:span></text:p>
      <text:list text:style-name="LS8" xml:id="list28">
        <text:list-item>
          <text:p text:style-name="P51"><text:span text:style-name="T51_1">public</text:span><text:span text:style-name="T51_2"><text:s/></text:span><text:span text:style-name="T51_3">Country</text:span><text:span text:style-name="T51_4">(</text:span><text:span text:style-name="T51_5">String</text:span><text:span text:style-name="T51_6"><text:s/></text:span><text:span text:style-name="T51_7">strName</text:span><text:span text:style-name="T51_8">)</text:span></text:p>
          <text:list>
            <text:list-item>
              <text:p text:style-name="P52"><text:span text:style-name="T52_1">Construtor</text:span><text:span text:style-name="T52_2"><text:s/></text:span><text:span text:style-name="T52_3">básico</text:span></text:p>
            </text:list-item>
          </text:list>
        </text:list-item>
        <text:list-item>
          <text:p text:style-name="P53"><text:span text:style-name="T53_1">public</text:span><text:span text:style-name="T53_2"><text:s/></text:span><text:span text:style-name="T53_3">String</text:span><text:span text:style-name="T53_4"><text:s/></text:span><text:span text:style-name="T53_5">getName</text:span><text:span text:style-name="T53_6">()</text:span></text:p>
          <text:list>
            <text:list-item>
              <text:p text:style-name="P54"><text:span text:style-name="T54_1">Retorna</text:span><text:span text:style-name="T54_2"><text:s/></text:span><text:span text:style-name="T54_3">o</text:span><text:span text:style-name="T54_4"><text:s/></text:span><text:span text:style-name="T54_5">nome</text:span><text:span text:style-name="T54_6"><text:s/></text:span><text:span text:style-name="T54_7">do</text:span><text:span text:style-name="T54_8"><text:s/></text:span><text:span text:style-name="T54_9">país</text:span></text:p>
            </text:list-item>
          </text:list>
        </text:list-item>
        <text:list-item>
          <text:p text:style-name="P55"><text:span text:style-name="T55_1">public</text:span><text:span text:style-name="T55_2"><text:s/></text:span><text:span text:style-name="T55_3">int</text:span><text:span text:style-name="T55_4"><text:s/></text:span><text:span text:style-name="T55_5">getMedal</text:span><text:span text:style-name="T55_6">(</text:span><text:span text:style-name="T55_7">int</text:span><text:span text:style-name="T55_8"><text:s/></text:span><text:span text:style-name="T55_9">type</text:span><text:span text:style-name="T55_10">)</text:span></text:p>
          <text:list>
            <text:list-item>
              <text:p text:style-name="P56"><text:span text:style-name="T56_1">Retorna</text:span><text:span text:style-name="T56_2"><text:s/></text:span><text:span text:style-name="T56_3">a</text:span><text:span text:style-name="T56_4"><text:s/></text:span><text:span text:style-name="T56_5">quantidade</text:span><text:span text:style-name="T56_6"><text:s/></text:span><text:span text:style-name="T56_7">de</text:span><text:span text:style-name="T56_8"><text:s/></text:span><text:span text:style-name="T56_9">medalhas</text:span><text:span text:style-name="T56_10"><text:s/></text:span><text:span text:style-name="T56_11">de</text:span><text:span text:style-name="T56_12"><text:s/></text:span><text:span text:style-name="T56_13">um</text:span><text:span text:style-name="T56_14"><text:s/></text:span><text:span text:style-name="T56_15">certo</text:span><text:span text:style-name="T56_16"><text:s/></text:span><text:span text:style-name="T56_17">tipo</text:span><text:span text:style-name="T56_18"><text:s/></text:span><text:span text:style-name="T56_19">que</text:span><text:span text:style-name="T56_20"><text:s/></text:span><text:span text:style-name="T56_21">esse</text:span><text:span text:style-name="T56_22"><text:s/></text:span><text:span text:style-name="T56_23">país</text:span><text:span text:style-name="T56_24"><text:s/></text:span><text:span text:style-name="T56_25">possui</text:span><text:span text:style-name="T56_26">.<text:s/></text:span><text:span text:style-name="T56_27">GOLD</text:span><text:span text:style-name="T56_28"><text:s/>=<text:s/>0,<text:s/></text:span><text:span text:style-name="T56_29">SILVER</text:span><text:span text:style-name="T56_30"><text:s/>=1<text:s/></text:span><text:span text:style-name="T56_31">e</text:span><text:span text:style-name="T56_32"><text:s/></text:span><text:span text:style-name="T56_33">BRONZE</text:span><text:span text:style-name="T56_34"><text:s/>=<text:s/>2.<text:s/></text:span><text:span text:style-name="T56_35">Caso</text:span><text:span text:style-name="T56_36"><text:s/></text:span><text:span text:style-name="T56_37">seja</text:span><text:span text:style-name="T56_38"><text:s/></text:span><text:span text:style-name="T56_39">solicitado</text:span><text:span text:style-name="T56_40"><text:s/></text:span><text:span text:style-name="T56_41">um</text:span><text:span text:style-name="T56_42"><text:s/></text:span><text:span text:style-name="T56_43">tipo</text:span><text:span text:style-name="T56_44"><text:s/></text:span><text:span text:style-name="T56_45">diferente</text:span><text:span text:style-name="T56_46"><text:s/></text:span><text:span text:style-name="T56_47">disso</text:span><text:span text:style-name="T56_48"><text:s/></text:span><text:span text:style-name="T56_49">retorna</text:span><text:span text:style-name="T56_50"><text:s/>0.</text:span></text:p>
            </text:list-item>
          </text:list>
        </text:list-item>
        <text:list-item>
          <text:p text:style-name="P57"><text:span text:style-name="T57_1">private</text:span><text:span text:style-name="T57_2"><text:s/></text:span><text:span text:style-name="T57_3">int</text:span><text:span text:style-name="T57_4"><text:s/></text:span><text:span text:style-name="T57_5">addMedal</text:span><text:span text:style-name="T57_6">(</text:span><text:span text:style-name="T57_7">int</text:span><text:span text:style-name="T57_8"><text:s/></text:span><text:span text:style-name="T57_9">type</text:span><text:span text:style-name="T57_10">)</text:span></text:p>
          <text:list>
            <text:list-item>
              <text:p text:style-name="P58"><text:span text:style-name="T58_1">Adiciona</text:span><text:span text:style-name="T58_2"><text:s/></text:span><text:span text:style-name="T58_3">uma</text:span><text:span text:style-name="T58_4"><text:s/></text:span><text:span text:style-name="T58_5">medalha</text:span><text:span text:style-name="T58_6"><text:s/></text:span><text:span text:style-name="T58_7">de</text:span><text:span text:style-name="T58_8"><text:s/></text:span><text:span text:style-name="T58_9">um</text:span><text:span text:style-name="T58_10"><text:s/></text:span><text:span text:style-name="T58_11">certo</text:span><text:span text:style-name="T58_12"><text:s/></text:span><text:span text:style-name="T58_13">tipo</text:span><text:span text:style-name="T58_14"><text:s/></text:span><text:span text:style-name="T58_15">às</text:span><text:span text:style-name="T58_16"><text:s/></text:span><text:span text:style-name="T58_17">medalhas</text:span><text:span text:style-name="T58_18"><text:s/></text:span><text:span text:style-name="T58_19">do</text:span><text:span text:style-name="T58_20"><text:s/></text:span><text:span text:style-name="T58_21">país</text:span><text:span text:style-name="T58_22"><text:s/></text:span><text:span text:style-name="T58_23">e</text:span><text:span text:style-name="T58_24"><text:s/></text:span><text:span text:style-name="T58_25">retorna</text:span><text:span text:style-name="T58_26"><text:s/></text:span><text:span text:style-name="T58_27">quantas</text:span><text:span text:style-name="T58_28"><text:s/></text:span><text:span text:style-name="T58_29">medalhas</text:span><text:span text:style-name="T58_30"><text:s/></text:span><text:span text:style-name="T58_31">deste</text:span><text:span text:style-name="T58_32"><text:s/></text:span><text:span text:style-name="T58_33">mesmo</text:span><text:span text:style-name="T58_34"><text:s/></text:span><text:span text:style-name="T58_35">tipo</text:span><text:span text:style-name="T58_36"><text:s/></text:span><text:span text:style-name="T58_37">aquele</text:span><text:span text:style-name="T58_38"><text:s/></text:span><text:span text:style-name="T58_39">país</text:span><text:span text:style-name="T58_40"><text:s/></text:span><text:span text:style-name="T58_41">possui</text:span><text:span text:style-name="T58_42">.</text:span></text:p>
            </text:list-item>
          </text:list>
        </text:list-item>
        <text:list-item>
          <text:p text:style-name="P59"><text:span text:style-name="T59_1">public</text:span><text:span text:style-name="T59_2"><text:s/></text:span><text:span text:style-name="T59_3">int</text:span><text:span text:style-name="T59_4"><text:s/></text:span><text:span text:style-name="T59_5">winMedal</text:span><text:span text:style-name="T59_6">(</text:span><text:span text:style-name="T59_7">int</text:span><text:span text:style-name="T59_8"><text:s/></text:span><text:span text:style-name="T59_9">type</text:span><text:span text:style-name="T59_10">)</text:span></text:p>
          <text:list>
            <text:list-item>
              <text:p text:style-name="P60"><text:span text:style-name="T60_1">Método</text:span><text:span text:style-name="T60_2"><text:s/></text:span><text:span text:style-name="T60_3">público</text:span><text:span text:style-name="T60_4"><text:s/></text:span><text:span text:style-name="T60_5">responsável</text:span><text:span text:style-name="T60_6"><text:s/></text:span><text:span text:style-name="T60_7">por</text:span><text:span text:style-name="T60_8"><text:s/></text:span><text:span text:style-name="T60_9">chamar</text:span><text:span text:style-name="T60_10"><text:s/></text:span><text:span text:style-name="T60_11">addMedal</text:span><text:span text:style-name="T60_12"><text:s/></text:span><text:span text:style-name="T60_13">e</text:span><text:span text:style-name="T60_14"><text:s/></text:span><text:span text:style-name="T60_15">distribuir</text:span><text:span text:style-name="T60_16"><text:s/></text:span><text:span text:style-name="T60_17">a</text:span><text:span text:style-name="T60_18"><text:s/></text:span><text:span text:style-name="T60_19">medalha</text:span><text:span text:style-name="T60_20"><text:s/></text:span><text:span text:style-name="T60_21">de</text:span><text:span text:style-name="T60_22"><text:s/></text:span><text:span text:style-name="T60_23">um</text:span><text:span text:style-name="T60_24"><text:s/></text:span><text:span text:style-name="T60_25">certo</text:span><text:span text:style-name="T60_26"><text:s/></text:span><text:span text:style-name="T60_27">tipo</text:span><text:span text:style-name="T60_28">.</text:span></text:p>
            </text:list-item>
          </text:list>
        </text:list-item>
        <text:list-item>
          <text:p text:style-name="P61"><text:span text:style-name="T61_1">public</text:span><text:span text:style-name="T61_2"><text:s/></text:span><text:span text:style-name="T61_3">String</text:span><text:span text:style-name="T61_4"><text:s/></text:span><text:span text:style-name="T61_5">toString</text:span><text:span text:style-name="T61_6">()</text:span></text:p>
          <text:list>
            <text:list-item>
              <text:p text:style-name="P62"><text:span text:style-name="T62_1">Retorna</text:span><text:span text:style-name="T62_2"><text:s/></text:span><text:span text:style-name="T62_3">uma</text:span><text:span text:style-name="T62_4"><text:s/></text:span><text:span text:style-name="T62_5">representação</text:span><text:span text:style-name="T62_6"><text:s/></text:span><text:span text:style-name="T62_7">do</text:span><text:span text:style-name="T62_8"><text:s/></text:span><text:span text:style-name="T62_9">país</text:span><text:span text:style-name="T62_10"><text:s/></text:span><text:span text:style-name="T62_11">como</text:span><text:span text:style-name="T62_12"><text:s/></text:span><text:span text:style-name="T62_13">uma</text:span><text:span text:style-name="T62_14"><text:s/></text:span><text:span text:style-name="T62_15">string</text:span><text:span text:style-name="T62_16">,<text:s/></text:span><text:span text:style-name="T62_17">já</text:span><text:span text:style-name="T62_18"><text:s/></text:span><text:span text:style-name="T62_19">formatado</text:span><text:span text:style-name="T62_20"><text:s/></text:span><text:span text:style-name="T62_21">para</text:span><text:span text:style-name="T62_22"><text:s/></text:span><text:span text:style-name="T62_23">saída</text:span><text:span text:style-name="T62_24"><text:s/></text:span><text:span text:style-name="T62_25">no</text:span><text:span text:style-name="T62_26"><text:s/></text:span><text:span text:style-name="T62_27">quadro</text:span><text:span text:style-name="T62_28"><text:s/></text:span><text:span text:style-name="T62_29">de</text:span><text:span text:style-name="T62_30"><text:s/></text:span><text:span text:style-name="T62_31">medalhas</text:span><text:span text:style-name="T62_32">.</text:span></text:p>
            </text:list-item>
          </text:list>
        </text:list-item>
        <text:list-item>
          <text:p text:style-name="P63"><text:span text:style-name="T63_1">public</text:span><text:span text:style-name="T63_2"><text:s/></text:span><text:span text:style-name="T63_3">int</text:span><text:span text:style-name="T63_4"><text:s/></text:span><text:span text:style-name="T63_5">compareTo</text:span><text:span text:style-name="T63_6">(</text:span><text:span text:style-name="T63_7">Country</text:span><text:span text:style-name="T63_8"><text:s/></text:span><text:span text:style-name="T63_9">o</text:span><text:span text:style-name="T63_10">)</text:span></text:p>
          <text:list>
            <text:list-item>
              <text:p text:style-name="P64"><text:span text:style-name="T64_1">Método</text:span><text:span text:style-name="T64_2"><text:s/></text:span><text:span text:style-name="T64_3">responsável</text:span><text:span text:style-name="T64_4"><text:s/></text:span><text:span text:style-name="T64_5">pela</text:span><text:span text:style-name="T64_6"><text:s/></text:span><text:span text:style-name="T64_7">lógica</text:span><text:span text:style-name="T64_8"><text:s/></text:span><text:span text:style-name="T64_9">de</text:span><text:span text:style-name="T64_10"><text:s/></text:span><text:span text:style-name="T64_11">ordenação</text:span><text:span text:style-name="T64_12"><text:s/></text:span><text:span text:style-name="T64_13">dos</text:span><text:span text:style-name="T64_14"><text:s/></text:span><text:span text:style-name="T64_15">países</text:span><text:span text:style-name="T64_16"><text:s/></text:span><text:span text:style-name="T64_17">no</text:span><text:span text:style-name="T64_18"><text:s/></text:span><text:span text:style-name="T64_19">quadro</text:span><text:span text:style-name="T64_20"><text:s/></text:span><text:span text:style-name="T64_21">de</text:span><text:span text:style-name="T64_22"><text:s/></text:span><text:span text:style-name="T64_23">medalhas</text:span><text:span text:style-name="T64_24">.<text:s/></text:span><text:span text:style-name="T64_25">São</text:span><text:span text:style-name="T64_26"><text:s/></text:span><text:span text:style-name="T64_27">ordenados</text:span><text:span text:style-name="T64_28"><text:s/></text:span><text:span text:style-name="T64_29">primeiro</text:span><text:span text:style-name="T64_30"><text:s/></text:span><text:span text:style-name="T64_31">pela</text:span><text:span text:style-name="T64_32"><text:s/></text:span><text:span text:style-name="T64_33">número</text:span><text:span text:style-name="T64_34"><text:s/></text:span><text:span text:style-name="T64_35">de</text:span><text:span text:style-name="T64_36"><text:s/></text:span><text:span text:style-name="T64_37">ouros</text:span><text:span text:style-name="T64_38">,<text:s/></text:span><text:span text:style-name="T64_39">em</text:span><text:span text:style-name="T64_40"><text:s/></text:span><text:span text:style-name="T64_41">caso</text:span><text:span text:style-name="T64_42"><text:s/></text:span><text:span text:style-name="T64_43">de</text:span><text:span text:style-name="T64_44"><text:s/></text:span><text:span text:style-name="T64_45">empate</text:span><text:span text:style-name="T64_46"><text:s/></text:span><text:span text:style-name="T64_47">o</text:span><text:span text:style-name="T64_48"><text:s/></text:span><text:span text:style-name="T64_49">número</text:span><text:span text:style-name="T64_50"><text:s/></text:span><text:span text:style-name="T64_51">de</text:span><text:span text:style-name="T64_52"><text:s/></text:span><text:span text:style-name="T64_53">pratas</text:span><text:span text:style-name="T64_54"><text:s/></text:span><text:span text:style-name="T64_55">e</text:span><text:span text:style-name="T64_56"><text:s/></text:span><text:span text:style-name="T64_57">depois</text:span><text:span text:style-name="T64_58"><text:s/></text:span><text:span text:style-name="T64_59">o</text:span><text:span text:style-name="T64_60"><text:s/></text:span><text:span text:style-name="T64_61">de</text:span><text:span text:style-name="T64_62"><text:s/></text:span><text:span text:style-name="T64_63">bronzes</text:span><text:span text:style-name="T64_64"><text:s/></text:span><text:span text:style-name="T64_65">é</text:span><text:span text:style-name="T64_66"><text:s/></text:span><text:span text:style-name="T64_67">utilizado</text:span><text:span text:style-name="T64_68"><text:s/></text:span><text:span text:style-name="T64_69">no</text:span><text:span text:style-name="T64_70"><text:s/></text:span><text:span text:style-name="T64_71">desempate</text:span><text:span text:style-name="T64_72">.<text:s/></text:span><text:span text:style-name="T64_73">Esse</text:span><text:span text:style-name="T64_74"><text:s/></text:span><text:span text:style-name="T64_75">método</text:span><text:span text:style-name="T64_76"><text:s/></text:span><text:span text:style-name="T64_77">é</text:span><text:span text:style-name="T64_78"><text:s/></text:span><text:span text:style-name="T64_79">necessário</text:span><text:span text:style-name="T64_80"><text:s/></text:span><text:span text:style-name="T64_81">pois</text:span><text:span text:style-name="T64_82"><text:s/></text:span><text:span text:style-name="T64_83">Country</text:span><text:span text:style-name="T64_84"><text:s/></text:span><text:span text:style-name="T64_85">implementa</text:span><text:span text:style-name="T64_86"><text:s/></text:span><text:span text:style-name="T64_87">a</text:span><text:span text:style-name="T64_88"><text:s/></text:span><text:span text:style-name="T64_89">interface</text:span><text:span text:style-name="T64_90"><text:s/></text:span><text:span text:style-name="T64_91">Comparable</text:span><text:span text:style-name="T64_92">.</text:span></text:p>
            </text:list-item>
          </text:list>
        </text:list-item>
      </text:list>
      <text:h text:style-name="P65" text:outline-level="10"><text:bookmark-start text:name="h.tt2u97ysdr1l"/><text:bookmark-end text:name="h.tt2u97ysdr1l"/><text:span text:style-name="T65_1">Classe</text:span><text:span text:style-name="T65_2"><text:s/></text:span><text:span text:style-name="T65_3">CountryContainer</text:span></text:h>
      <text:p text:style-name="P66"><text:span text:style-name="T66_1">Essa</text:span><text:span text:style-name="T66_2"><text:s/></text:span><text:span text:style-name="T66_3">classe</text:span><text:span text:style-name="T66_4"><text:s/></text:span><text:span text:style-name="T66_5">possui</text:span><text:span text:style-name="T66_6"><text:s/></text:span><text:span text:style-name="T66_7">um</text:span><text:span text:style-name="T66_8"><text:s/></text:span><text:span text:style-name="T66_9">TreeMap</text:span><text:span text:style-name="T66_10"><text:s/></text:span><text:span text:style-name="T66_11">que</text:span><text:span text:style-name="T66_12"><text:s/></text:span><text:span text:style-name="T66_13">guarda</text:span><text:span text:style-name="T66_14"><text:s/></text:span><text:span text:style-name="T66_15">os</text:span><text:span text:style-name="T66_16"><text:s/></text:span><text:span text:style-name="T66_17">países</text:span><text:span text:style-name="T66_18"><text:s/></text:span><text:span text:style-name="T66_19">indexados</text:span><text:span text:style-name="T66_20"><text:s/></text:span><text:span text:style-name="T66_21">pelos</text:span><text:span text:style-name="T66_22"><text:s/></text:span><text:span text:style-name="T66_23">seus</text:span><text:span text:style-name="T66_24"><text:s/></text:span><text:span text:style-name="T66_25">números</text:span><text:span text:style-name="T66_26"><text:s/></text:span><text:span text:style-name="T66_27">de</text:span><text:span text:style-name="T66_28"><text:s/></text:span><text:span text:style-name="T66_29">identificação</text:span><text:span text:style-name="T66_30">.<text:s/></text:span><text:span text:style-name="T66_31">Os</text:span><text:span text:style-name="T66_32"><text:s/></text:span><text:span text:style-name="T66_33">métodos</text:span><text:span text:style-name="T66_34"><text:s/></text:span><text:span text:style-name="T66_35">implementados</text:span><text:span text:style-name="T66_36"><text:s/></text:span><text:span text:style-name="T66_37">são</text:span><text:span text:style-name="T66_38">:</text:span></text:p>
      <text:list text:style-name="LS9" xml:id="list42">
        <text:list-item>
          <text:p text:style-name="P67"><text:span text:style-name="T67_1">public</text:span><text:span text:style-name="T67_2"><text:s/></text:span><text:span text:style-name="T67_3">CountryContainer</text:span><text:span text:style-name="T67_4">()</text:span></text:p>
          <text:list>
            <text:list-item>
              <text:p text:style-name="P68"><text:span text:style-name="T68_1">Cria</text:span><text:span text:style-name="T68_2"><text:s/></text:span><text:span text:style-name="T68_3">o</text:span><text:span text:style-name="T68_4"><text:s/></text:span><text:span text:style-name="T68_5">objeto</text:span><text:span text:style-name="T68_6"><text:s/></text:span><text:span text:style-name="T68_7">com</text:span><text:span text:style-name="T68_8"><text:s/></text:span><text:span text:style-name="T68_9">o</text:span><text:span text:style-name="T68_10"><text:s/></text:span><text:span text:style-name="T68_11">TreeMap</text:span><text:span text:style-name="T68_12"><text:s/></text:span><text:span text:style-name="T68_13">vazio</text:span><text:span text:style-name="T68_14">.</text:span></text:p>
            </text:list-item>
          </text:list>
        </text:list-item>
        <text:list-item>
          <text:p text:style-name="P69"><text:span text:style-name="T69_1">public</text:span><text:span text:style-name="T69_2"><text:s/></text:span><text:span text:style-name="T69_3">CountryContainer</text:span><text:span text:style-name="T69_4">(</text:span><text:span text:style-name="T69_5">String</text:span><text:span text:style-name="T69_6"><text:s/></text:span><text:span text:style-name="T69_7">fileAddress</text:span><text:span text:style-name="T69_8">)</text:span></text:p>
          <text:list>
            <text:list-item>
              <text:p text:style-name="P70"><text:span text:style-name="T70_1">Overload</text:span><text:span text:style-name="T70_2"><text:s/></text:span><text:span text:style-name="T70_3">do</text:span><text:span text:style-name="T70_4"><text:s/></text:span><text:span text:style-name="T70_5">método</text:span><text:span text:style-name="T70_6"><text:s/></text:span><text:span text:style-name="T70_7">construtor</text:span><text:span text:style-name="T70_8"><text:s/></text:span><text:span text:style-name="T70_9">que</text:span><text:span text:style-name="T70_10"><text:s/></text:span><text:span text:style-name="T70_11">permite</text:span><text:span text:style-name="T70_12"><text:s/></text:span><text:span text:style-name="T70_13">criar</text:span><text:span text:style-name="T70_14"><text:s/></text:span><text:span text:style-name="T70_15">uma</text:span><text:span text:style-name="T70_16"><text:s/></text:span><text:span text:style-name="T70_17">instância</text:span><text:span text:style-name="T70_18"><text:s/></text:span><text:span text:style-name="T70_19">já</text:span><text:span text:style-name="T70_20"><text:s/></text:span><text:span text:style-name="T70_21">com</text:span><text:span text:style-name="T70_22"><text:s/></text:span><text:span text:style-name="T70_23">o</text:span><text:span text:style-name="T70_24"><text:s/></text:span><text:span text:style-name="T70_25">TreeMap</text:span><text:span text:style-name="T70_26"><text:s/></text:span><text:span text:style-name="T70_27">preenchido</text:span><text:span text:style-name="T70_28"><text:s/></text:span><text:span text:style-name="T70_29">com</text:span><text:span text:style-name="T70_30"><text:s/></text:span><text:span text:style-name="T70_31">os</text:span><text:span text:style-name="T70_32"><text:s/></text:span><text:span text:style-name="T70_33">registros</text:span><text:span text:style-name="T70_34"><text:s/></text:span><text:span text:style-name="T70_35">de</text:span><text:span text:style-name="T70_36"><text:s/></text:span><text:span text:style-name="T70_37">um</text:span><text:span text:style-name="T70_38"><text:s/></text:span><text:span text:style-name="T70_39">arquivo</text:span><text:span text:style-name="T70_40"><text:s/></text:span><text:span text:style-name="T70_41">que</text:span><text:span text:style-name="T70_42"><text:s/></text:span><text:span text:style-name="T70_43">deve</text:span><text:span text:style-name="T70_44"><text:s/></text:span><text:span text:style-name="T70_45">ser</text:span><text:span text:style-name="T70_46"><text:s/></text:span><text:span text:style-name="T70_47">informado</text:span><text:span text:style-name="T70_48"><text:s/></text:span><text:span text:style-name="T70_49">como</text:span><text:span text:style-name="T70_50"><text:s/></text:span><text:span text:style-name="T70_51">argumento</text:span><text:span text:style-name="T70_52">.</text:span></text:p>
            </text:list-item>
          </text:list>
        </text:list-item>
        <text:list-item>
          <text:p text:style-name="P71"><text:span text:style-name="T71_1">public</text:span><text:span text:style-name="T71_2"><text:s/></text:span><text:span text:style-name="T71_3">void</text:span><text:span text:style-name="T71_4"><text:s/></text:span><text:span text:style-name="T71_5">insertCountry</text:span><text:span text:style-name="T71_6">(</text:span><text:span text:style-name="T71_7">int</text:span><text:span text:style-name="T71_8"><text:s/></text:span><text:span text:style-name="T71_9">id</text:span><text:span text:style-name="T71_10">,<text:s/></text:span><text:span text:style-name="T71_11">String</text:span><text:span text:style-name="T71_12"><text:s/></text:span><text:span text:style-name="T71_13">name</text:span><text:span text:style-name="T71_14">)</text:span></text:p>
          <text:list>
            <text:list-item>
              <text:p text:style-name="P72"><text:span text:style-name="T72_1">Cria</text:span><text:span text:style-name="T72_2"><text:s/></text:span><text:span text:style-name="T72_3">um</text:span><text:span text:style-name="T72_4"><text:s/></text:span><text:span text:style-name="T72_5">objeto</text:span><text:span text:style-name="T72_6"><text:s/></text:span><text:span text:style-name="T72_7">Country</text:span><text:span text:style-name="T72_8"><text:s/></text:span><text:span text:style-name="T72_9">e</text:span><text:span text:style-name="T72_10"><text:s/></text:span><text:span text:style-name="T72_11">insere</text:span><text:span text:style-name="T72_12"><text:s/></text:span><text:span text:style-name="T72_13">no</text:span><text:span text:style-name="T72_14"><text:s/></text:span><text:span text:style-name="T72_15">TreeMap</text:span><text:span text:style-name="T72_16"><text:s/></text:span><text:span text:style-name="T72_17">com</text:span><text:span text:style-name="T72_18"><text:s/></text:span><text:span text:style-name="T72_19">o</text:span><text:span text:style-name="T72_20"><text:s/></text:span><text:span text:style-name="T72_21">Id</text:span><text:span text:style-name="T72_22"><text:s/></text:span><text:span text:style-name="T72_23">informado</text:span><text:span text:style-name="T72_24">.</text:span></text:p>
            </text:list-item>
          </text:list>
        </text:list-item>
        <text:list-item>
          <text:p text:style-name="P73"><text:span text:style-name="T73_1">public</text:span><text:span text:style-name="T73_2"><text:s/></text:span><text:span text:style-name="T73_3">String</text:span><text:span text:style-name="T73_4"><text:s/></text:span><text:span text:style-name="T73_5">toString</text:span><text:span text:style-name="T73_6">()</text:span></text:p>
          <text:list>
            <text:list-item>
              <text:p text:style-name="P74"><text:span text:style-name="T74_1">Retorna</text:span><text:span text:style-name="T74_2"><text:s/></text:span><text:span text:style-name="T74_3">um</text:span><text:span text:style-name="T74_4"><text:s/></text:span><text:span text:style-name="T74_5">string</text:span><text:span text:style-name="T74_6"><text:s/></text:span><text:span text:style-name="T74_7">com</text:span><text:span text:style-name="T74_8"><text:s/></text:span><text:span text:style-name="T74_9">uma</text:span><text:span text:style-name="T74_10"><text:s/></text:span><text:span text:style-name="T74_11">representação</text:span><text:span text:style-name="T74_12"><text:s/></text:span><text:span text:style-name="T74_13">da</text:span><text:span text:style-name="T74_14"><text:s/></text:span><text:span text:style-name="T74_15">classe</text:span><text:span text:style-name="T74_16"><text:s/></text:span><text:span text:style-name="T74_17">que</text:span><text:span text:style-name="T74_18"><text:s/></text:span><text:span text:style-name="T74_19">é</text:span><text:span text:style-name="T74_20"><text:s/></text:span><text:span text:style-name="T74_21">exatamente</text:span><text:span text:style-name="T74_22"><text:s/></text:span><text:span text:style-name="T74_23">o</text:span><text:span text:style-name="T74_24"><text:s/></text:span><text:span text:style-name="T74_25">quadro</text:span><text:span text:style-name="T74_26"><text:s/></text:span><text:span text:style-name="T74_27">de</text:span><text:span text:style-name="T74_28"><text:s/></text:span><text:span text:style-name="T74_29">medalhas</text:span><text:span text:style-name="T74_30">.<text:s/></text:span><text:span text:style-name="T74_31">Antes</text:span><text:span text:style-name="T74_32"><text:s/></text:span><text:span text:style-name="T74_33">de</text:span><text:span text:style-name="T74_34"><text:s/></text:span><text:span text:style-name="T74_35">gerar</text:span><text:span text:style-name="T74_36"><text:s/></text:span><text:span text:style-name="T74_37">a</text:span><text:span text:style-name="T74_38"><text:s/></text:span><text:span text:style-name="T74_39">string</text:span><text:span text:style-name="T74_40"><text:s/></text:span><text:span text:style-name="T74_41">os</text:span><text:span text:style-name="T74_42"><text:s/></text:span><text:span text:style-name="T74_43">países</text:span><text:span text:style-name="T74_44"><text:s/></text:span><text:span text:style-name="T74_45">são</text:span><text:span text:style-name="T74_46"><text:s/></text:span><text:span text:style-name="T74_47">ordenados</text:span><text:span text:style-name="T74_48"><text:s/></text:span><text:span text:style-name="T74_49">conforme</text:span><text:span text:style-name="T74_50"><text:s/></text:span><text:span text:style-name="T74_51">o</text:span><text:span text:style-name="T74_52"><text:s/></text:span><text:span text:style-name="T74_53">número</text:span><text:span text:style-name="T74_54"><text:s/></text:span><text:span text:style-name="T74_55">de</text:span><text:span text:style-name="T74_56"><text:s/></text:span><text:span text:style-name="T74_57">medalhas</text:span><text:span text:style-name="T74_58">.</text:span></text:p>
            </text:list-item>
          </text:list>
        </text:list-item>
      </text:list>
      <text:h text:style-name="P75" text:outline-level="10"><text:bookmark-start text:name="h.khectxix7ctf"/><text:bookmark-end text:name="h.khectxix7ctf"/><text:span text:style-name="T75_1">Classe</text:span><text:span text:style-name="T75_2"><text:s/></text:span><text:span text:style-name="T75_3">Result</text:span></text:h>
      <text:p text:style-name="P76"><text:span text:style-name="T76_1">Essa</text:span><text:span text:style-name="T76_2"><text:s/></text:span><text:span text:style-name="T76_3">classe</text:span><text:span text:style-name="T76_4"><text:s/></text:span><text:span text:style-name="T76_5">é</text:span><text:span text:style-name="T76_6"><text:s/></text:span><text:span text:style-name="T76_7">a</text:span><text:span text:style-name="T76_8"><text:s/></text:span><text:span text:style-name="T76_9">responsável</text:span><text:span text:style-name="T76_10"><text:s/></text:span><text:span text:style-name="T76_11">por</text:span><text:span text:style-name="T76_12"><text:s/></text:span><text:span text:style-name="T76_13">ligar</text:span><text:span text:style-name="T76_14"><text:s/></text:span><text:span text:style-name="T76_15">um</text:span><text:span text:style-name="T76_16"><text:s/></text:span><text:span text:style-name="T76_17">resultado</text:span><text:span text:style-name="T76_18"><text:s/></text:span><text:span text:style-name="T76_19">a</text:span><text:span text:style-name="T76_20"><text:s/></text:span><text:span text:style-name="T76_21">um</text:span><text:span text:style-name="T76_22"><text:s/></text:span><text:span text:style-name="T76_23">atleta</text:span><text:span text:style-name="T76_24">,<text:s/></text:span><text:span text:style-name="T76_25">depois</text:span><text:span text:style-name="T76_26"><text:s/></text:span><text:span text:style-name="T76_27">a</text:span><text:span text:style-name="T76_28"><text:s/></text:span><text:span text:style-name="T76_29">instância</text:span><text:span text:style-name="T76_30"><text:s/></text:span><text:span text:style-name="T76_31">dessa</text:span><text:span text:style-name="T76_32"><text:s/></text:span><text:span text:style-name="T76_33">classe</text:span><text:span text:style-name="T76_34"><text:s/></text:span><text:span text:style-name="T76_35">é</text:span><text:span text:style-name="T76_36"><text:s/></text:span><text:span text:style-name="T76_37">armazenada</text:span><text:span text:style-name="T76_38"><text:s/></text:span><text:span text:style-name="T76_39">em</text:span><text:span text:style-name="T76_40"><text:s/></text:span><text:span text:style-name="T76_41">uma</text:span><text:span text:style-name="T76_42"><text:s/></text:span><text:span text:style-name="T76_43">lista</text:span><text:span text:style-name="T76_44"><text:s/></text:span><text:span text:style-name="T76_45">do</text:span><text:span text:style-name="T76_46"><text:s/></text:span><text:span text:style-name="T76_47">esporte</text:span><text:span text:style-name="T76_48"><text:s/></text:span><text:span text:style-name="T76_49">que</text:span><text:span text:style-name="T76_50"><text:s/></text:span><text:span text:style-name="T76_51">aquele</text:span><text:span text:style-name="T76_52"><text:s/></text:span><text:span text:style-name="T76_53">atleta</text:span><text:span text:style-name="T76_54"><text:s/></text:span><text:span text:style-name="T76_55">competiu</text:span><text:span text:style-name="T76_56"><text:s/></text:span><text:span text:style-name="T76_57">para</text:span><text:span text:style-name="T76_58"><text:s/></text:span><text:span text:style-name="T76_59">que</text:span><text:span text:style-name="T76_60"><text:s/></text:span><text:span text:style-name="T76_61">seja</text:span><text:span text:style-name="T76_62"><text:s/></text:span><text:span text:style-name="T76_63">possível</text:span><text:span text:style-name="T76_64"><text:s/></text:span><text:span text:style-name="T76_65">classificar</text:span><text:span text:style-name="T76_66"><text:s/></text:span><text:span text:style-name="T76_67">os</text:span><text:span text:style-name="T76_68"><text:s/></text:span><text:span text:style-name="T76_69">atletas</text:span><text:span text:style-name="T76_70">.<text:s/></text:span><text:span text:style-name="T76_71">As</text:span><text:span text:style-name="T76_72"><text:s/></text:span><text:span text:style-name="T76_73">instâncias</text:span><text:span text:style-name="T76_74"><text:s/></text:span><text:span text:style-name="T76_75">dessa</text:span><text:span text:style-name="T76_76"><text:s/></text:span><text:span text:style-name="T76_77">classe</text:span><text:span text:style-name="T76_78"><text:s/></text:span><text:span text:style-name="T76_79">possuem</text:span><text:span text:style-name="T76_80"><text:s/></text:span><text:span text:style-name="T76_81">dois</text:span><text:span text:style-name="T76_82"><text:s/></text:span><text:span text:style-name="T76_83">atributos</text:span><text:span text:style-name="T76_84">,<text:s/></text:span><text:span text:style-name="T76_85">um</text:span><text:span text:style-name="T76_86"><text:s/></text:span><text:span text:style-name="T76_87">apontador</text:span><text:span text:style-name="T76_88"><text:s/></text:span><text:span text:style-name="T76_89">para</text:span><text:span text:style-name="T76_90"><text:s/></text:span><text:span text:style-name="T76_91">o</text:span><text:span text:style-name="T76_92"><text:s/></text:span><text:span text:style-name="T76_93">atleta</text:span><text:span text:style-name="T76_94"><text:s/></text:span><text:span text:style-name="T76_95">responsável</text:span><text:span text:style-name="T76_96"><text:s/></text:span><text:span text:style-name="T76_97">pelo</text:span><text:span text:style-name="T76_98"><text:s/></text:span><text:span text:style-name="T76_99">resultado</text:span><text:span text:style-name="T76_100"><text:s/></text:span><text:span text:style-name="T76_101">obtido</text:span><text:span text:style-name="T76_102"><text:s/></text:span><text:span text:style-name="T76_103">e</text:span><text:span text:style-name="T76_104"><text:s/></text:span><text:span text:style-name="T76_105">o</text:span><text:span text:style-name="T76_106"><text:s/></text:span><text:span text:style-name="T76_107">valor</text:span><text:span text:style-name="T76_108"><text:s/></text:span><text:span text:style-name="T76_109">do</text:span><text:span text:style-name="T76_110"><text:s/></text:span><text:span text:style-name="T76_111">resultado</text:span><text:span text:style-name="T76_112"><text:s/></text:span><text:span text:style-name="T76_113">obtido</text:span><text:span text:style-name="T76_114">.<text:s/></text:span><text:span text:style-name="T76_115">Os</text:span><text:span text:style-name="T76_116"><text:s/></text:span><text:span text:style-name="T76_117">métodos</text:span><text:span text:style-name="T76_118"><text:s/></text:span><text:span text:style-name="T76_119">são</text:span><text:span text:style-name="T76_120">:</text:span></text:p>
      <text:list text:style-name="LS10" xml:id="list50">
        <text:list-item>
          <text:p text:style-name="P77"><text:span text:style-name="T77_1">public</text:span><text:span text:style-name="T77_2"><text:s/></text:span><text:span text:style-name="T77_3">Result</text:span><text:span text:style-name="T77_4">(</text:span><text:span text:style-name="T77_5">Athlete</text:span><text:span text:style-name="T77_6"><text:s/></text:span><text:span text:style-name="T77_7">athlete</text:span><text:span text:style-name="T77_8">,<text:s/></text:span><text:span text:style-name="T77_9">double</text:span><text:span text:style-name="T77_10"><text:s/></text:span><text:span text:style-name="T77_11">score</text:span><text:span text:style-name="T77_12">)</text:span></text:p>
          <text:list>
            <text:list-item>
              <text:p text:style-name="P78"><text:span text:style-name="T78_1">Construtor</text:span><text:span text:style-name="T78_2"><text:s/></text:span><text:span text:style-name="T78_3">básico</text:span></text:p>
            </text:list-item>
          </text:list>
        </text:list-item>
        <text:list-item>
          <text:p text:style-name="P79"><text:span text:style-name="T79_1">public</text:span><text:span text:style-name="T79_2"><text:s/></text:span><text:span text:style-name="T79_3">static</text:span><text:span text:style-name="T79_4"><text:s/></text:span><text:span text:style-name="T79_5">double</text:span><text:span text:style-name="T79_6">[]<text:s/></text:span><text:span text:style-name="T79_7">parseResults</text:span><text:span text:style-name="T79_8">(</text:span><text:span text:style-name="T79_9">String</text:span><text:span text:style-name="T79_10">[]<text:s/></text:span><text:span text:style-name="T79_11">line</text:span><text:span text:style-name="T79_12">)</text:span></text:p>
          <text:list>
            <text:list-item>
              <text:p text:style-name="P80"><text:span text:style-name="T80_1">Método</text:span><text:span text:style-name="T80_2"><text:s/></text:span><text:span text:style-name="T80_3">utilitário</text:span><text:span text:style-name="T80_4"><text:s/></text:span><text:span text:style-name="T80_5">que</text:span><text:span text:style-name="T80_6"><text:s/></text:span><text:span text:style-name="T80_7">serve</text:span><text:span text:style-name="T80_8"><text:s/></text:span><text:span text:style-name="T80_9">para</text:span><text:span text:style-name="T80_10"><text:s/></text:span><text:span text:style-name="T80_11">converter</text:span><text:span text:style-name="T80_12"><text:s/></text:span><text:span text:style-name="T80_13">o</text:span><text:span text:style-name="T80_14"><text:s/></text:span><text:span text:style-name="T80_15">string</text:span><text:span text:style-name="T80_16"><text:s/></text:span><text:span text:style-name="T80_17">de</text:span><text:span text:style-name="T80_18"><text:s/></text:span><text:span text:style-name="T80_19">resultados</text:span><text:span text:style-name="T80_20"><text:s/></text:span><text:span text:style-name="T80_21">do</text:span><text:span text:style-name="T80_22"><text:s/></text:span><text:span text:style-name="T80_23">arquivo</text:span><text:span text:style-name="T80_24"><text:s/></text:span><text:span text:style-name="T80_25">de</text:span><text:span text:style-name="T80_26"><text:s/></text:span><text:span text:style-name="T80_27">entrada</text:span><text:span text:style-name="T80_28"><text:s/></text:span><text:span text:style-name="T80_29">em</text:span><text:span text:style-name="T80_30"><text:s/></text:span><text:span text:style-name="T80_31">um</text:span><text:span text:style-name="T80_32"><text:s/></text:span><text:span text:style-name="T80_33">arranjo</text:span><text:span text:style-name="T80_34"><text:s/></text:span><text:span text:style-name="T80_35">de</text:span><text:span text:style-name="T80_36"><text:s/></text:span><text:span text:style-name="T80_37">double</text:span><text:span text:style-name="T80_38"><text:s/></text:span><text:span text:style-name="T80_39">para</text:span><text:span text:style-name="T80_40"><text:s/></text:span><text:span text:style-name="T80_41">que</text:span><text:span text:style-name="T80_42"><text:s/></text:span><text:span text:style-name="T80_43">os</text:span><text:span text:style-name="T80_44"><text:s/></text:span><text:span text:style-name="T80_45">resultados</text:span><text:span text:style-name="T80_46"><text:s/></text:span><text:span text:style-name="T80_47">sejam</text:span><text:span text:style-name="T80_48"><text:s/></text:span><text:span text:style-name="T80_49">comparados</text:span><text:span text:style-name="T80_50"><text:s/></text:span><text:span text:style-name="T80_51">corretamente</text:span><text:span text:style-name="T80_52">.</text:span></text:p>
            </text:list-item>
          </text:list>
        </text:list-item>
        <text:list-item>
          <text:p text:style-name="P81"><text:span text:style-name="T81_1">public</text:span><text:span text:style-name="T81_2"><text:s/></text:span><text:span text:style-name="T81_3">Athlete</text:span><text:span text:style-name="T81_4"><text:s/></text:span><text:span text:style-name="T81_5">getAthlete</text:span><text:span text:style-name="T81_6">()</text:span></text:p>
          <text:list>
            <text:list-item>
              <text:p text:style-name="P82"><text:span text:style-name="T82_1">Retorna</text:span><text:span text:style-name="T82_2"><text:s/></text:span><text:span text:style-name="T82_3">o</text:span><text:span text:style-name="T82_4"><text:s/></text:span><text:span text:style-name="T82_5">Atleta</text:span><text:span text:style-name="T82_6"><text:s/></text:span><text:span text:style-name="T82_7">responsável</text:span><text:span text:style-name="T82_8"><text:s/></text:span><text:span text:style-name="T82_9">pelo</text:span><text:span text:style-name="T82_10"><text:s/></text:span><text:span text:style-name="T82_11">resultado</text:span></text:p>
            </text:list-item>
          </text:list>
        </text:list-item>
        <text:list-item>
          <text:p text:style-name="P83"><text:span text:style-name="T83_1">public</text:span><text:span text:style-name="T83_2"><text:s/></text:span><text:span text:style-name="T83_3">double</text:span><text:span text:style-name="T83_4"><text:s/></text:span><text:span text:style-name="T83_5">getScore</text:span><text:span text:style-name="T83_6">()</text:span></text:p>
          <text:list>
            <text:list-item>
              <text:p text:style-name="P84"><text:span text:style-name="T84_1">Retorna</text:span><text:span text:style-name="T84_2"><text:s/></text:span><text:span text:style-name="T84_3">o</text:span><text:span text:style-name="T84_4"><text:s/></text:span><text:span text:style-name="T84_5">valor</text:span><text:span text:style-name="T84_6"><text:s/></text:span><text:span text:style-name="T84_7">do</text:span><text:span text:style-name="T84_8"><text:s/></text:span><text:span text:style-name="T84_9">resultado</text:span><text:span text:style-name="T84_10"><text:s/></text:span><text:span text:style-name="T84_11">obtido</text:span><text:span text:style-name="T84_12"><text:s/></text:span><text:span text:style-name="T84_13">pelo</text:span><text:span text:style-name="T84_14"><text:s/></text:span><text:span text:style-name="T84_15">atleta</text:span><text:span text:style-name="T84_16">.</text:span></text:p>
            </text:list-item>
          </text:list>
        </text:list-item>
        <text:list-item>
          <text:p text:style-name="P85"><text:span text:style-name="T85_1">public</text:span><text:span text:style-name="T85_2"><text:s/></text:span><text:span text:style-name="T85_3">int</text:span><text:span text:style-name="T85_4"><text:s/></text:span><text:span text:style-name="T85_5">compareTo</text:span><text:span text:style-name="T85_6">(</text:span><text:span text:style-name="T85_7">Result</text:span><text:span text:style-name="T85_8"><text:s/></text:span><text:span text:style-name="T85_9">o</text:span><text:span text:style-name="T85_10">)</text:span></text:p>
          <text:list>
            <text:list-item>
              <text:p text:style-name="P86"><text:span text:style-name="T86_1">Método</text:span><text:span text:style-name="T86_2"><text:s/></text:span><text:span text:style-name="T86_3">necessário</text:span><text:span text:style-name="T86_4"><text:s/></text:span><text:span text:style-name="T86_5">para</text:span><text:span text:style-name="T86_6"><text:s/></text:span><text:span text:style-name="T86_7">comparar</text:span><text:span text:style-name="T86_8"><text:s/></text:span><text:span text:style-name="T86_9">os</text:span><text:span text:style-name="T86_10"><text:s/></text:span><text:span text:style-name="T86_11">resultados</text:span><text:span text:style-name="T86_12"><text:s/></text:span><text:span text:style-name="T86_13">de</text:span><text:span text:style-name="T86_14"><text:s/></text:span><text:span text:style-name="T86_15">dois</text:span><text:span text:style-name="T86_16"><text:s/></text:span><text:span text:style-name="T86_17">atletas</text:span><text:span text:style-name="T86_18"><text:s/></text:span><text:span text:style-name="T86_19">e</text:span><text:span text:style-name="T86_20"><text:s/></text:span><text:span text:style-name="T86_21">utilizado</text:span><text:span text:style-name="T86_22"><text:s/></text:span><text:span text:style-name="T86_23">pelo</text:span><text:span text:style-name="T86_24"><text:s/></text:span><text:span text:style-name="T86_25">Collections</text:span><text:span text:style-name="T86_26">.</text:span><text:span text:style-name="T86_27">Sort</text:span><text:span text:style-name="T86_28">().<text:s/></text:span><text:span text:style-name="T86_29">O</text:span><text:span text:style-name="T86_30"><text:s/></text:span><text:span text:style-name="T86_31">valor</text:span><text:span text:style-name="T86_32"><text:s/></text:span><text:span text:style-name="T86_33">dos</text:span><text:span text:style-name="T86_34"><text:s/></text:span><text:span text:style-name="T86_35">resultados</text:span><text:span text:style-name="T86_36"><text:s/></text:span><text:span text:style-name="T86_37">são</text:span><text:span text:style-name="T86_38"><text:s/></text:span><text:span text:style-name="T86_39">comparados</text:span><text:span text:style-name="T86_40">,<text:s/></text:span><text:span text:style-name="T86_41">em</text:span><text:span text:style-name="T86_42"><text:s/></text:span><text:span text:style-name="T86_43">caso</text:span><text:span text:style-name="T86_44"><text:s/></text:span><text:span text:style-name="T86_45">de</text:span><text:span text:style-name="T86_46"><text:s/></text:span><text:span text:style-name="T86_47">empate</text:span><text:span text:style-name="T86_48"><text:s/></text:span><text:span text:style-name="T86_49">compara</text:span><text:span text:style-name="T86_50">-</text:span><text:span text:style-name="T86_51">se</text:span><text:span text:style-name="T86_52"><text:s/></text:span><text:span text:style-name="T86_53">os</text:span><text:span text:style-name="T86_54"><text:s/></text:span><text:span text:style-name="T86_55">nomes</text:span><text:span text:style-name="T86_56"><text:s/></text:span><text:span text:style-name="T86_57">dos</text:span><text:span text:style-name="T86_58"><text:s/></text:span><text:span text:style-name="T86_59">atletas</text:span><text:span text:style-name="T86_60">.</text:span></text:p>
            </text:list-item>
          </text:list>
        </text:list-item>
        <text:list-item>
          <text:p text:style-name="P87"><text:span text:style-name="T87_1">public</text:span><text:span text:style-name="T87_2"><text:s/></text:span><text:span text:style-name="T87_3">String</text:span><text:span text:style-name="T87_4"><text:s/></text:span><text:span text:style-name="T87_5">toString</text:span><text:span text:style-name="T87_6">()</text:span></text:p>
          <text:list>
            <text:list-item>
              <text:p text:style-name="P88"><text:span text:style-name="T88_1">Retorna</text:span><text:span text:style-name="T88_2"><text:s/></text:span><text:span text:style-name="T88_3">uma</text:span><text:span text:style-name="T88_4"><text:s/></text:span><text:span text:style-name="T88_5">String</text:span><text:span text:style-name="T88_6"><text:s/></text:span><text:span text:style-name="T88_7">que</text:span><text:span text:style-name="T88_8"><text:s/></text:span><text:span text:style-name="T88_9">representa</text:span><text:span text:style-name="T88_10"><text:s/></text:span><text:span text:style-name="T88_11">o</text:span><text:span text:style-name="T88_12"><text:s/></text:span><text:span text:style-name="T88_13">resultado</text:span><text:span text:style-name="T88_14">,<text:s/></text:span><text:span text:style-name="T88_15">já</text:span><text:span text:style-name="T88_16"><text:s/></text:span><text:span text:style-name="T88_17">formatado</text:span><text:span text:style-name="T88_18"><text:s/></text:span><text:span text:style-name="T88_19">da</text:span><text:span text:style-name="T88_20"><text:s/></text:span><text:span text:style-name="T88_21">maneira</text:span><text:span text:style-name="T88_22"><text:s/></text:span><text:span text:style-name="T88_23">que</text:span><text:span text:style-name="T88_24"><text:s/></text:span><text:span text:style-name="T88_25">será</text:span><text:span text:style-name="T88_26"><text:s/></text:span><text:span text:style-name="T88_27">utilizado</text:span><text:span text:style-name="T88_28"><text:s/></text:span><text:span text:style-name="T88_29">no</text:span><text:span text:style-name="T88_30"><text:s/></text:span><text:span text:style-name="T88_31">arquivo</text:span><text:span text:style-name="T88_32"><text:s/></text:span><text:span text:style-name="T88_33">de</text:span><text:span text:style-name="T88_34"><text:s/></text:span><text:span text:style-name="T88_35">saída</text:span><text:span text:style-name="T88_36">.</text:span></text:p>
            </text:list-item>
          </text:list>
        </text:list-item>
      </text:list>
      <text:h text:style-name="P89" text:outline-level="10"><text:bookmark-start text:name="h.feltngvxbb68"/><text:bookmark-end text:name="h.feltngvxbb68"/><text:span text:style-name="T89_1">Pacote</text:span><text:span text:style-name="T89_2"><text:s/></text:span><text:span text:style-name="T89_3">sports</text:span></text:h>
      <text:p text:style-name="P90"><text:span text:style-name="T90_1">As</text:span><text:span text:style-name="T90_2"><text:s/></text:span><text:span text:style-name="T90_3">modalidades</text:span><text:span text:style-name="T90_4"><text:s/></text:span><text:span text:style-name="T90_5">disputadas</text:span><text:span text:style-name="T90_6"><text:s/></text:span><text:span text:style-name="T90_7">compartilham</text:span><text:span text:style-name="T90_8"><text:s/></text:span><text:span text:style-name="T90_9">várias</text:span><text:span text:style-name="T90_10"><text:s/></text:span><text:span text:style-name="T90_11">características</text:span><text:span text:style-name="T90_12"><text:s/></text:span><text:span text:style-name="T90_13">comuns</text:span><text:span text:style-name="T90_14">.<text:s/></text:span><text:span text:style-name="T90_15">Todas</text:span><text:span text:style-name="T90_16"><text:s/></text:span><text:span text:style-name="T90_17">possuem</text:span><text:span text:style-name="T90_18"><text:s/></text:span><text:span text:style-name="T90_19">um</text:span><text:span text:style-name="T90_20"><text:s/></text:span><text:span text:style-name="T90_21">nome</text:span><text:span text:style-name="T90_22"><text:s/></text:span><text:span text:style-name="T90_23">e</text:span><text:span text:style-name="T90_24"><text:s/></text:span><text:span text:style-name="T90_25">um</text:span><text:span text:style-name="T90_26"><text:s/></text:span><text:span text:style-name="T90_27">número</text:span><text:span text:style-name="T90_28"><text:s/></text:span><text:span text:style-name="T90_29">de</text:span><text:span text:style-name="T90_30"><text:s/></text:span><text:span text:style-name="T90_31">identificação</text:span><text:span text:style-name="T90_32">,<text:s/></text:span><text:span text:style-name="T90_33">além</text:span><text:span text:style-name="T90_34"><text:s/></text:span><text:span text:style-name="T90_35">disso</text:span><text:span text:style-name="T90_36"><text:s/></text:span><text:span text:style-name="T90_37">todas</text:span><text:span text:style-name="T90_38"><text:s/></text:span><text:span text:style-name="T90_39">distribuem</text:span><text:span text:style-name="T90_40"><text:s/></text:span><text:span text:style-name="T90_41">medalhas</text:span><text:span text:style-name="T90_42"><text:s/></text:span><text:span text:style-name="T90_43">aos</text:span><text:span text:style-name="T90_44"><text:s/>3<text:s/></text:span><text:span text:style-name="T90_45">melhores</text:span><text:span text:style-name="T90_46"><text:s/></text:span><text:span text:style-name="T90_47">classificados</text:span><text:span text:style-name="T90_48">.<text:s/></text:span><text:span text:style-name="T90_49">Por</text:span><text:span text:style-name="T90_50"><text:s/></text:span><text:span text:style-name="T90_51">outro</text:span><text:span text:style-name="T90_52"><text:s/></text:span><text:span text:style-name="T90_53">lado</text:span><text:span text:style-name="T90_54"><text:s/></text:span><text:span text:style-name="T90_55">o</text:span><text:span text:style-name="T90_56"><text:s/></text:span><text:span text:style-name="T90_57">método</text:span><text:span text:style-name="T90_58"><text:s/></text:span><text:span text:style-name="T90_59">de</text:span><text:span text:style-name="T90_60"><text:s/></text:span><text:span text:style-name="T90_61">classificação</text:span><text:span text:style-name="T90_62"><text:s/></text:span><text:span text:style-name="T90_63">é</text:span><text:span text:style-name="T90_64"><text:s/></text:span><text:span text:style-name="T90_65">único</text:span><text:span text:style-name="T90_66"><text:s/></text:span><text:span text:style-name="T90_67">em</text:span><text:span text:style-name="T90_68"><text:s/></text:span><text:span text:style-name="T90_69">cada</text:span><text:span text:style-name="T90_70"><text:s/></text:span><text:span text:style-name="T90_71">uma</text:span><text:span text:style-name="T90_72"><text:s/></text:span><text:span text:style-name="T90_73">das</text:span><text:span text:style-name="T90_74"><text:s/></text:span><text:span text:style-name="T90_75">modalidades</text:span><text:span text:style-name="T90_76">.<text:s/></text:span><text:span text:style-name="T90_77">O</text:span><text:span text:style-name="T90_78"><text:s/></text:span><text:span text:style-name="T90_79">melhor</text:span><text:span text:style-name="T90_80"><text:s/></text:span><text:span text:style-name="T90_81">na</text:span><text:span text:style-name="T90_82"><text:s/></text:span><text:span text:style-name="T90_83">corrida</text:span><text:span text:style-name="T90_84">,<text:s/></text:span><text:span text:style-name="T90_85">por</text:span><text:span text:style-name="T90_86"><text:s/></text:span><text:span text:style-name="T90_87">exemplo</text:span><text:span text:style-name="T90_88"><text:s/></text:span><text:span text:style-name="T90_89">é</text:span><text:span text:style-name="T90_90"><text:s/></text:span><text:span text:style-name="T90_91">aquele</text:span><text:span text:style-name="T90_92"><text:s/></text:span><text:span text:style-name="T90_93">com</text:span><text:span text:style-name="T90_94"><text:s/></text:span><text:span text:style-name="T90_95">o</text:span><text:span text:style-name="T90_96"><text:s/></text:span><text:span text:style-name="T90_97">menor</text:span><text:span text:style-name="T90_98"><text:s/></text:span><text:span text:style-name="T90_99">tempo</text:span><text:span text:style-name="T90_100"><text:s/></text:span><text:span text:style-name="T90_101">dentre</text:span><text:span text:style-name="T90_102"><text:s/>3<text:s/></text:span><text:span text:style-name="T90_103">corridas</text:span><text:span text:style-name="T90_104">,<text:s/></text:span><text:span text:style-name="T90_105">a</text:span><text:span text:style-name="T90_106"><text:s/></text:span><text:span text:style-name="T90_107">natação</text:span><text:span text:style-name="T90_108"><text:s/></text:span><text:span text:style-name="T90_109">possui</text:span><text:span text:style-name="T90_110"><text:s/></text:span><text:span text:style-name="T90_111">basicamente</text:span><text:span text:style-name="T90_112"><text:s/></text:span><text:span text:style-name="T90_113">a</text:span><text:span text:style-name="T90_114"><text:s/></text:span><text:span text:style-name="T90_115">mesma</text:span><text:span text:style-name="T90_116"><text:s/></text:span><text:span text:style-name="T90_117">lógica</text:span><text:span text:style-name="T90_118">,<text:s/></text:span><text:span text:style-name="T90_119">porém</text:span><text:span text:style-name="T90_120"><text:s/></text:span><text:span text:style-name="T90_121">o</text:span><text:span text:style-name="T90_122"><text:s/></text:span><text:span text:style-name="T90_123">levantamento</text:span><text:span text:style-name="T90_124"><text:s/></text:span><text:span text:style-name="T90_125">de</text:span><text:span text:style-name="T90_126"><text:s/></text:span><text:span text:style-name="T90_127">peso</text:span><text:span text:style-name="T90_128"><text:s/></text:span><text:span text:style-name="T90_129">considera</text:span><text:span text:style-name="T90_130"><text:s/></text:span><text:span text:style-name="T90_131">o</text:span><text:span text:style-name="T90_132"><text:s/></text:span><text:span text:style-name="T90_133">maior</text:span><text:span text:style-name="T90_134"><text:s/></text:span><text:span text:style-name="T90_135">soma</text:span><text:span text:style-name="T90_136"><text:s/></text:span><text:span text:style-name="T90_137">de</text:span><text:span text:style-name="T90_138"><text:s/></text:span><text:span text:style-name="T90_139">peso</text:span><text:span text:style-name="T90_140"><text:s/></text:span><text:span text:style-name="T90_141">após</text:span><text:span text:style-name="T90_142"><text:s/>5<text:s/></text:span><text:span text:style-name="T90_143">levantamentos</text:span><text:span text:style-name="T90_144">,<text:s/></text:span><text:span text:style-name="T90_145">o</text:span><text:span text:style-name="T90_146"><text:s/></text:span><text:span text:style-name="T90_147">salto</text:span><text:span text:style-name="T90_148"><text:s/></text:span><text:span text:style-name="T90_149">em</text:span><text:span text:style-name="T90_150"><text:s/></text:span><text:span text:style-name="T90_151">altura</text:span><text:span text:style-name="T90_152"><text:s/></text:span><text:span text:style-name="T90_153">o</text:span><text:span text:style-name="T90_154"><text:s/></text:span><text:span text:style-name="T90_155">maior</text:span><text:span text:style-name="T90_156"><text:s/></text:span><text:span text:style-name="T90_157">valor</text:span><text:span text:style-name="T90_158"><text:s/></text:span><text:span text:style-name="T90_159">após</text:span><text:span text:style-name="T90_160"><text:s/>5<text:s/></text:span><text:span text:style-name="T90_161">saltos</text:span><text:span text:style-name="T90_162"><text:s/></text:span><text:span text:style-name="T90_163">e</text:span><text:span text:style-name="T90_164"><text:s/></text:span><text:span text:style-name="T90_165">a</text:span><text:span text:style-name="T90_166"><text:s/></text:span><text:span text:style-name="T90_167">ginástica</text:span><text:span text:style-name="T90_168"><text:s/></text:span><text:span text:style-name="T90_169">artística</text:span><text:span text:style-name="T90_170">,<text:s/></text:span><text:span text:style-name="T90_171">uma</text:span><text:span text:style-name="T90_172"><text:s/></text:span><text:span text:style-name="T90_173">média</text:span><text:span text:style-name="T90_174"><text:s/></text:span><text:span text:style-name="T90_175">de</text:span><text:span text:style-name="T90_176"><text:s/>4<text:s/></text:span><text:span text:style-name="T90_177">notas</text:span><text:span text:style-name="T90_178">.</text:span></text:p>
      <text:p text:style-name="P91"><text:span text:style-name="T91_1">Dado</text:span><text:span text:style-name="T91_2"><text:s/></text:span><text:span text:style-name="T91_3">esse</text:span><text:span text:style-name="T91_4"><text:s/></text:span><text:span text:style-name="T91_5">cenário</text:span><text:span text:style-name="T91_6"><text:s/></text:span><text:span text:style-name="T91_7">é</text:span><text:span text:style-name="T91_8"><text:s/></text:span><text:span text:style-name="T91_9">que</text:span><text:span text:style-name="T91_10"><text:s/></text:span><text:span text:style-name="T91_11">optou</text:span><text:span text:style-name="T91_12">-</text:span><text:span text:style-name="T91_13">se</text:span><text:span text:style-name="T91_14"><text:s/></text:span><text:span text:style-name="T91_15">por</text:span><text:span text:style-name="T91_16"><text:s/></text:span><text:span text:style-name="T91_17">implementar</text:span><text:span text:style-name="T91_18"><text:s/></text:span><text:span text:style-name="T91_19">uma</text:span><text:span text:style-name="T91_20"><text:s/></text:span><text:span text:style-name="T91_21">classe</text:span><text:span text:style-name="T91_22"><text:s/></text:span><text:span text:style-name="T91_23">abstrata</text:span><text:span text:style-name="T91_24"><text:s/></text:span><text:span text:style-name="T91_25">AbstractSport</text:span><text:span text:style-name="T91_26"><text:s/></text:span><text:span text:style-name="T91_27">que</text:span><text:span text:style-name="T91_28"><text:s/></text:span><text:span text:style-name="T91_29">implementa</text:span><text:span text:style-name="T91_30"><text:s/></text:span><text:span text:style-name="T91_31">grande</text:span><text:span text:style-name="T91_32"><text:s/></text:span><text:span text:style-name="T91_33">parte</text:span><text:span text:style-name="T91_34"><text:s/></text:span><text:span text:style-name="T91_35">das</text:span><text:span text:style-name="T91_36"><text:s/></text:span><text:span text:style-name="T91_37">funcionalidades</text:span><text:span text:style-name="T91_38"><text:s/></text:span><text:span text:style-name="T91_39">comuns</text:span><text:span text:style-name="T91_40"><text:s/></text:span><text:span text:style-name="T91_41">de</text:span><text:span text:style-name="T91_42"><text:s/></text:span><text:span text:style-name="T91_43">todas</text:span><text:span text:style-name="T91_44"><text:s/></text:span><text:span text:style-name="T91_45">as</text:span><text:span text:style-name="T91_46"><text:s/></text:span><text:span text:style-name="T91_47">modalidades</text:span><text:span text:style-name="T91_48">.<text:s/></text:span><text:span text:style-name="T91_49">A</text:span><text:span text:style-name="T91_50"><text:s/></text:span><text:span text:style-name="T91_51">partir</text:span><text:span text:style-name="T91_52"><text:s/></text:span><text:span text:style-name="T91_53">dessa</text:span><text:span text:style-name="T91_54"><text:s/></text:span><text:span text:style-name="T91_55">classe</text:span><text:span text:style-name="T91_56"><text:s/></text:span><text:span text:style-name="T91_57">abstrata</text:span><text:span text:style-name="T91_58"><text:s/></text:span><text:span text:style-name="T91_59">as</text:span><text:span text:style-name="T91_60"><text:s/></text:span><text:span text:style-name="T91_61">modalidades</text:span><text:span text:style-name="T91_62"><text:s/></text:span><text:span text:style-name="T91_63">foram</text:span><text:span text:style-name="T91_64"><text:s/></text:span><text:span text:style-name="T91_65">criadas</text:span><text:span text:style-name="T91_66"><text:s/></text:span><text:span text:style-name="T91_67">como</text:span><text:span text:style-name="T91_68"><text:s/></text:span><text:span text:style-name="T91_69">subclasses</text:span><text:span text:style-name="T91_70"><text:s/></text:span><text:span text:style-name="T91_71">responsáveis</text:span><text:span text:style-name="T91_72">,<text:s/></text:span><text:span text:style-name="T91_73">cada</text:span><text:span text:style-name="T91_74"><text:s/></text:span><text:span text:style-name="T91_75">uma</text:span><text:span text:style-name="T91_76">,<text:s/></text:span><text:span text:style-name="T91_77">por</text:span><text:span text:style-name="T91_78"><text:s/></text:span><text:span text:style-name="T91_79">implementar</text:span><text:span text:style-name="T91_80"><text:s/></text:span><text:span text:style-name="T91_81">a</text:span><text:span text:style-name="T91_82"><text:s/></text:span><text:span text:style-name="T91_83">própria</text:span><text:span text:style-name="T91_84"><text:s/></text:span><text:span text:style-name="T91_85">lógica</text:span><text:span text:style-name="T91_86"><text:s/></text:span><text:span text:style-name="T91_87">de</text:span><text:span text:style-name="T91_88"><text:s/></text:span><text:span text:style-name="T91_89">classificação</text:span><text:span text:style-name="T91_90"><text:s/></text:span><text:span text:style-name="T91_91">dos</text:span><text:span text:style-name="T91_92"><text:s/></text:span><text:span text:style-name="T91_93">resultados</text:span><text:span text:style-name="T91_94">.</text:span></text:p>
      <text:h text:style-name="P92" text:outline-level="10"><text:bookmark-start text:name="h.so99u5df9xoi"/><text:bookmark-end text:name="h.so99u5df9xoi"/><text:span text:style-name="T92_1">Classe</text:span><text:span text:style-name="T92_2"><text:s/></text:span><text:span text:style-name="T92_3">AbstractSport</text:span></text:h>
      <text:p text:style-name="P93"><text:span text:style-name="T93_1">Todo</text:span><text:span text:style-name="T93_2"><text:s/></text:span><text:span text:style-name="T93_3">objeto</text:span><text:span text:style-name="T93_4"><text:s/></text:span><text:span text:style-name="T93_5">do</text:span><text:span text:style-name="T93_6"><text:s/></text:span><text:span text:style-name="T93_7">tipo</text:span><text:span text:style-name="T93_8"><text:s/></text:span><text:span text:style-name="T93_9">AbstractSport</text:span><text:span text:style-name="T93_10"><text:s/></text:span><text:span text:style-name="T93_11">possui</text:span><text:span text:style-name="T93_12"><text:s/></text:span><text:span text:style-name="T93_13">os</text:span><text:span text:style-name="T93_14"><text:s/></text:span><text:span text:style-name="T93_15">seguintes</text:span><text:span text:style-name="T93_16"><text:s/></text:span><text:span text:style-name="T93_17">atributos</text:span><text:span text:style-name="T93_18">:<text:s/></text:span><text:span text:style-name="T93_19">id</text:span><text:span text:style-name="T93_20">,<text:s/></text:span><text:span text:style-name="T93_21">nome</text:span><text:span text:style-name="T93_22">,<text:s/></text:span><text:span text:style-name="T93_23">e</text:span><text:span text:style-name="T93_24"><text:s/></text:span><text:span text:style-name="T93_25">uma</text:span><text:span text:style-name="T93_26"><text:s/></text:span><text:span text:style-name="T93_27">lista</text:span><text:span text:style-name="T93_28"><text:s/></text:span><text:span text:style-name="T93_29">encadeada</text:span><text:span text:style-name="T93_30"><text:s/></text:span><text:span text:style-name="T93_31">com</text:span><text:span text:style-name="T93_32"><text:s/></text:span><text:span text:style-name="T93_33">os</text:span><text:span text:style-name="T93_34"><text:s/></text:span><text:span text:style-name="T93_35">resultados</text:span><text:span text:style-name="T93_36"><text:s/></text:span><text:span text:style-name="T93_37">dos</text:span><text:span text:style-name="T93_38"><text:s/></text:span><text:span text:style-name="T93_39">atletas</text:span><text:span text:style-name="T93_40">.<text:s/></text:span><text:span text:style-name="T93_41">Os</text:span><text:span text:style-name="T93_42"><text:s/></text:span><text:span text:style-name="T93_43">métodos</text:span><text:span text:style-name="T93_44"><text:s/></text:span><text:span text:style-name="T93_45">dessa</text:span><text:span text:style-name="T93_46"><text:s/></text:span><text:span text:style-name="T93_47">classe</text:span><text:span text:style-name="T93_48"><text:s/></text:span><text:span text:style-name="T93_49">são</text:span><text:span text:style-name="T93_50">:</text:span></text:p>
      <text:list text:style-name="LS11" xml:id="list62">
        <text:list-item>
          <text:p text:style-name="P94"><text:span text:style-name="T94_1">AbstractSport</text:span><text:span text:style-name="T94_2">(</text:span><text:span text:style-name="T94_3">String</text:span><text:span text:style-name="T94_4"><text:s/></text:span><text:span text:style-name="T94_5">name</text:span><text:span text:style-name="T94_6">,<text:s/></text:span><text:span text:style-name="T94_7">int</text:span><text:span text:style-name="T94_8"><text:s/></text:span><text:span text:style-name="T94_9">id</text:span><text:span text:style-name="T94_10">)</text:span></text:p>
          <text:list>
            <text:list-item>
              <text:p text:style-name="P95"><text:span text:style-name="T95_1">Construtor</text:span><text:span text:style-name="T95_2"><text:s/></text:span><text:span text:style-name="T95_3">básico</text:span><text:span text:style-name="T95_4">,<text:s/></text:span><text:span text:style-name="T95_5">inicializa</text:span><text:span text:style-name="T95_6"><text:s/></text:span><text:span text:style-name="T95_7">os</text:span><text:span text:style-name="T95_8"><text:s/></text:span><text:span text:style-name="T95_9">atributos</text:span><text:span text:style-name="T95_10"><text:s/></text:span><text:span text:style-name="T95_11">a</text:span><text:span text:style-name="T95_12"><text:s/></text:span><text:span text:style-name="T95_13">partir</text:span><text:span text:style-name="T95_14"><text:s/></text:span><text:span text:style-name="T95_15">dos</text:span><text:span text:style-name="T95_16"><text:s/></text:span><text:span text:style-name="T95_17">argumentos</text:span><text:span text:style-name="T95_18"><text:s/></text:span><text:span text:style-name="T95_19">e</text:span><text:span text:style-name="T95_20"><text:s/></text:span><text:span text:style-name="T95_21">cria</text:span><text:span text:style-name="T95_22"><text:s/></text:span><text:span text:style-name="T95_23">uma</text:span><text:span text:style-name="T95_24"><text:s/></text:span><text:span text:style-name="T95_25">lista</text:span><text:span text:style-name="T95_26"><text:s/></text:span><text:span text:style-name="T95_27">encadeada</text:span><text:span text:style-name="T95_28"><text:s/></text:span><text:span text:style-name="T95_29">de</text:span><text:span text:style-name="T95_30"><text:s/></text:span><text:span text:style-name="T95_31">Results</text:span><text:span text:style-name="T95_32"><text:s/></text:span><text:span text:style-name="T95_33">vazia</text:span><text:span text:style-name="T95_34">.</text:span></text:p>
            </text:list-item>
          </text:list>
        </text:list-item>
      </text:list>
      <text:list text:style-name="LS12" xml:id="list64">
        <text:list-item>
          <text:p text:style-name="P96"><text:span text:style-name="T96_1">public</text:span><text:span text:style-name="T96_2"><text:s/></text:span><text:span text:style-name="T96_3">abstract</text:span><text:span text:style-name="T96_4"><text:s/></text:span><text:span text:style-name="T96_5">double</text:span><text:span text:style-name="T96_6"><text:s/></text:span><text:span text:style-name="T96_7">calculateScore</text:span><text:span text:style-name="T96_8">(</text:span><text:span text:style-name="T96_9">double</text:span><text:span text:style-name="T96_10"><text:s/></text:span><text:span text:style-name="T96_11">scores</text:span><text:span text:style-name="T96_12">[])</text:span></text:p>
          <text:list>
            <text:list-item>
              <text:p text:style-name="P97"><text:span text:style-name="T97_1">Como</text:span><text:span text:style-name="T97_2"><text:s/></text:span><text:span text:style-name="T97_3">cada</text:span><text:span text:style-name="T97_4"><text:s/></text:span><text:span text:style-name="T97_5">modalidade</text:span><text:span text:style-name="T97_6"><text:s/></text:span><text:span text:style-name="T97_7">resume</text:span><text:span text:style-name="T97_8"><text:s/></text:span><text:span text:style-name="T97_9">as</text:span><text:span text:style-name="T97_10"><text:s/></text:span><text:span text:style-name="T97_11">diferentes</text:span><text:span text:style-name="T97_12"><text:s/>“</text:span><text:span text:style-name="T97_13">tentativas</text:span><text:span text:style-name="T97_14">”<text:s/></text:span><text:span text:style-name="T97_15">de</text:span><text:span text:style-name="T97_16"><text:s/></text:span><text:span text:style-name="T97_17">um</text:span><text:span text:style-name="T97_18"><text:s/></text:span><text:span text:style-name="T97_19">maneira</text:span><text:span text:style-name="T97_20"><text:s/></text:span><text:span text:style-name="T97_21">esse</text:span><text:span text:style-name="T97_22"><text:s/></text:span><text:span text:style-name="T97_23">método</text:span><text:span text:style-name="T97_24"><text:s/></text:span><text:span text:style-name="T97_25">é</text:span><text:span text:style-name="T97_26"><text:s/></text:span><text:span text:style-name="T97_27">abstrato</text:span><text:span text:style-name="T97_28"><text:s/></text:span><text:span text:style-name="T97_29">para</text:span><text:span text:style-name="T97_30"><text:s/></text:span><text:span text:style-name="T97_31">que</text:span><text:span text:style-name="T97_32"><text:s/></text:span><text:span text:style-name="T97_33">possa</text:span><text:span text:style-name="T97_34"><text:s/></text:span><text:span text:style-name="T97_35">ser</text:span><text:span text:style-name="T97_36"><text:s/></text:span><text:span text:style-name="T97_37">implementado</text:span><text:span text:style-name="T97_38"><text:s/></text:span><text:span text:style-name="T97_39">pelas</text:span><text:span text:style-name="T97_40"><text:s/></text:span><text:span text:style-name="T97_41">modalidades</text:span><text:span text:style-name="T97_42"><text:s/></text:span><text:span text:style-name="T97_43">esportivas</text:span><text:span text:style-name="T97_44">.<text:s/></text:span><text:span text:style-name="T97_45">Esse</text:span><text:span text:style-name="T97_46"><text:s/></text:span><text:span text:style-name="T97_47">método</text:span><text:span text:style-name="T97_48"><text:s/></text:span><text:span text:style-name="T97_49">recebe</text:span><text:span text:style-name="T97_50"><text:s/></text:span><text:span text:style-name="T97_51">um</text:span><text:span text:style-name="T97_52"><text:s/></text:span><text:span text:style-name="T97_53">arranjo</text:span><text:span text:style-name="T97_54"><text:s/></text:span><text:span text:style-name="T97_55">com</text:span><text:span text:style-name="T97_56"><text:s/></text:span><text:span text:style-name="T97_57">as</text:span><text:span text:style-name="T97_58"><text:s/>“</text:span><text:span text:style-name="T97_59">tentativas</text:span><text:span text:style-name="T97_60">”<text:s/></text:span><text:span text:style-name="T97_61">e</text:span><text:span text:style-name="T97_62"><text:s/></text:span><text:span text:style-name="T97_63">retorna</text:span><text:span text:style-name="T97_64"><text:s/></text:span><text:span text:style-name="T97_65">ou</text:span><text:span text:style-name="T97_66"><text:s/></text:span><text:span text:style-name="T97_67">o</text:span><text:span text:style-name="T97_68"><text:s/></text:span><text:span text:style-name="T97_69">maior</text:span><text:span text:style-name="T97_70"><text:s/></text:span><text:span text:style-name="T97_71">valor</text:span><text:span text:style-name="T97_72"><text:s/></text:span><text:span text:style-name="T97_73">do</text:span><text:span text:style-name="T97_74"><text:s/></text:span><text:span text:style-name="T97_75">arranjo</text:span><text:span text:style-name="T97_76">,<text:s/></text:span><text:span text:style-name="T97_77">ou</text:span><text:span text:style-name="T97_78"><text:s/></text:span><text:span text:style-name="T97_79">o</text:span><text:span text:style-name="T97_80"><text:s/></text:span><text:span text:style-name="T97_81">menor</text:span><text:span text:style-name="T97_82">,<text:s/></text:span><text:span text:style-name="T97_83">ou</text:span><text:span text:style-name="T97_84"><text:s/></text:span><text:span text:style-name="T97_85">a</text:span><text:span text:style-name="T97_86"><text:s/></text:span><text:span text:style-name="T97_87">média</text:span><text:span text:style-name="T97_88">,<text:s/></text:span><text:span text:style-name="T97_89">ou</text:span><text:span text:style-name="T97_90"><text:s/></text:span><text:span text:style-name="T97_91">a</text:span><text:span text:style-name="T97_92"><text:s/></text:span><text:span text:style-name="T97_93">soma</text:span><text:span text:style-name="T97_94">,<text:s/></text:span><text:span text:style-name="T97_95">dependendo</text:span><text:span text:style-name="T97_96"><text:s/></text:span><text:span text:style-name="T97_97">da</text:span><text:span text:style-name="T97_98"><text:s/></text:span><text:span text:style-name="T97_99">modalidade</text:span><text:span text:style-name="T97_100">.</text:span></text:p>
            </text:list-item>
          </text:list>
        </text:list-item>
        <text:list-item>
          <text:p text:style-name="P98"><text:span text:style-name="T98_1">public</text:span><text:span text:style-name="T98_2"><text:s/></text:span><text:span text:style-name="T98_3">abstract</text:span><text:span text:style-name="T98_4"><text:s/></text:span><text:span text:style-name="T98_5">boolean</text:span><text:span text:style-name="T98_6"><text:s/></text:span><text:span text:style-name="T98_7">ascendigPodium</text:span><text:span text:style-name="T98_8">()</text:span></text:p>
          <text:list>
            <text:list-item>
              <text:p text:style-name="P99"><text:span text:style-name="T99_1">Assim</text:span><text:span text:style-name="T99_2"><text:s/></text:span><text:span text:style-name="T99_3">como</text:span><text:span text:style-name="T99_4"><text:s/></text:span><text:span text:style-name="T99_5">cada</text:span><text:span text:style-name="T99_6"><text:s/></text:span><text:span text:style-name="T99_7">modalidade</text:span><text:span text:style-name="T99_8"><text:s/></text:span><text:span text:style-name="T99_9">resume</text:span><text:span text:style-name="T99_10"><text:s/></text:span><text:span text:style-name="T99_11">as</text:span><text:span text:style-name="T99_12"><text:s/>“</text:span><text:span text:style-name="T99_13">tentativas</text:span><text:span text:style-name="T99_14">”<text:s/></text:span><text:span text:style-name="T99_15">de</text:span><text:span text:style-name="T99_16"><text:s/></text:span><text:span text:style-name="T99_17">uma</text:span><text:span text:style-name="T99_18"><text:s/></text:span><text:span text:style-name="T99_19">maneira</text:span><text:span text:style-name="T99_20">,<text:s/></text:span><text:span text:style-name="T99_21">algumas</text:span><text:span text:style-name="T99_22"><text:s/></text:span><text:span text:style-name="T99_23">modalidades</text:span><text:span text:style-name="T99_24"><text:s/></text:span><text:span text:style-name="T99_25">classificam</text:span><text:span text:style-name="T99_26"><text:s/></text:span><text:span text:style-name="T99_27">os</text:span><text:span text:style-name="T99_28"><text:s/></text:span><text:span text:style-name="T99_29">atletas</text:span><text:span text:style-name="T99_30"><text:s/></text:span><text:span text:style-name="T99_31">por</text:span><text:span text:style-name="T99_32"><text:s/></text:span><text:span text:style-name="T99_33">resultados</text:span><text:span text:style-name="T99_34"><text:s/></text:span><text:span text:style-name="T99_35">ascendente</text:span><text:span text:style-name="T99_36"><text:s/>(</text:span><text:span text:style-name="T99_37">quanto</text:span><text:span text:style-name="T99_38"><text:s/></text:span><text:span text:style-name="T99_39">menor</text:span><text:span text:style-name="T99_40"><text:s/></text:span><text:span text:style-name="T99_41">melhor</text:span><text:span text:style-name="T99_42">),<text:s/></text:span><text:span text:style-name="T99_43">é</text:span><text:span text:style-name="T99_44"><text:s/></text:span><text:span text:style-name="T99_45">o</text:span><text:span text:style-name="T99_46"><text:s/></text:span><text:span text:style-name="T99_47">caso</text:span><text:span text:style-name="T99_48"><text:s/></text:span><text:span text:style-name="T99_49">da</text:span><text:span text:style-name="T99_50"><text:s/></text:span><text:span text:style-name="T99_51">natação</text:span><text:span text:style-name="T99_52"><text:s/></text:span><text:span text:style-name="T99_53">e</text:span><text:span text:style-name="T99_54"><text:s/></text:span><text:span text:style-name="T99_55">da</text:span><text:span text:style-name="T99_56"><text:s/></text:span><text:span text:style-name="T99_57">corrida</text:span><text:span text:style-name="T99_58">.<text:s/></text:span><text:span text:style-name="T99_59">Outras</text:span><text:span text:style-name="T99_60"><text:s/></text:span><text:span text:style-name="T99_61">modalidades</text:span><text:span text:style-name="T99_62"><text:s/></text:span><text:span text:style-name="T99_63">classificam</text:span><text:span text:style-name="T99_64"><text:s/></text:span><text:span text:style-name="T99_65">descendentemente</text:span><text:span text:style-name="T99_66"><text:s/>(</text:span><text:span text:style-name="T99_67">quanto</text:span><text:span text:style-name="T99_68"><text:s/></text:span><text:span text:style-name="T99_69">maior</text:span><text:span text:style-name="T99_70"><text:s/></text:span><text:span text:style-name="T99_71">melhor</text:span><text:span text:style-name="T99_72">)<text:s/></text:span><text:span text:style-name="T99_73">é</text:span><text:span text:style-name="T99_74"><text:s/></text:span><text:span text:style-name="T99_75">o</text:span><text:span text:style-name="T99_76"><text:s/></text:span><text:span text:style-name="T99_77">caso</text:span><text:span text:style-name="T99_78"><text:s/></text:span><text:span text:style-name="T99_79">do</text:span><text:span text:style-name="T99_80"><text:s/></text:span><text:span text:style-name="T99_81">salto</text:span><text:span text:style-name="T99_82"><text:s/></text:span><text:span text:style-name="T99_83">em</text:span><text:span text:style-name="T99_84"><text:s/></text:span><text:span text:style-name="T99_85">altura</text:span><text:span text:style-name="T99_86">,<text:s/></text:span><text:span text:style-name="T99_87">levantamento</text:span><text:span text:style-name="T99_88"><text:s/></text:span><text:span text:style-name="T99_89">de</text:span><text:span text:style-name="T99_90"><text:s/></text:span><text:span text:style-name="T99_91">peso</text:span><text:span text:style-name="T99_92"><text:s/></text:span><text:span text:style-name="T99_93">e</text:span><text:span text:style-name="T99_94"><text:s/></text:span><text:span text:style-name="T99_95">ginástica</text:span><text:span text:style-name="T99_96"><text:s/></text:span><text:span text:style-name="T99_97">artística</text:span><text:span text:style-name="T99_98">.<text:s/></text:span><text:span text:style-name="T99_99">Por</text:span><text:span text:style-name="T99_100"><text:s/></text:span><text:span text:style-name="T99_101">isso</text:span><text:span text:style-name="T99_102"><text:s/></text:span><text:span text:style-name="T99_103">esse</text:span><text:span text:style-name="T99_104"><text:s/></text:span><text:span text:style-name="T99_105">método</text:span><text:span text:style-name="T99_106"><text:s/></text:span><text:span text:style-name="T99_107">é</text:span><text:span text:style-name="T99_108"><text:s/></text:span><text:span text:style-name="T99_109">abstrato</text:span><text:span text:style-name="T99_110">.<text:s/></text:span><text:span text:style-name="T99_111">Ele</text:span><text:span text:style-name="T99_112"><text:s/></text:span><text:span text:style-name="T99_113">retorna</text:span><text:span text:style-name="T99_114"><text:s/></text:span><text:span text:style-name="T99_115">verdadeiro</text:span><text:span text:style-name="T99_116"><text:s/></text:span><text:span text:style-name="T99_117">caso</text:span><text:span text:style-name="T99_118"><text:s/></text:span><text:span text:style-name="T99_119">a</text:span><text:span text:style-name="T99_120"><text:s/></text:span><text:span text:style-name="T99_121">lógica</text:span><text:span text:style-name="T99_122"><text:s/></text:span><text:span text:style-name="T99_123">de</text:span><text:span text:style-name="T99_124"><text:s/></text:span><text:span text:style-name="T99_125">classificação</text:span><text:span text:style-name="T99_126"><text:s/></text:span><text:span text:style-name="T99_127">seja</text:span><text:span text:style-name="T99_128"><text:s/></text:span><text:span text:style-name="T99_129">ascendente</text:span><text:span text:style-name="T99_130"><text:s/></text:span><text:span text:style-name="T99_131">e</text:span><text:span text:style-name="T99_132"><text:s/></text:span><text:span text:style-name="T99_133">falso</text:span><text:span text:style-name="T99_134"><text:s/></text:span><text:span text:style-name="T99_135">caso</text:span><text:span text:style-name="T99_136"><text:s/></text:span><text:span text:style-name="T99_137">contrário</text:span><text:span text:style-name="T99_138">.</text:span></text:p>
            </text:list-item>
          </text:list>
        </text:list-item>
        <text:list-item>
          <text:p text:style-name="P100"><text:span text:style-name="T100_1">public</text:span><text:span text:style-name="T100_2"><text:s/></text:span><text:span text:style-name="T100_3">void</text:span><text:span text:style-name="T100_4"><text:s/></text:span><text:span text:style-name="T100_5">InserCompetitorResult</text:span><text:span text:style-name="T100_6">(</text:span><text:span text:style-name="T100_7">Athlete</text:span><text:span text:style-name="T100_8"><text:s/></text:span><text:span text:style-name="T100_9">athlete</text:span><text:span text:style-name="T100_10">,<text:s/></text:span><text:span text:style-name="T100_11">double</text:span><text:span text:style-name="T100_12"><text:s/></text:span><text:span text:style-name="T100_13">scores</text:span><text:span text:style-name="T100_14">[])</text:span></text:p>
          <text:list>
            <text:list-item>
              <text:p text:style-name="P101"><text:span text:style-name="T101_1">Insere</text:span><text:span text:style-name="T101_2"><text:s/></text:span><text:span text:style-name="T101_3">o</text:span><text:span text:style-name="T101_4"><text:s/></text:span><text:span text:style-name="T101_5">resultado</text:span><text:span text:style-name="T101_6"><text:s/></text:span><text:span text:style-name="T101_7">de</text:span><text:span text:style-name="T101_8"><text:s/></text:span><text:span text:style-name="T101_9">um</text:span><text:span text:style-name="T101_10"><text:s/></text:span><text:span text:style-name="T101_11">atleta</text:span><text:span text:style-name="T101_12"><text:s/></text:span><text:span text:style-name="T101_13">na</text:span><text:span text:style-name="T101_14"><text:s/></text:span><text:span text:style-name="T101_15">lista</text:span><text:span text:style-name="T101_16"><text:s/></text:span><text:span text:style-name="T101_17">de</text:span><text:span text:style-name="T101_18"><text:s/></text:span><text:span text:style-name="T101_19">resultados</text:span><text:span text:style-name="T101_20"><text:s/></text:span><text:span text:style-name="T101_21">da</text:span><text:span text:style-name="T101_22"><text:s/></text:span><text:span text:style-name="T101_23">modalidade</text:span><text:span text:style-name="T101_24">.<text:s/></text:span><text:span text:style-name="T101_25">Para</text:span><text:span text:style-name="T101_26"><text:s/></text:span><text:span text:style-name="T101_27">tanto</text:span><text:span text:style-name="T101_28"><text:s/></text:span><text:span text:style-name="T101_29">o</text:span><text:span text:style-name="T101_30"><text:s/></text:span><text:span text:style-name="T101_31">método</text:span><text:span text:style-name="T101_32"><text:s/></text:span><text:span text:style-name="T101_33">calculateScore</text:span><text:span text:style-name="T101_34">(</text:span><text:span text:style-name="T101_35">double</text:span><text:span text:style-name="T101_36"><text:s/></text:span><text:span text:style-name="T101_37">scores</text:span><text:span text:style-name="T101_38">[])<text:s/></text:span><text:span text:style-name="T101_39">é</text:span><text:span text:style-name="T101_40"><text:s/></text:span><text:span text:style-name="T101_41">chamado</text:span><text:span text:style-name="T101_42"><text:s/></text:span><text:span text:style-name="T101_43">para</text:span><text:span text:style-name="T101_44"><text:s/></text:span><text:span text:style-name="T101_45">calcular</text:span><text:span text:style-name="T101_46"><text:s/></text:span><text:span text:style-name="T101_47">a</text:span><text:span text:style-name="T101_48"><text:s/></text:span><text:span text:style-name="T101_49">medida</text:span><text:span text:style-name="T101_50"><text:s/></text:span><text:span text:style-name="T101_51">de</text:span><text:span text:style-name="T101_52"><text:s/></text:span><text:span text:style-name="T101_53">resumo</text:span><text:span text:style-name="T101_54"><text:s/></text:span><text:span text:style-name="T101_55">das</text:span><text:span text:style-name="T101_56"><text:s/></text:span><text:span text:style-name="T101_57">tentativas</text:span><text:span text:style-name="T101_58">,<text:s/></text:span><text:span text:style-name="T101_59">após</text:span><text:span text:style-name="T101_60"><text:s/></text:span><text:span text:style-name="T101_61">isso</text:span><text:span text:style-name="T101_62"><text:s/></text:span><text:span text:style-name="T101_63">o</text:span><text:span text:style-name="T101_64"><text:s/></text:span><text:span text:style-name="T101_65">Result</text:span><text:span text:style-name="T101_66"><text:s/></text:span><text:span text:style-name="T101_67">é</text:span><text:span text:style-name="T101_68"><text:s/></text:span><text:span text:style-name="T101_69">instanciado</text:span><text:span text:style-name="T101_70"><text:s/></text:span><text:span text:style-name="T101_71">e</text:span><text:span text:style-name="T101_72"><text:s/></text:span><text:span text:style-name="T101_73">armazenado</text:span><text:span text:style-name="T101_74"><text:s/></text:span><text:span text:style-name="T101_75">na</text:span><text:span text:style-name="T101_76"><text:s/></text:span><text:span text:style-name="T101_77">lista</text:span><text:span text:style-name="T101_78"><text:s/></text:span><text:span text:style-name="T101_79">encadeada</text:span><text:span text:style-name="T101_80">.</text:span></text:p>
            </text:list-item>
          </text:list>
        </text:list-item>
        <text:list-item>
          <text:p text:style-name="P102"><text:span text:style-name="T102_1">public</text:span><text:span text:style-name="T102_2"><text:s/></text:span><text:span text:style-name="T102_3">String</text:span><text:span text:style-name="T102_4"><text:s/></text:span><text:span text:style-name="T102_5">getName</text:span><text:span text:style-name="T102_6">()</text:span></text:p>
          <text:list>
            <text:list-item>
              <text:p text:style-name="P103"><text:span text:style-name="T103_1">Retorna</text:span><text:span text:style-name="T103_2"><text:s/></text:span><text:span text:style-name="T103_3">o</text:span><text:span text:style-name="T103_4"><text:s/></text:span><text:span text:style-name="T103_5">nome</text:span><text:span text:style-name="T103_6"><text:s/></text:span><text:span text:style-name="T103_7">da</text:span><text:span text:style-name="T103_8"><text:s/></text:span><text:span text:style-name="T103_9">modalidade</text:span><text:span text:style-name="T103_10"><text:s/></text:span><text:span text:style-name="T103_11">esportiva</text:span><text:span text:style-name="T103_12">.</text:span></text:p>
            </text:list-item>
          </text:list>
        </text:list-item>
        <text:list-item>
          <text:p text:style-name="P104"><text:span text:style-name="T104_1">public</text:span><text:span text:style-name="T104_2"><text:s/></text:span><text:span text:style-name="T104_3">int</text:span><text:span text:style-name="T104_4"><text:s/></text:span><text:span text:style-name="T104_5">getId</text:span><text:span text:style-name="T104_6">()</text:span></text:p>
          <text:list>
            <text:list-item>
              <text:p text:style-name="P105"><text:span text:style-name="T105_1">Retorna</text:span><text:span text:style-name="T105_2"><text:s/></text:span><text:span text:style-name="T105_3">o</text:span><text:span text:style-name="T105_4"><text:s/></text:span><text:span text:style-name="T105_5">ID</text:span><text:span text:style-name="T105_6"><text:s/></text:span><text:span text:style-name="T105_7">do</text:span><text:span text:style-name="T105_8"><text:s/></text:span><text:span text:style-name="T105_9">esporte</text:span><text:span text:style-name="T105_10">.</text:span></text:p>
            </text:list-item>
          </text:list>
        </text:list-item>
        <text:list-item>
          <text:p text:style-name="P106"><text:span text:style-name="T106_1">public</text:span><text:span text:style-name="T106_2"><text:s/></text:span><text:span text:style-name="T106_3">void</text:span><text:span text:style-name="T106_4"><text:s/></text:span><text:span text:style-name="T106_5">awardMedals</text:span><text:span text:style-name="T106_6">()</text:span></text:p>
          <text:list>
            <text:list-item>
              <text:p text:style-name="P107"><text:span text:style-name="T107_1">Distribui</text:span><text:span text:style-name="T107_2"><text:s/></text:span><text:span text:style-name="T107_3">as</text:span><text:span text:style-name="T107_4"><text:s/></text:span><text:span text:style-name="T107_5">medalhas</text:span><text:span text:style-name="T107_6"><text:s/></text:span><text:span text:style-name="T107_7">para</text:span><text:span text:style-name="T107_8"><text:s/></text:span><text:span text:style-name="T107_9">os</text:span><text:span text:style-name="T107_10"><text:s/></text:span><text:span text:style-name="T107_11">países</text:span><text:span text:style-name="T107_12"><text:s/></text:span><text:span text:style-name="T107_13">dos</text:span><text:span text:style-name="T107_14"><text:s/>3<text:s/></text:span><text:span text:style-name="T107_15">melhores</text:span><text:span text:style-name="T107_16"><text:s/></text:span><text:span text:style-name="T107_17">classificados</text:span><text:span text:style-name="T107_18">.<text:s/></text:span><text:span text:style-name="T107_19">Para</text:span><text:span text:style-name="T107_20"><text:s/></text:span><text:span text:style-name="T107_21">isso</text:span><text:span text:style-name="T107_22"><text:s/></text:span><text:span text:style-name="T107_23">a</text:span><text:span text:style-name="T107_24"><text:s/></text:span><text:span text:style-name="T107_25">lista</text:span><text:span text:style-name="T107_26"><text:s/></text:span><text:span text:style-name="T107_27">encadeada</text:span><text:span text:style-name="T107_28"><text:s/></text:span><text:span text:style-name="T107_29">de</text:span><text:span text:style-name="T107_30"><text:s/></text:span><text:span text:style-name="T107_31">resultados</text:span><text:span text:style-name="T107_32"><text:s/></text:span><text:span text:style-name="T107_33">é</text:span><text:span text:style-name="T107_34"><text:s/></text:span><text:span text:style-name="T107_35">ordenada</text:span><text:span text:style-name="T107_36"><text:s/></text:span><text:span text:style-name="T107_37">dependendo</text:span><text:span text:style-name="T107_38"><text:s/></text:span><text:span text:style-name="T107_39">do</text:span><text:span text:style-name="T107_40"><text:s/></text:span><text:span text:style-name="T107_41">valor</text:span><text:span text:style-name="T107_42"><text:s/></text:span><text:span text:style-name="T107_43">retornado</text:span><text:span text:style-name="T107_44"><text:s/></text:span><text:span text:style-name="T107_45">por</text:span><text:span text:style-name="T107_46"><text:s/></text:span><text:span text:style-name="T107_47">ascendigPodium</text:span><text:span text:style-name="T107_48">.<text:s/></text:span><text:span text:style-name="T107_49">Após</text:span><text:span text:style-name="T107_50"><text:s/></text:span><text:span text:style-name="T107_51">a</text:span><text:span text:style-name="T107_52"><text:s/></text:span><text:span text:style-name="T107_53">ordenação</text:span><text:span text:style-name="T107_54"><text:s/></text:span><text:span text:style-name="T107_55">o</text:span><text:span text:style-name="T107_56"><text:s/></text:span><text:span text:style-name="T107_57">método</text:span><text:span text:style-name="T107_58"><text:s/></text:span><text:span text:style-name="T107_59">Country</text:span><text:span text:style-name="T107_60">.</text:span><text:span text:style-name="T107_61">winMedal</text:span><text:span text:style-name="T107_62">(</text:span><text:span text:style-name="T107_63">int</text:span><text:span text:style-name="T107_64"><text:s/></text:span><text:span text:style-name="T107_65">type</text:span><text:span text:style-name="T107_66">)<text:s/></text:span><text:span text:style-name="T107_67">é</text:span><text:span text:style-name="T107_68"><text:s/></text:span><text:span text:style-name="T107_69">chamado</text:span><text:span text:style-name="T107_70"><text:s/></text:span><text:span text:style-name="T107_71">para</text:span><text:span text:style-name="T107_72"><text:s/></text:span><text:span text:style-name="T107_73">cada</text:span><text:span text:style-name="T107_74"><text:s/></text:span><text:span text:style-name="T107_75">um</text:span><text:span text:style-name="T107_76"><text:s/></text:span><text:span text:style-name="T107_77">dos</text:span><text:span text:style-name="T107_78"><text:s/></text:span><text:span text:style-name="T107_79">países</text:span><text:span text:style-name="T107_80"><text:s/></text:span><text:span text:style-name="T107_81">dos</text:span><text:span text:style-name="T107_82"><text:s/>3<text:s/></text:span><text:span text:style-name="T107_83">primeiros</text:span><text:span text:style-name="T107_84"><text:s/></text:span><text:span text:style-name="T107_85">colocados</text:span><text:span text:style-name="T107_86">.</text:span></text:p>
            </text:list-item>
          </text:list>
        </text:list-item>
        <text:list-item>
          <text:p text:style-name="P108"><text:span text:style-name="T108_1">public</text:span><text:span text:style-name="T108_2"><text:s/></text:span><text:span text:style-name="T108_3">double</text:span><text:span text:style-name="T108_4"><text:s/></text:span><text:span text:style-name="T108_5">getLowerScore</text:span><text:span text:style-name="T108_6">(</text:span><text:span text:style-name="T108_7">double</text:span><text:span text:style-name="T108_8">[]<text:s/></text:span><text:span text:style-name="T108_9">scores</text:span><text:span text:style-name="T108_10">)</text:span></text:p>
          <text:list>
            <text:list-item>
              <text:p text:style-name="P109"><text:span text:style-name="T109_1">Retorna</text:span><text:span text:style-name="T109_2"><text:s/></text:span><text:span text:style-name="T109_3">o</text:span><text:span text:style-name="T109_4"><text:s/></text:span><text:span text:style-name="T109_5">menor</text:span><text:span text:style-name="T109_6"><text:s/></text:span><text:span text:style-name="T109_7">dos</text:span><text:span text:style-name="T109_8"><text:s/></text:span><text:span text:style-name="T109_9">scores</text:span><text:span text:style-name="T109_10"><text:s/></text:span><text:span text:style-name="T109_11">fornecidos</text:span><text:span text:style-name="T109_12"><text:s/></text:span><text:span text:style-name="T109_13">no</text:span><text:span text:style-name="T109_14"><text:s/></text:span><text:span text:style-name="T109_15">argumento</text:span></text:p>
            </text:list-item>
          </text:list>
        </text:list-item>
        <text:list-item>
          <text:p text:style-name="P110"><text:span text:style-name="T110_1">public</text:span><text:span text:style-name="T110_2"><text:s/></text:span><text:span text:style-name="T110_3">double</text:span><text:span text:style-name="T110_4"><text:s/></text:span><text:span text:style-name="T110_5">getHigherScore</text:span><text:span text:style-name="T110_6">(</text:span><text:span text:style-name="T110_7">double</text:span><text:span text:style-name="T110_8">[]<text:s/></text:span><text:span text:style-name="T110_9">scores</text:span><text:span text:style-name="T110_10">)</text:span></text:p>
          <text:list>
            <text:list-item>
              <text:p text:style-name="P111"><text:span text:style-name="T111_1">Retorna</text:span><text:span text:style-name="T111_2"><text:s/></text:span><text:span text:style-name="T111_3">o</text:span><text:span text:style-name="T111_4"><text:s/></text:span><text:span text:style-name="T111_5">maior</text:span><text:span text:style-name="T111_6"><text:s/></text:span><text:span text:style-name="T111_7">dos</text:span><text:span text:style-name="T111_8"><text:s/></text:span><text:span text:style-name="T111_9">scores</text:span><text:span text:style-name="T111_10"><text:s/></text:span><text:span text:style-name="T111_11">fornecidos</text:span><text:span text:style-name="T111_12"><text:s/></text:span><text:span text:style-name="T111_13">no</text:span><text:span text:style-name="T111_14"><text:s/></text:span><text:span text:style-name="T111_15">argumento</text:span></text:p>
            </text:list-item>
          </text:list>
        </text:list-item>
        <text:list-item>
          <text:p text:style-name="P112"><text:span text:style-name="T112_1">public</text:span><text:span text:style-name="T112_2"><text:s/></text:span><text:span text:style-name="T112_3">double</text:span><text:span text:style-name="T112_4"><text:s/></text:span><text:span text:style-name="T112_5">getAvgScore</text:span><text:span text:style-name="T112_6">(</text:span><text:span text:style-name="T112_7">double</text:span><text:span text:style-name="T112_8">[]<text:s/></text:span><text:span text:style-name="T112_9">scores</text:span><text:span text:style-name="T112_10">)</text:span></text:p>
          <text:list>
            <text:list-item>
              <text:p text:style-name="P113"><text:span text:style-name="T113_1">Retorna</text:span><text:span text:style-name="T113_2"><text:s/></text:span><text:span text:style-name="T113_3">a</text:span><text:span text:style-name="T113_4"><text:s/></text:span><text:span text:style-name="T113_5">médio</text:span><text:span text:style-name="T113_6"><text:s/></text:span><text:span text:style-name="T113_7">dos</text:span><text:span text:style-name="T113_8"><text:s/></text:span><text:span text:style-name="T113_9">scores</text:span><text:span text:style-name="T113_10"><text:s/></text:span><text:span text:style-name="T113_11">fornecidos</text:span><text:span text:style-name="T113_12"><text:s/></text:span><text:span text:style-name="T113_13">no</text:span><text:span text:style-name="T113_14"><text:s/></text:span><text:span text:style-name="T113_15">argumento</text:span></text:p>
            </text:list-item>
          </text:list>
        </text:list-item>
        <text:list-item>
          <text:p text:style-name="P114"><text:span text:style-name="T114_1">public</text:span><text:span text:style-name="T114_2"><text:s/></text:span><text:span text:style-name="T114_3">double</text:span><text:span text:style-name="T114_4"><text:s/></text:span><text:span text:style-name="T114_5">getTotalScore</text:span><text:span text:style-name="T114_6">(</text:span><text:span text:style-name="T114_7">double</text:span><text:span text:style-name="T114_8">[]<text:s/></text:span><text:span text:style-name="T114_9">scores</text:span><text:span text:style-name="T114_10">)</text:span></text:p>
          <text:list>
            <text:list-item>
              <text:p text:style-name="P115"><text:span text:style-name="T115_1">Retorna</text:span><text:span text:style-name="T115_2"><text:s/></text:span><text:span text:style-name="T115_3">a</text:span><text:span text:style-name="T115_4"><text:s/></text:span><text:span text:style-name="T115_5">soma</text:span><text:span text:style-name="T115_6"><text:s/></text:span><text:span text:style-name="T115_7">dos</text:span><text:span text:style-name="T115_8"><text:s/></text:span><text:span text:style-name="T115_9">scores</text:span><text:span text:style-name="T115_10"><text:s/></text:span><text:span text:style-name="T115_11">fornecidos</text:span><text:span text:style-name="T115_12"><text:s/></text:span><text:span text:style-name="T115_13">no</text:span><text:span text:style-name="T115_14"><text:s/></text:span><text:span text:style-name="T115_15">argumento</text:span></text:p>
            </text:list-item>
          </text:list>
        </text:list-item>
        <text:list-item>
          <text:p text:style-name="P116"><text:span text:style-name="T116_1">public</text:span><text:span text:style-name="T116_2"><text:s/></text:span><text:span text:style-name="T116_3">String</text:span><text:span text:style-name="T116_4"><text:s/></text:span><text:span text:style-name="T116_5">toString</text:span><text:span text:style-name="T116_6">()</text:span></text:p>
          <text:list>
            <text:list-item>
              <text:p text:style-name="P117"><text:span text:style-name="T117_1">Retorna</text:span><text:span text:style-name="T117_2"><text:s/></text:span><text:span text:style-name="T117_3">uma</text:span><text:span text:style-name="T117_4"><text:s/></text:span><text:span text:style-name="T117_5">representação</text:span><text:span text:style-name="T117_6"><text:s/></text:span><text:span text:style-name="T117_7">da</text:span><text:span text:style-name="T117_8"><text:s/></text:span><text:span text:style-name="T117_9">modalidade</text:span><text:span text:style-name="T117_10"><text:s/></text:span><text:span text:style-name="T117_11">esportiva</text:span><text:span text:style-name="T117_12"><text:s/></text:span><text:span text:style-name="T117_13">como</text:span><text:span text:style-name="T117_14"><text:s/></text:span><text:span text:style-name="T117_15">string</text:span><text:span text:style-name="T117_16"><text:s/></text:span><text:span text:style-name="T117_17">já</text:span><text:span text:style-name="T117_18"><text:s/></text:span><text:span text:style-name="T117_19">formatada</text:span><text:span text:style-name="T117_20"><text:s/></text:span><text:span text:style-name="T117_21">para</text:span><text:span text:style-name="T117_22"><text:s/></text:span><text:span text:style-name="T117_23">o</text:span><text:span text:style-name="T117_24"><text:s/></text:span><text:span text:style-name="T117_25">arquivo</text:span><text:span text:style-name="T117_26"><text:s/></text:span><text:span text:style-name="T117_27">de</text:span><text:span text:style-name="T117_28"><text:s/></text:span><text:span text:style-name="T117_29">saída</text:span><text:span text:style-name="T117_30"><text:s/></text:span><text:span text:style-name="T117_31">a</text:span><text:span text:style-name="T117_32"><text:s/></text:span><text:span text:style-name="T117_33">ser</text:span><text:span text:style-name="T117_34"><text:s/></text:span><text:span text:style-name="T117_35">gerado</text:span><text:span text:style-name="T117_36">.</text:span></text:p>
            </text:list-item>
          </text:list>
        </text:list-item>
      </text:list>
      <text:h text:style-name="P118" text:outline-level="10"><text:bookmark-start text:name="h.k1noqg8pb63v"/><text:bookmark-end text:name="h.k1noqg8pb63v"/><text:span text:style-name="T118_1">Subclasses</text:span><text:span text:style-name="T118_2"><text:s/></text:span><text:span text:style-name="T118_3">de</text:span><text:span text:style-name="T118_4"><text:s/></text:span><text:span text:style-name="T118_5">AbstractSport</text:span></text:h>
      <text:p text:style-name="P119"><text:span text:style-name="T119_1">As</text:span><text:span text:style-name="T119_2"><text:s/></text:span><text:span text:style-name="T119_3">subclasses</text:span><text:span text:style-name="T119_4"><text:s/></text:span><text:span text:style-name="T119_5">são</text:span><text:span text:style-name="T119_6"><text:s/></text:span><text:span text:style-name="T119_7">bastante</text:span><text:span text:style-name="T119_8"><text:s/></text:span><text:span text:style-name="T119_9">simples</text:span><text:span text:style-name="T119_10"><text:s/></text:span><text:span text:style-name="T119_11">pois</text:span><text:span text:style-name="T119_12"><text:s/></text:span><text:span text:style-name="T119_13">grande</text:span><text:span text:style-name="T119_14"><text:s/></text:span><text:span text:style-name="T119_15">parte</text:span><text:span text:style-name="T119_16"><text:s/></text:span><text:span text:style-name="T119_17">da</text:span><text:span text:style-name="T119_18"><text:s/></text:span><text:span text:style-name="T119_19">lógica</text:span><text:span text:style-name="T119_20"><text:s/></text:span><text:span text:style-name="T119_21">está</text:span><text:span text:style-name="T119_22"><text:s/></text:span><text:span text:style-name="T119_23">implementada</text:span><text:span text:style-name="T119_24"><text:s/></text:span><text:span text:style-name="T119_25">na</text:span><text:span text:style-name="T119_26"><text:s/></text:span><text:span text:style-name="T119_27">classe</text:span><text:span text:style-name="T119_28"><text:s/></text:span><text:span text:style-name="T119_29">abstrata</text:span><text:span text:style-name="T119_30">.<text:s/></text:span><text:span text:style-name="T119_31">Basicamente</text:span><text:span text:style-name="T119_32"><text:s/></text:span><text:span text:style-name="T119_33">cada</text:span><text:span text:style-name="T119_34"><text:s/></text:span><text:span text:style-name="T119_35">uma</text:span><text:span text:style-name="T119_36"><text:s/></text:span><text:span text:style-name="T119_37">das</text:span><text:span text:style-name="T119_38"><text:s/></text:span><text:span text:style-name="T119_39">subclasses</text:span><text:span text:style-name="T119_40"><text:s/></text:span><text:span text:style-name="T119_41">possui</text:span><text:span text:style-name="T119_42"><text:s/></text:span><text:span text:style-name="T119_43">uma</text:span><text:span text:style-name="T119_44"><text:s/></text:span><text:span text:style-name="T119_45">constante</text:span><text:span text:style-name="T119_46">,<text:s/></text:span><text:span text:style-name="T119_47">que</text:span><text:span text:style-name="T119_48"><text:s/></text:span><text:span text:style-name="T119_49">é</text:span><text:span text:style-name="T119_50"><text:s/></text:span><text:span text:style-name="T119_51">o</text:span><text:span text:style-name="T119_52"><text:s/></text:span><text:span text:style-name="T119_53">ID</text:span><text:span text:style-name="T119_54"><text:s/></text:span><text:span text:style-name="T119_55">da</text:span><text:span text:style-name="T119_56"><text:s/></text:span><text:span text:style-name="T119_57">modalidade</text:span><text:span text:style-name="T119_58"><text:s/></text:span><text:span text:style-name="T119_59">e</text:span><text:span text:style-name="T119_60"><text:s/></text:span><text:span text:style-name="T119_61">implementa</text:span><text:span text:style-name="T119_62"><text:s/></text:span><text:span text:style-name="T119_63">o</text:span><text:span text:style-name="T119_64"><text:s/></text:span><text:span text:style-name="T119_65">método</text:span><text:span text:style-name="T119_66"><text:s/></text:span><text:span text:style-name="T119_67">construtor</text:span><text:span text:style-name="T119_68"><text:s/></text:span><text:span text:style-name="T119_69">e</text:span><text:span text:style-name="T119_70"><text:s/></text:span><text:span text:style-name="T119_71">os</text:span><text:span text:style-name="T119_72"><text:s/></text:span><text:span text:style-name="T119_73">dois</text:span><text:span text:style-name="T119_74"><text:s/></text:span><text:span text:style-name="T119_75">métodos</text:span><text:span text:style-name="T119_76"><text:s/></text:span><text:span text:style-name="T119_77">abstratos</text:span><text:span text:style-name="T119_78"><text:s/></text:span><text:span text:style-name="T119_79">da</text:span><text:span text:style-name="T119_80"><text:s/></text:span><text:span text:style-name="T119_81">classe</text:span><text:span text:style-name="T119_82"><text:s/></text:span><text:span text:style-name="T119_83">pai</text:span><text:span text:style-name="T119_84">.</text:span></text:p>
      <text:h text:style-name="P120" text:outline-level="10"><text:bookmark-start text:name="h.pakfn4w5kvei"/><text:bookmark-end text:name="h.pakfn4w5kvei"/><text:span text:style-name="T120_1">Classe</text:span><text:span text:style-name="T120_2"><text:s/></text:span><text:span text:style-name="T120_3">SportContainer</text:span></text:h>
      <text:p text:style-name="P121"><text:span text:style-name="T121_1">Essa</text:span><text:span text:style-name="T121_2"><text:s/></text:span><text:span text:style-name="T121_3">classe</text:span><text:span text:style-name="T121_4"><text:s/></text:span><text:span text:style-name="T121_5">possui</text:span><text:span text:style-name="T121_6"><text:s/></text:span><text:span text:style-name="T121_7">atributo</text:span><text:span text:style-name="T121_8"><text:s/></text:span><text:span text:style-name="T121_9">TreeMap</text:span><text:span text:style-name="T121_10"><text:s/></text:span><text:span text:style-name="T121_11">que</text:span><text:span text:style-name="T121_12"><text:s/></text:span><text:span text:style-name="T121_13">armazena</text:span><text:span text:style-name="T121_14"><text:s/></text:span><text:span text:style-name="T121_15">todas</text:span><text:span text:style-name="T121_16"><text:s/></text:span><text:span text:style-name="T121_17">as</text:span><text:span text:style-name="T121_18"><text:s/></text:span><text:span text:style-name="T121_19">modalidades</text:span><text:span text:style-name="T121_20"><text:s/></text:span><text:span text:style-name="T121_21">esportivas</text:span><text:span text:style-name="T121_22"><text:s/></text:span><text:span text:style-name="T121_23">disputadas</text:span><text:span text:style-name="T121_24"><text:s/></text:span><text:span text:style-name="T121_25">de</text:span><text:span text:style-name="T121_26"><text:s/></text:span><text:span text:style-name="T121_27">acordo</text:span><text:span text:style-name="T121_28"><text:s/></text:span><text:span text:style-name="T121_29">com</text:span><text:span text:style-name="T121_30"><text:s/></text:span><text:span text:style-name="T121_31">o</text:span><text:span text:style-name="T121_32"><text:s/></text:span><text:span text:style-name="T121_33">ID</text:span><text:span text:style-name="T121_34"><text:s/></text:span><text:span text:style-name="T121_35">das</text:span><text:span text:style-name="T121_36"><text:s/></text:span><text:span text:style-name="T121_37">mesmas</text:span><text:span text:style-name="T121_38">.<text:s/></text:span><text:span text:style-name="T121_39">Os</text:span><text:span text:style-name="T121_40"><text:s/></text:span><text:span text:style-name="T121_41">seguintes</text:span><text:span text:style-name="T121_42"><text:s/></text:span><text:span text:style-name="T121_43">métodos</text:span><text:span text:style-name="T121_44"><text:s/></text:span><text:span text:style-name="T121_45">são</text:span><text:span text:style-name="T121_46"><text:s/></text:span><text:span text:style-name="T121_47">implementados</text:span><text:span text:style-name="T121_48">:</text:span></text:p>
      <text:list text:style-name="LS13" xml:id="list86">
        <text:list-item>
          <text:p text:style-name="P122"><text:span text:style-name="T122_1">public</text:span><text:span text:style-name="T122_2"><text:s/></text:span><text:span text:style-name="T122_3">SportContainer</text:span><text:span text:style-name="T122_4">()</text:span></text:p>
          <text:list>
            <text:list-item>
              <text:p text:style-name="P123"><text:span text:style-name="T123_1">Construtor</text:span><text:span text:style-name="T123_2"><text:s/></text:span><text:span text:style-name="T123_3">básico</text:span><text:span text:style-name="T123_4">,<text:s/></text:span><text:span text:style-name="T123_5">inicia</text:span><text:span text:style-name="T123_6"><text:s/></text:span><text:span text:style-name="T123_7">a</text:span><text:span text:style-name="T123_8"><text:s/></text:span><text:span text:style-name="T123_9">instância</text:span><text:span text:style-name="T123_10"><text:s/></text:span><text:span text:style-name="T123_11">com</text:span><text:span text:style-name="T123_12"><text:s/></text:span><text:span text:style-name="T123_13">o</text:span><text:span text:style-name="T123_14"><text:s/></text:span><text:span text:style-name="T123_15">TreeMap</text:span><text:span text:style-name="T123_16"><text:s/></text:span><text:span text:style-name="T123_17">vazio</text:span><text:span text:style-name="T123_18">.</text:span></text:p>
            </text:list-item>
          </text:list>
        </text:list-item>
        <text:list-item>
          <text:p text:style-name="P124"><text:span text:style-name="T124_1">public</text:span><text:span text:style-name="T124_2"><text:s/></text:span><text:span text:style-name="T124_3">SportContainer</text:span><text:span text:style-name="T124_4">(</text:span><text:span text:style-name="T124_5">String</text:span><text:span text:style-name="T124_6"><text:s/></text:span><text:span text:style-name="T124_7">fileAddres</text:span><text:span text:style-name="T124_8">)</text:span></text:p>
          <text:list>
            <text:list-item>
              <text:p text:style-name="P125"><text:span text:style-name="T125_1">Overload</text:span><text:span text:style-name="T125_2"><text:s/></text:span><text:span text:style-name="T125_3">do</text:span><text:span text:style-name="T125_4"><text:s/></text:span><text:span text:style-name="T125_5">construtor</text:span><text:span text:style-name="T125_6"><text:s/></text:span><text:span text:style-name="T125_7">que</text:span><text:span text:style-name="T125_8"><text:s/></text:span><text:span text:style-name="T125_9">permite</text:span><text:span text:style-name="T125_10"><text:s/></text:span><text:span text:style-name="T125_11">inicializar</text:span><text:span text:style-name="T125_12"><text:s/></text:span><text:span text:style-name="T125_13">a</text:span><text:span text:style-name="T125_14"><text:s/></text:span><text:span text:style-name="T125_15">instância</text:span><text:span text:style-name="T125_16"><text:s/></text:span><text:span text:style-name="T125_17">já</text:span><text:span text:style-name="T125_18"><text:s/></text:span><text:span text:style-name="T125_19">com</text:span><text:span text:style-name="T125_20"><text:s/></text:span><text:span text:style-name="T125_21">o</text:span><text:span text:style-name="T125_22"><text:s/></text:span><text:span text:style-name="T125_23">TreeMap</text:span><text:span text:style-name="T125_24"><text:s/></text:span><text:span text:style-name="T125_25">preenchido</text:span><text:span text:style-name="T125_26"><text:s/></text:span><text:span text:style-name="T125_27">com</text:span><text:span text:style-name="T125_28"><text:s/></text:span><text:span text:style-name="T125_29">os</text:span><text:span text:style-name="T125_30"><text:s/></text:span><text:span text:style-name="T125_31">registros</text:span><text:span text:style-name="T125_32"><text:s/></text:span><text:span text:style-name="T125_33">do</text:span><text:span text:style-name="T125_34"><text:s/></text:span><text:span text:style-name="T125_35">arquivo</text:span><text:span text:style-name="T125_36"><text:s/></text:span><text:span text:style-name="T125_37">informado</text:span><text:span text:style-name="T125_38"><text:s/></text:span><text:span text:style-name="T125_39">no</text:span><text:span text:style-name="T125_40"><text:s/></text:span><text:span text:style-name="T125_41">argumento</text:span><text:span text:style-name="T125_42">.</text:span></text:p>
            </text:list-item>
          </text:list>
        </text:list-item>
        <text:list-item>
          <text:p text:style-name="P126"><text:span text:style-name="T126_1">private</text:span><text:span text:style-name="T126_2"><text:s/></text:span><text:span text:style-name="T126_3">AbstractSport</text:span><text:span text:style-name="T126_4"><text:s/></text:span><text:span text:style-name="T126_5">createSport</text:span><text:span text:style-name="T126_6">(</text:span><text:span text:style-name="T126_7">int</text:span><text:span text:style-name="T126_8"><text:s/></text:span><text:span text:style-name="T126_9">id</text:span><text:span text:style-name="T126_10">,<text:s/></text:span><text:span text:style-name="T126_11">String</text:span><text:span text:style-name="T126_12"><text:s/></text:span><text:span text:style-name="T126_13">name</text:span><text:span text:style-name="T126_14">)</text:span></text:p>
          <text:list>
            <text:list-item>
              <text:p text:style-name="P127"><text:span text:style-name="T127_1">Método</text:span><text:span text:style-name="T127_2"><text:s/></text:span><text:span text:style-name="T127_3">responsável</text:span><text:span text:style-name="T127_4"><text:s/></text:span><text:span text:style-name="T127_5">por</text:span><text:span text:style-name="T127_6"><text:s/></text:span><text:span text:style-name="T127_7">escolher</text:span><text:span text:style-name="T127_8"><text:s/></text:span><text:span text:style-name="T127_9">qual</text:span><text:span text:style-name="T127_10"><text:s/></text:span><text:span text:style-name="T127_11">construtor</text:span><text:span text:style-name="T127_12"><text:s/></text:span><text:span text:style-name="T127_13">será</text:span><text:span text:style-name="T127_14"><text:s/></text:span><text:span text:style-name="T127_15">chamado</text:span><text:span text:style-name="T127_16">,<text:s/></text:span><text:span text:style-name="T127_17">o</text:span><text:span text:style-name="T127_18"><text:s/></text:span><text:span text:style-name="T127_19">que</text:span><text:span text:style-name="T127_20"><text:s/></text:span><text:span text:style-name="T127_21">depende</text:span><text:span text:style-name="T127_22"><text:s/></text:span><text:span text:style-name="T127_23">do</text:span><text:span text:style-name="T127_24"><text:s/></text:span><text:span text:style-name="T127_25">valor</text:span><text:span text:style-name="T127_26"><text:s/></text:span><text:span text:style-name="T127_27">do</text:span><text:span text:style-name="T127_28"><text:s/></text:span><text:span text:style-name="T127_29">ID</text:span><text:span text:style-name="T127_30"><text:s/></text:span><text:span text:style-name="T127_31">do</text:span><text:span text:style-name="T127_32"><text:s/></text:span><text:span text:style-name="T127_33">esporte</text:span><text:span text:style-name="T127_34">.<text:s/></text:span><text:span text:style-name="T127_35">Dado</text:span><text:span text:style-name="T127_36"><text:s/></text:span><text:span text:style-name="T127_37">o</text:span><text:span text:style-name="T127_38"><text:s/></text:span><text:span text:style-name="T127_39">id</text:span><text:span text:style-name="T127_40"><text:s/></text:span><text:span text:style-name="T127_41">o</text:span><text:span text:style-name="T127_42"><text:s/></text:span><text:span text:style-name="T127_43">construtor</text:span><text:span text:style-name="T127_44"><text:s/></text:span><text:span text:style-name="T127_45">da</text:span><text:span text:style-name="T127_46"><text:s/></text:span><text:span text:style-name="T127_47">modalidade</text:span><text:span text:style-name="T127_48"><text:s/></text:span><text:span text:style-name="T127_49">esportiva</text:span><text:span text:style-name="T127_50"><text:s/></text:span><text:span text:style-name="T127_51">é</text:span><text:span text:style-name="T127_52"><text:s/></text:span><text:span text:style-name="T127_53">chamado</text:span><text:span text:style-name="T127_54"><text:s/></text:span><text:span text:style-name="T127_55">e</text:span><text:span text:style-name="T127_56"><text:s/></text:span><text:span text:style-name="T127_57">a</text:span><text:span text:style-name="T127_58"><text:s/></text:span><text:span text:style-name="T127_59">instância</text:span><text:span text:style-name="T127_60"><text:s/></text:span><text:span text:style-name="T127_61">criada</text:span><text:span text:style-name="T127_62"><text:s/></text:span><text:span text:style-name="T127_63">retornada</text:span><text:span text:style-name="T127_64">.</text:span></text:p>
            </text:list-item>
          </text:list>
        </text:list-item>
        <text:list-item>
          <text:p text:style-name="P128"><text:span text:style-name="T128_1">public</text:span><text:span text:style-name="T128_2"><text:s/></text:span><text:span text:style-name="T128_3">void</text:span><text:span text:style-name="T128_4"><text:s/></text:span><text:span text:style-name="T128_5">insertSport</text:span><text:span text:style-name="T128_6">(</text:span><text:span text:style-name="T128_7">int</text:span><text:span text:style-name="T128_8"><text:s/></text:span><text:span text:style-name="T128_9">id</text:span><text:span text:style-name="T128_10">,<text:s/></text:span><text:span text:style-name="T128_11">String</text:span><text:span text:style-name="T128_12"><text:s/></text:span><text:span text:style-name="T128_13">name</text:span><text:span text:style-name="T128_14">)</text:span></text:p>
          <text:list>
            <text:list-item>
              <text:p text:style-name="P129"><text:span text:style-name="T129_1">Chama</text:span><text:span text:style-name="T129_2"><text:s/></text:span><text:span text:style-name="T129_3">o</text:span><text:span text:style-name="T129_4"><text:s/></text:span><text:span text:style-name="T129_5">método</text:span><text:span text:style-name="T129_6"><text:s/></text:span><text:span text:style-name="T129_7">createSport</text:span><text:span text:style-name="T129_8"><text:s/></text:span><text:span text:style-name="T129_9">para</text:span><text:span text:style-name="T129_10"><text:s/></text:span><text:span text:style-name="T129_11">que</text:span><text:span text:style-name="T129_12"><text:s/></text:span><text:span text:style-name="T129_13">a</text:span><text:span text:style-name="T129_14"><text:s/></text:span><text:span text:style-name="T129_15">instância</text:span><text:span text:style-name="T129_16"><text:s/></text:span><text:span text:style-name="T129_17">correta</text:span><text:span text:style-name="T129_18"><text:s/></text:span><text:span text:style-name="T129_19">seja</text:span><text:span text:style-name="T129_20"><text:s/></text:span><text:span text:style-name="T129_21">criada</text:span><text:span text:style-name="T129_22"><text:s/></text:span><text:span text:style-name="T129_23">e</text:span><text:span text:style-name="T129_24"><text:s/></text:span><text:span text:style-name="T129_25">adiciona</text:span><text:span text:style-name="T129_26"><text:s/></text:span><text:span text:style-name="T129_27">a</text:span><text:span text:style-name="T129_28"><text:s/></text:span><text:span text:style-name="T129_29">modalidade</text:span><text:span text:style-name="T129_30"><text:s/></text:span><text:span text:style-name="T129_31">ao</text:span><text:span text:style-name="T129_32"><text:s/></text:span><text:span text:style-name="T129_33">TreeMap</text:span></text:p>
            </text:list-item>
          </text:list>
        </text:list-item>
        <text:list-item>
          <text:p text:style-name="P130"><text:span text:style-name="T130_1">public</text:span><text:span text:style-name="T130_2"><text:s/></text:span><text:span text:style-name="T130_3">void</text:span><text:span text:style-name="T130_4"><text:s/></text:span><text:span text:style-name="T130_5">awardMedals</text:span><text:span text:style-name="T130_6">()</text:span></text:p>
          <text:list>
            <text:list-item>
              <text:p text:style-name="P131"><text:span text:style-name="T131_1">Chama</text:span><text:span text:style-name="T131_2"><text:s/></text:span><text:span text:style-name="T131_3">o</text:span><text:span text:style-name="T131_4"><text:s/></text:span><text:span text:style-name="T131_5">método</text:span><text:span text:style-name="T131_6"><text:s/></text:span><text:span text:style-name="T131_7">AbstractSports</text:span><text:span text:style-name="T131_8">.</text:span><text:span text:style-name="T131_9">awardMedals</text:span><text:span text:style-name="T131_10"><text:s/></text:span><text:span text:style-name="T131_11">para</text:span><text:span text:style-name="T131_12"><text:s/></text:span><text:span text:style-name="T131_13">cada</text:span><text:span text:style-name="T131_14"><text:s/></text:span><text:span text:style-name="T131_15">um</text:span><text:span text:style-name="T131_16"><text:s/></text:span><text:span text:style-name="T131_17">dos</text:span><text:span text:style-name="T131_18"><text:s/></text:span><text:span text:style-name="T131_19">AbstractSports</text:span><text:span text:style-name="T131_20"><text:s/></text:span><text:span text:style-name="T131_21">armazenados</text:span><text:span text:style-name="T131_22"><text:s/></text:span><text:span text:style-name="T131_23">no</text:span><text:span text:style-name="T131_24"><text:s/></text:span><text:span text:style-name="T131_25">TreeMap</text:span></text:p>
            </text:list-item>
          </text:list>
        </text:list-item>
        <text:list-item>
          <text:p text:style-name="P132"><text:span text:style-name="T132_1">public</text:span><text:span text:style-name="T132_2"><text:s/></text:span><text:span text:style-name="T132_3">AbstractSport</text:span><text:span text:style-name="T132_4"><text:s/></text:span><text:span text:style-name="T132_5">getSportByid</text:span><text:span text:style-name="T132_6">(</text:span><text:span text:style-name="T132_7">int</text:span><text:span text:style-name="T132_8"><text:s/></text:span><text:span text:style-name="T132_9">id</text:span><text:span text:style-name="T132_10">)</text:span></text:p>
          <text:list>
            <text:list-item>
              <text:p text:style-name="P133"><text:span text:style-name="T133_1">Retorna</text:span><text:span text:style-name="T133_2"><text:s/></text:span><text:span text:style-name="T133_3">uma</text:span><text:span text:style-name="T133_4"><text:s/></text:span><text:span text:style-name="T133_5">modalidade</text:span><text:span text:style-name="T133_6"><text:s/></text:span><text:span text:style-name="T133_7">dado</text:span><text:span text:style-name="T133_8"><text:s/></text:span><text:span text:style-name="T133_9">o</text:span><text:span text:style-name="T133_10"><text:s/></text:span><text:span text:style-name="T133_11">id</text:span><text:span text:style-name="T133_12"><text:s/></text:span><text:span text:style-name="T133_13">da</text:span><text:span text:style-name="T133_14"><text:s/></text:span><text:span text:style-name="T133_15">mesma</text:span><text:span text:style-name="T133_16">.</text:span></text:p>
            </text:list-item>
          </text:list>
        </text:list-item>
        <text:list-item>
          <text:p text:style-name="P134"><text:span text:style-name="T134_1">public</text:span><text:span text:style-name="T134_2"><text:s/></text:span><text:span text:style-name="T134_3">String</text:span><text:span text:style-name="T134_4"><text:s/></text:span><text:span text:style-name="T134_5">toString</text:span><text:span text:style-name="T134_6">()</text:span></text:p>
          <text:list>
            <text:list-item>
              <text:p text:style-name="P135"><text:span text:style-name="T135_1">Retorna</text:span><text:span text:style-name="T135_2"><text:s/></text:span><text:span text:style-name="T135_3">um</text:span><text:span text:style-name="T135_4"><text:s/></text:span><text:span text:style-name="T135_5">String</text:span><text:span text:style-name="T135_6"><text:s/></text:span><text:span text:style-name="T135_7">que</text:span><text:span text:style-name="T135_8"><text:s/></text:span><text:span text:style-name="T135_9">é</text:span><text:span text:style-name="T135_10"><text:s/></text:span><text:span text:style-name="T135_11">a</text:span><text:span text:style-name="T135_12"><text:s/></text:span><text:span text:style-name="T135_13">representação</text:span><text:span text:style-name="T135_14"><text:s/></text:span><text:span text:style-name="T135_15">da</text:span><text:span text:style-name="T135_16"><text:s/></text:span><text:span text:style-name="T135_17">instância</text:span><text:span text:style-name="T135_18">.</text:span></text:p>
            </text:list-item>
          </text:list>
        </text:list-item>
      </text:list>
      <text:h text:style-name="P136" text:outline-level="10"><text:bookmark-start text:name="h.qz7udvn9icu2"/><text:bookmark-end text:name="h.qz7udvn9icu2"/><text:span text:style-name="T136_1">Pacote</text:span><text:span text:style-name="T136_2"><text:s/></text:span><text:span text:style-name="T136_3">main</text:span></text:h>
      <text:p text:style-name="P137"><text:span text:style-name="T137_1">O</text:span><text:span text:style-name="T137_2"><text:s/></text:span><text:span text:style-name="T137_3">pacote</text:span><text:span text:style-name="T137_4"><text:s/></text:span><text:span text:style-name="T137_5">main</text:span><text:span text:style-name="T137_6"><text:s/></text:span><text:span text:style-name="T137_7">é</text:span><text:span text:style-name="T137_8"><text:s/></text:span><text:span text:style-name="T137_9">composto</text:span><text:span text:style-name="T137_10"><text:s/></text:span><text:span text:style-name="T137_11">de</text:span><text:span text:style-name="T137_12"><text:s/></text:span><text:span text:style-name="T137_13">classes</text:span><text:span text:style-name="T137_14"><text:s/></text:span><text:span text:style-name="T137_15">que</text:span><text:span text:style-name="T137_16"><text:s/></text:span><text:span text:style-name="T137_17">possuem</text:span><text:span text:style-name="T137_18"><text:s/></text:span><text:span text:style-name="T137_19">apenas</text:span><text:span text:style-name="T137_20"><text:s/></text:span><text:span text:style-name="T137_21">métodos</text:span><text:span text:style-name="T137_22"><text:s/></text:span><text:span text:style-name="T137_23">estáticos</text:span><text:span text:style-name="T137_24"><text:s/></text:span><text:span text:style-name="T137_25">que</text:span><text:span text:style-name="T137_26"><text:s/></text:span><text:span text:style-name="T137_27">são</text:span><text:span text:style-name="T137_28"><text:s/></text:span><text:span text:style-name="T137_29">utilizados</text:span><text:span text:style-name="T137_30"><text:s/></text:span><text:span text:style-name="T137_31">para</text:span><text:span text:style-name="T137_32"><text:s/></text:span><text:span text:style-name="T137_33">ler</text:span><text:span text:style-name="T137_34"><text:s/></text:span><text:span text:style-name="T137_35">os</text:span><text:span text:style-name="T137_36"><text:s/></text:span><text:span text:style-name="T137_37">arquivos</text:span><text:span text:style-name="T137_38"><text:s/></text:span><text:span text:style-name="T137_39">de</text:span><text:span text:style-name="T137_40"><text:s/></text:span><text:span text:style-name="T137_41">entrada</text:span><text:span text:style-name="T137_42"><text:s/></text:span><text:span text:style-name="T137_43">e</text:span><text:span text:style-name="T137_44"><text:s/></text:span><text:span text:style-name="T137_45">gerar</text:span><text:span text:style-name="T137_46"><text:s/></text:span><text:span text:style-name="T137_47">os</text:span><text:span text:style-name="T137_48"><text:s/></text:span><text:span text:style-name="T137_49">arquivos</text:span><text:span text:style-name="T137_50"><text:s/></text:span><text:span text:style-name="T137_51">de</text:span><text:span text:style-name="T137_52"><text:s/></text:span><text:span text:style-name="T137_53">saída</text:span><text:span text:style-name="T137_54">.</text:span></text:p>
      <text:h text:style-name="P138" text:outline-level="10"><text:bookmark-start text:name="h.mokwicrtebzp"/><text:bookmark-end text:name="h.mokwicrtebzp"/><text:span text:style-name="T138_1">Classe</text:span><text:span text:style-name="T138_2"><text:s/></text:span><text:span text:style-name="T138_3">Statistics</text:span></text:h>
      <text:p text:style-name="P139"><text:span text:style-name="T139_1">Essa</text:span><text:span text:style-name="T139_2"><text:s/></text:span><text:span text:style-name="T139_3">classe</text:span><text:span text:style-name="T139_4"><text:s/></text:span><text:span text:style-name="T139_5">é</text:span><text:span text:style-name="T139_6"><text:s/></text:span><text:span text:style-name="T139_7">responsável</text:span><text:span text:style-name="T139_8"><text:s/></text:span><text:span text:style-name="T139_9">por</text:span><text:span text:style-name="T139_10"><text:s/></text:span><text:span text:style-name="T139_11">processar</text:span><text:span text:style-name="T139_12"><text:s/></text:span><text:span text:style-name="T139_13">o</text:span><text:span text:style-name="T139_14"><text:s/></text:span><text:span text:style-name="T139_15">arquivo</text:span><text:span text:style-name="T139_16"><text:s/></text:span><text:span text:style-name="T139_17">de</text:span><text:span text:style-name="T139_18"><text:s/></text:span><text:span text:style-name="T139_19">entrada</text:span><text:span text:style-name="T139_20"><text:s/></text:span><text:span text:style-name="T139_21">estatisticas</text:span><text:span text:style-name="T139_22">.</text:span><text:span text:style-name="T139_23">txt</text:span><text:span text:style-name="T139_24">.<text:s/></text:span><text:span text:style-name="T139_25">Ela</text:span><text:span text:style-name="T139_26"><text:s/></text:span><text:span text:style-name="T139_27">implementa</text:span><text:span text:style-name="T139_28"><text:s/></text:span><text:span text:style-name="T139_29">basicamente</text:span><text:span text:style-name="T139_30"><text:s/></text:span><text:span text:style-name="T139_31">dois</text:span><text:span text:style-name="T139_32"><text:s/></text:span><text:span text:style-name="T139_33">métodos</text:span><text:span text:style-name="T139_34"><text:s/></text:span><text:span text:style-name="T139_35">print</text:span><text:span text:style-name="T139_36"><text:s/></text:span><text:span text:style-name="T139_37">e</text:span><text:span text:style-name="T139_38"><text:s/></text:span><text:span text:style-name="T139_39">createOutputFile</text:span><text:span text:style-name="T139_40">,<text:s/></text:span><text:span text:style-name="T139_41">cada</text:span><text:span text:style-name="T139_42"><text:s/></text:span><text:span text:style-name="T139_43">um</text:span><text:span text:style-name="T139_44"><text:s/></text:span><text:span text:style-name="T139_45">dos</text:span><text:span text:style-name="T139_46"><text:s/></text:span><text:span text:style-name="T139_47">dois</text:span><text:span text:style-name="T139_48"><text:s/></text:span><text:span text:style-name="T139_49">possui</text:span><text:span text:style-name="T139_50"><text:s/></text:span><text:span text:style-name="T139_51">um</text:span><text:span text:style-name="T139_52"><text:s/></text:span><text:span text:style-name="T139_53">overload</text:span><text:span text:style-name="T139_54"><text:s/></text:span><text:span text:style-name="T139_55">para</text:span><text:span text:style-name="T139_56"><text:s/></text:span><text:span text:style-name="T139_57">cada</text:span><text:span text:style-name="T139_58"><text:s/></text:span><text:span text:style-name="T139_59">um</text:span><text:span text:style-name="T139_60"><text:s/></text:span><text:span text:style-name="T139_61">dos</text:span><text:span text:style-name="T139_62"><text:s/></text:span><text:span text:style-name="T139_63">dois</text:span><text:span text:style-name="T139_64"><text:s/></text:span><text:span text:style-name="T139_65">tipos</text:span><text:span text:style-name="T139_66"><text:s/></text:span><text:span text:style-name="T139_67">de</text:span><text:span text:style-name="T139_68"><text:s/></text:span><text:span text:style-name="T139_69">estatísticas</text:span><text:span text:style-name="T139_70"><text:s/></text:span><text:span text:style-name="T139_71">que</text:span><text:span text:style-name="T139_72"><text:s/></text:span><text:span text:style-name="T139_73">podem</text:span><text:span text:style-name="T139_74"><text:s/></text:span><text:span text:style-name="T139_75">ser</text:span><text:span text:style-name="T139_76"><text:s/></text:span><text:span text:style-name="T139_77">solicitadas</text:span><text:span text:style-name="T139_78"><text:s/>(</text:span><text:span text:style-name="T139_79">por</text:span><text:span text:style-name="T139_80"><text:s/></text:span><text:span text:style-name="T139_81">esporte</text:span><text:span text:style-name="T139_82"><text:s/></text:span><text:span text:style-name="T139_83">ou</text:span><text:span text:style-name="T139_84"><text:s/></text:span><text:span text:style-name="T139_85">quadro</text:span><text:span text:style-name="T139_86"><text:s/></text:span><text:span text:style-name="T139_87">de</text:span><text:span text:style-name="T139_88"><text:s/></text:span><text:span text:style-name="T139_89">medalhas</text:span><text:span text:style-name="T139_90">).</text:span></text:p>
      <text:list text:style-name="LS14" xml:id="list100">
        <text:list-item>
          <text:p text:style-name="P140"><text:span text:style-name="T140_1">private</text:span><text:span text:style-name="T140_2"><text:s/></text:span><text:span text:style-name="T140_3">static</text:span><text:span text:style-name="T140_4"><text:s/></text:span><text:span text:style-name="T140_5">FileOutputStream</text:span><text:span text:style-name="T140_6"><text:s/></text:span><text:span text:style-name="T140_7">createOutputFile</text:span><text:span text:style-name="T140_8">()</text:span></text:p>
          <text:list>
            <text:list-item>
              <text:p text:style-name="P141"><text:span text:style-name="T141_1">Cria</text:span><text:span text:style-name="T141_2"><text:s/></text:span><text:span text:style-name="T141_3">e</text:span><text:span text:style-name="T141_4"><text:s/></text:span><text:span text:style-name="T141_5">retorna</text:span><text:span text:style-name="T141_6"><text:s/></text:span><text:span text:style-name="T141_7">o</text:span><text:span text:style-name="T141_8"><text:s/></text:span><text:span text:style-name="T141_9">arquivo</text:span><text:span text:style-name="T141_10"><text:s/></text:span><text:span text:style-name="T141_11">de</text:span><text:span text:style-name="T141_12"><text:s/></text:span><text:span text:style-name="T141_13">saída</text:span><text:span text:style-name="T141_14"><text:s/></text:span><text:span text:style-name="T141_15">para</text:span><text:span text:style-name="T141_16"><text:s/></text:span><text:span text:style-name="T141_17">o</text:span><text:span text:style-name="T141_18"><text:s/></text:span><text:span text:style-name="T141_19">Quadro</text:span><text:span text:style-name="T141_20"><text:s/></text:span><text:span text:style-name="T141_21">de</text:span><text:span text:style-name="T141_22"><text:s/></text:span><text:span text:style-name="T141_23">medalhas</text:span><text:span text:style-name="T141_24">.</text:span></text:p>
            </text:list-item>
          </text:list>
        </text:list-item>
        <text:list-item>
          <text:p text:style-name="P142"><text:span text:style-name="T142_1">private</text:span><text:span text:style-name="T142_2"><text:s/></text:span><text:span text:style-name="T142_3">static</text:span><text:span text:style-name="T142_4"><text:s/></text:span><text:span text:style-name="T142_5">FileOutputStream</text:span><text:span text:style-name="T142_6"><text:s/></text:span><text:span text:style-name="T142_7">createOutputFile</text:span><text:span text:style-name="T142_8">(</text:span><text:span text:style-name="T142_9">AbstractSport</text:span><text:span text:style-name="T142_10"><text:s/></text:span><text:span text:style-name="T142_11">sport</text:span><text:span text:style-name="T142_12">)</text:span></text:p>
          <text:list>
            <text:list-item>
              <text:p text:style-name="P143"><text:span text:style-name="T143_1">Cria</text:span><text:span text:style-name="T143_2"><text:s/></text:span><text:span text:style-name="T143_3">e</text:span><text:span text:style-name="T143_4"><text:s/></text:span><text:span text:style-name="T143_5">retorna</text:span><text:span text:style-name="T143_6"><text:s/></text:span><text:span text:style-name="T143_7">o</text:span><text:span text:style-name="T143_8"><text:s/></text:span><text:span text:style-name="T143_9">arquivo</text:span><text:span text:style-name="T143_10"><text:s/></text:span><text:span text:style-name="T143_11">de</text:span><text:span text:style-name="T143_12"><text:s/></text:span><text:span text:style-name="T143_13">saída</text:span><text:span text:style-name="T143_14"><text:s/></text:span><text:span text:style-name="T143_15">para</text:span><text:span text:style-name="T143_16"><text:s/></text:span><text:span text:style-name="T143_17">as</text:span><text:span text:style-name="T143_18"><text:s/></text:span><text:span text:style-name="T143_19">estatísticas</text:span><text:span text:style-name="T143_20"><text:s/></text:span><text:span text:style-name="T143_21">do</text:span><text:span text:style-name="T143_22"><text:s/></text:span><text:span text:style-name="T143_23">esporte</text:span><text:span text:style-name="T143_24">.</text:span></text:p>
            </text:list-item>
          </text:list>
        </text:list-item>
        <text:list-item>
          <text:p text:style-name="P144"><text:span text:style-name="T144_1">private</text:span><text:span text:style-name="T144_2"><text:s/></text:span><text:span text:style-name="T144_3">static</text:span><text:span text:style-name="T144_4"><text:s/></text:span><text:span text:style-name="T144_5">void</text:span><text:span text:style-name="T144_6"><text:s/></text:span><text:span text:style-name="T144_7">print</text:span><text:span text:style-name="T144_8">(</text:span><text:span text:style-name="T144_9">AbstractSport</text:span><text:span text:style-name="T144_10"><text:s/></text:span><text:span text:style-name="T144_11">sport</text:span><text:span text:style-name="T144_12">)</text:span></text:p>
          <text:list>
            <text:list-item>
              <text:p text:style-name="P145"><text:span text:style-name="T145_1">Chama</text:span><text:span text:style-name="T145_2"><text:s/></text:span><text:span text:style-name="T145_3">o</text:span><text:span text:style-name="T145_4"><text:s/></text:span><text:span text:style-name="T145_5">método</text:span><text:span text:style-name="T145_6"><text:s/></text:span><text:span text:style-name="T145_7">createOutputFile</text:span><text:span text:style-name="T145_8"><text:s/></text:span><text:span text:style-name="T145_9">e</text:span><text:span text:style-name="T145_10"><text:s/></text:span><text:span text:style-name="T145_11">descarrega</text:span><text:span text:style-name="T145_12"><text:s/></text:span><text:span text:style-name="T145_13">o</text:span><text:span text:style-name="T145_14"><text:s/></text:span><text:span text:style-name="T145_15">conteúdo</text:span><text:span text:style-name="T145_16"><text:s/></text:span><text:span text:style-name="T145_17">de</text:span><text:span text:style-name="T145_18"><text:s/></text:span><text:span text:style-name="T145_19">sport</text:span><text:span text:style-name="T145_20">.</text:span><text:span text:style-name="T145_21">toString</text:span><text:span text:style-name="T145_22"><text:s/>(</text:span><text:span text:style-name="T145_23">estatísticas</text:span><text:span text:style-name="T145_24"><text:s/></text:span><text:span text:style-name="T145_25">do</text:span><text:span text:style-name="T145_26"><text:s/></text:span><text:span text:style-name="T145_27">esporte</text:span><text:span text:style-name="T145_28">)<text:s/></text:span><text:span text:style-name="T145_29">no</text:span><text:span text:style-name="T145_30"><text:s/></text:span><text:span text:style-name="T145_31">arquivo</text:span><text:span text:style-name="T145_32"><text:s/></text:span><text:span text:style-name="T145_33">criado</text:span><text:span text:style-name="T145_34">.</text:span></text:p>
            </text:list-item>
          </text:list>
        </text:list-item>
        <text:list-item>
          <text:p text:style-name="P146"><text:span text:style-name="T146_1">private</text:span><text:span text:style-name="T146_2"><text:s/></text:span><text:span text:style-name="T146_3">static</text:span><text:span text:style-name="T146_4"><text:s/></text:span><text:span text:style-name="T146_5">void</text:span><text:span text:style-name="T146_6"><text:s/></text:span><text:span text:style-name="T146_7">print</text:span><text:span text:style-name="T146_8">(</text:span><text:span text:style-name="T146_9">CountryContainer</text:span><text:span text:style-name="T146_10"><text:s/></text:span><text:span text:style-name="T146_11">countries</text:span><text:span text:style-name="T146_12">)</text:span></text:p>
          <text:list>
            <text:list-item>
              <text:p text:style-name="P147"><text:span text:style-name="T147_1">Assim</text:span><text:span text:style-name="T147_2"><text:s/></text:span><text:span text:style-name="T147_3">como</text:span><text:span text:style-name="T147_4"><text:s/></text:span><text:span text:style-name="T147_5">acima</text:span><text:span text:style-name="T147_6">,<text:s/></text:span><text:span text:style-name="T147_7">cria</text:span><text:span text:style-name="T147_8"><text:s/></text:span><text:span text:style-name="T147_9">o</text:span><text:span text:style-name="T147_10"><text:s/></text:span><text:span text:style-name="T147_11">arquivo</text:span><text:span text:style-name="T147_12"><text:s/></text:span><text:span text:style-name="T147_13">e</text:span><text:span text:style-name="T147_14"><text:s/></text:span><text:span text:style-name="T147_15">descarrega</text:span><text:span text:style-name="T147_16"><text:s/></text:span><text:span text:style-name="T147_17">o</text:span><text:span text:style-name="T147_18"><text:s/></text:span><text:span text:style-name="T147_19">quadro</text:span><text:span text:style-name="T147_20"><text:s/></text:span><text:span text:style-name="T147_21">de</text:span><text:span text:style-name="T147_22"><text:s/></text:span><text:span text:style-name="T147_23">medalhas</text:span><text:span text:style-name="T147_24"><text:s/></text:span><text:span text:style-name="T147_25">no</text:span><text:span text:style-name="T147_26"><text:s/></text:span><text:span text:style-name="T147_27">arquivo</text:span><text:span text:style-name="T147_28">.</text:span></text:p>
            </text:list-item>
          </text:list>
        </text:list-item>
        <text:list-item>
          <text:p text:style-name="P148"><text:span text:style-name="T148_1">public</text:span><text:span text:style-name="T148_2"><text:s/></text:span><text:span text:style-name="T148_3">static</text:span><text:span text:style-name="T148_4"><text:s/></text:span><text:span text:style-name="T148_5">void</text:span><text:span text:style-name="T148_6"><text:s/></text:span><text:span text:style-name="T148_7">printAll</text:span><text:span text:style-name="T148_8">(</text:span><text:span text:style-name="T148_9">String</text:span><text:span text:style-name="T148_10"><text:s/></text:span><text:span text:style-name="T148_11">fileName</text:span><text:span text:style-name="T148_12">,<text:s/></text:span><text:span text:style-name="T148_13">SportContainer</text:span><text:span text:style-name="T148_14"><text:s/></text:span><text:span text:style-name="T148_15">sports</text:span><text:span text:style-name="T148_16">,<text:s/></text:span><text:span text:style-name="T148_17">CountryContainer</text:span><text:span text:style-name="T148_18"><text:s/></text:span><text:span text:style-name="T148_19">countries</text:span><text:span text:style-name="T148_20">)</text:span></text:p>
          <text:list>
            <text:list-item>
              <text:p text:style-name="P149"><text:span text:style-name="T149_1">Processa</text:span><text:span text:style-name="T149_2"><text:s/></text:span><text:span text:style-name="T149_3">todo</text:span><text:span text:style-name="T149_4"><text:s/></text:span><text:span text:style-name="T149_5">o</text:span><text:span text:style-name="T149_6"><text:s/></text:span><text:span text:style-name="T149_7">arquivo</text:span><text:span text:style-name="T149_8"><text:s/></text:span><text:span text:style-name="T149_9">fornecido</text:span><text:span text:style-name="T149_10"><text:s/></text:span><text:span text:style-name="T149_11">como</text:span><text:span text:style-name="T149_12"><text:s/></text:span><text:span text:style-name="T149_13">argumento</text:span><text:span text:style-name="T149_14"><text:s/></text:span><text:span text:style-name="T149_15">e</text:span><text:span text:style-name="T149_16"><text:s/></text:span><text:span text:style-name="T149_17">chama</text:span><text:span text:style-name="T149_18"><text:s/></text:span><text:span text:style-name="T149_19">o</text:span><text:span text:style-name="T149_20"><text:s/></text:span><text:span text:style-name="T149_21">método</text:span><text:span text:style-name="T149_22"><text:s/></text:span><text:span text:style-name="T149_23">print</text:span><text:span text:style-name="T149_24"><text:s/></text:span><text:span text:style-name="T149_25">de</text:span><text:span text:style-name="T149_26"><text:s/></text:span><text:span text:style-name="T149_27">acordo</text:span><text:span text:style-name="T149_28"><text:s/></text:span><text:span text:style-name="T149_29">com</text:span><text:span text:style-name="T149_30"><text:s/></text:span><text:span text:style-name="T149_31">a</text:span><text:span text:style-name="T149_32"><text:s/></text:span><text:span text:style-name="T149_33">entrada</text:span><text:span text:style-name="T149_34">.</text:span></text:p>
            </text:list-item>
          </text:list>
        </text:list-item>
      </text:list>
      <text:h text:style-name="P150" text:outline-level="10"><text:bookmark-start text:name="h.23unzutljokl"/><text:bookmark-end text:name="h.23unzutljokl"/><text:span text:style-name="T150_1">Classe</text:span><text:span text:style-name="T150_2"><text:s/></text:span><text:span text:style-name="T150_3">Util</text:span></text:h>
      <text:p text:style-name="P151"><text:span text:style-name="T151_1">Possui</text:span><text:span text:style-name="T151_2"><text:s/></text:span><text:span text:style-name="T151_3">dois</text:span><text:span text:style-name="T151_4"><text:s/></text:span><text:span text:style-name="T151_5">métodos</text:span><text:span text:style-name="T151_6"><text:s/></text:span><text:span text:style-name="T151_7">estáticos</text:span><text:span text:style-name="T151_8"><text:s/></text:span><text:span text:style-name="T151_9">que</text:span><text:span text:style-name="T151_10"><text:s/></text:span><text:span text:style-name="T151_11">auxiliam</text:span><text:span text:style-name="T151_12"><text:s/></text:span><text:span text:style-name="T151_13">a</text:span><text:span text:style-name="T151_14"><text:s/></text:span><text:span text:style-name="T151_15">leitura</text:span><text:span text:style-name="T151_16"><text:s/></text:span><text:span text:style-name="T151_17">de</text:span><text:span text:style-name="T151_18"><text:s/></text:span><text:span text:style-name="T151_19">arquivos</text:span><text:span text:style-name="T151_20">.</text:span></text:p>
      <text:h text:style-name="P152" text:outline-level="10"><text:bookmark-start text:name="h.xc5or0258zk"/><text:bookmark-end text:name="h.xc5or0258zk"/><text:span text:style-name="T152_1">Classe</text:span><text:span text:style-name="T152_2"><text:s/></text:span><text:span text:style-name="T152_3">User</text:span></text:h>
      <text:p text:style-name="P153"><text:span text:style-name="T153_1">É</text:span><text:span text:style-name="T153_2"><text:s/></text:span><text:span text:style-name="T153_3">a</text:span><text:span text:style-name="T153_4"><text:s/></text:span><text:span text:style-name="T153_5">classe</text:span><text:span text:style-name="T153_6"><text:s/></text:span><text:span text:style-name="T153_7">responsável</text:span><text:span text:style-name="T153_8"><text:s/></text:span><text:span text:style-name="T153_9">pelo</text:span><text:span text:style-name="T153_10"><text:s/></text:span><text:span text:style-name="T153_11">método</text:span><text:span text:style-name="T153_12"><text:s/></text:span><text:span text:style-name="T153_13">main</text:span><text:span text:style-name="T153_14">.<text:s/></text:span><text:span text:style-name="T153_15">Além</text:span><text:span text:style-name="T153_16"><text:s/></text:span><text:span text:style-name="T153_17">disso</text:span><text:span text:style-name="T153_18"><text:s/></text:span><text:span text:style-name="T153_19">possui</text:span><text:span text:style-name="T153_20"><text:s/></text:span><text:span text:style-name="T153_21">o</text:span><text:span text:style-name="T153_22"><text:s/></text:span><text:span text:style-name="T153_23">método</text:span><text:span text:style-name="T153_24"><text:s/></text:span><text:span text:style-name="T153_25">getAthletesResults</text:span><text:span text:style-name="T153_26"><text:s/></text:span><text:span text:style-name="T153_27">que</text:span><text:span text:style-name="T153_28"><text:s/></text:span><text:span text:style-name="T153_29">basicamente</text:span><text:span text:style-name="T153_30"><text:s/></text:span><text:span text:style-name="T153_31">processa</text:span><text:span text:style-name="T153_32"><text:s/></text:span><text:span text:style-name="T153_33">o</text:span><text:span text:style-name="T153_34"><text:s/></text:span><text:span text:style-name="T153_35">arquivo</text:span><text:span text:style-name="T153_36"><text:s/></text:span><text:span text:style-name="T153_37">de</text:span><text:span text:style-name="T153_38"><text:s/></text:span><text:span text:style-name="T153_39">entrada</text:span><text:span text:style-name="T153_40"><text:s/></text:span><text:span text:style-name="T153_41">atletas</text:span><text:span text:style-name="T153_42">.</text:span><text:span text:style-name="T153_43">txt</text:span><text:span text:style-name="T153_44"><text:s/></text:span><text:span text:style-name="T153_45">de</text:span><text:span text:style-name="T153_46"><text:s/></text:span><text:span text:style-name="T153_47">forma</text:span><text:span text:style-name="T153_48"><text:s/></text:span><text:span text:style-name="T153_49">a</text:span><text:span text:style-name="T153_50"><text:s/></text:span><text:span text:style-name="T153_51">criar</text:span><text:span text:style-name="T153_52"><text:s/></text:span><text:span text:style-name="T153_53">os</text:span><text:span text:style-name="T153_54"><text:s/></text:span><text:span text:style-name="T153_55">atletas</text:span><text:span text:style-name="T153_56"><text:s/></text:span><text:span text:style-name="T153_57">informados</text:span><text:span text:style-name="T153_58"><text:s/></text:span><text:span text:style-name="T153_59">e</text:span><text:span text:style-name="T153_60"><text:s/></text:span><text:span text:style-name="T153_61">registrar</text:span><text:span text:style-name="T153_62"><text:s/></text:span><text:span text:style-name="T153_63">seus</text:span><text:span text:style-name="T153_64"><text:s/></text:span><text:span text:style-name="T153_65">resultados</text:span><text:span text:style-name="T153_66"><text:s/></text:span><text:span text:style-name="T153_67">em</text:span><text:span text:style-name="T153_68"><text:s/></text:span><text:span text:style-name="T153_69">cada</text:span><text:span text:style-name="T153_70"><text:s/></text:span><text:span text:style-name="T153_71">uma</text:span><text:span text:style-name="T153_72"><text:s/></text:span><text:span text:style-name="T153_73">das</text:span><text:span text:style-name="T153_74"><text:s/></text:span><text:span text:style-name="T153_75">modalidades</text:span><text:span text:style-name="T153_76"><text:s/></text:span><text:span text:style-name="T153_77">disputadas</text:span><text:span text:style-name="T153_78">.</text:span></text:p>
      <text:p text:style-name="P154"/>
      <text:h text:style-name="P155" text:outline-level="10"><text:bookmark-start text:name="h.k6idxfvcy76j"/><text:bookmark-end text:name="h.k6idxfvcy76j"/><text:span text:style-name="T155_1">Testes</text:span></text:h>
      <text:h text:style-name="P156" text:outline-level="10"><text:bookmark-start text:name="h.19kzvnsdcer9"/><text:bookmark-end text:name="h.19kzvnsdcer9"/><text:span text:style-name="T156_1">Conclusão</text:span></text:h>
      <text:h text:style-name="P157" text:outline-level="10"><text:bookmark-start text:name="h.b29oe38x1d0"/><text:bookmark-end text:name="h.b29oe38x1d0"/><text:span text:style-name="T157_1">Bibliografia</text:span></text:h>
      <text:list text:style-name="LS15" xml:id="list110">
        <text:list-item>
          <text:p text:style-name="P158"><text:span text:style-name="T158_1"><text:a xlink:type="simple" xlink:href="http://www.oxfordmathcenter.com/drupal7/node/35"><text:span text:style-name="T158_2">http</text:span></text:a></text:span><text:span text:style-name="T158_3"><text:a xlink:type="simple" xlink:href="http://www.oxfordmathcenter.com/drupal7/node/35"><text:span text:style-name="T158_4">://</text:span></text:a></text:span><text:span text:style-name="T158_5"><text:a xlink:type="simple" xlink:href="http://www.oxfordmathcenter.com/drupal7/node/35"><text:span text:style-name="T158_6">www</text:span></text:a></text:span><text:span text:style-name="T158_7"><text:a xlink:type="simple" xlink:href="http://www.oxfordmathcenter.com/drupal7/node/35"><text:span text:style-name="T158_8">.</text:span></text:a></text:span><text:span text:style-name="T158_9"><text:a xlink:type="simple" xlink:href="http://www.oxfordmathcenter.com/drupal7/node/35"><text:span text:style-name="T158_10">oxfordmathcenter</text:span></text:a></text:span><text:span text:style-name="T158_11"><text:a xlink:type="simple" xlink:href="http://www.oxfordmathcenter.com/drupal7/node/35"><text:span text:style-name="T158_12">.</text:span></text:a></text:span><text:span text:style-name="T158_13"><text:a xlink:type="simple" xlink:href="http://www.oxfordmathcenter.com/drupal7/node/35"><text:span text:style-name="T158_14">com</text:span></text:a></text:span><text:span text:style-name="T158_15"><text:a xlink:type="simple" xlink:href="http://www.oxfordmathcenter.com/drupal7/node/35"><text:span text:style-name="T158_16">/</text:span></text:a></text:span><text:span text:style-name="T158_17"><text:a xlink:type="simple" xlink:href="http://www.oxfordmathcenter.com/drupal7/node/35"><text:span text:style-name="T158_18">drupal</text:span></text:a></text:span><text:span text:style-name="T158_19"><text:a xlink:type="simple" xlink:href="http://www.oxfordmathcenter.com/drupal7/node/35"><text:span text:style-name="T158_20">7/</text:span></text:a></text:span><text:span text:style-name="T158_21"><text:a xlink:type="simple" xlink:href="http://www.oxfordmathcenter.com/drupal7/node/35"><text:span text:style-name="T158_22">node</text:span></text:a></text:span><text:span text:style-name="T158_23"><text:a xlink:type="simple" xlink:href="http://www.oxfordmathcenter.com/drupal7/node/35"><text:span text:style-name="T158_24">/35</text:span></text:a></text:span></text:p>
        </text:list-item>
        <text:list-item>
          <text:p text:style-name="P159"><text:span text:style-name="T159_1"><text:a xlink:type="simple" xlink:href="https://docs.oracle.com/javase/7/docs/api/java/util/TreeMap.html"><text:span text:style-name="T159_2">https</text:span></text:a></text:span><text:span text:style-name="T159_3"><text:a xlink:type="simple" xlink:href="https://docs.oracle.com/javase/7/docs/api/java/util/TreeMap.html"><text:span text:style-name="T159_4">://</text:span></text:a></text:span><text:span text:style-name="T159_5"><text:a xlink:type="simple" xlink:href="https://docs.oracle.com/javase/7/docs/api/java/util/TreeMap.html"><text:span text:style-name="T159_6">docs</text:span></text:a></text:span><text:span text:style-name="T159_7"><text:a xlink:type="simple" xlink:href="https://docs.oracle.com/javase/7/docs/api/java/util/TreeMap.html"><text:span text:style-name="T159_8">.</text:span></text:a></text:span><text:span text:style-name="T159_9"><text:a xlink:type="simple" xlink:href="https://docs.oracle.com/javase/7/docs/api/java/util/TreeMap.html"><text:span text:style-name="T159_10">oracle</text:span></text:a></text:span><text:span text:style-name="T159_11"><text:a xlink:type="simple" xlink:href="https://docs.oracle.com/javase/7/docs/api/java/util/TreeMap.html"><text:span text:style-name="T159_12">.</text:span></text:a></text:span><text:span text:style-name="T159_13"><text:a xlink:type="simple" xlink:href="https://docs.oracle.com/javase/7/docs/api/java/util/TreeMap.html"><text:span text:style-name="T159_14">com</text:span></text:a></text:span><text:span text:style-name="T159_15"><text:a xlink:type="simple" xlink:href="https://docs.oracle.com/javase/7/docs/api/java/util/TreeMap.html"><text:span text:style-name="T159_16">/</text:span></text:a></text:span><text:span text:style-name="T159_17"><text:a xlink:type="simple" xlink:href="https://docs.oracle.com/javase/7/docs/api/java/util/TreeMap.html"><text:span text:style-name="T159_18">javase</text:span></text:a></text:span><text:span text:style-name="T159_19"><text:a xlink:type="simple" xlink:href="https://docs.oracle.com/javase/7/docs/api/java/util/TreeMap.html"><text:span text:style-name="T159_20">/7/</text:span></text:a></text:span><text:span text:style-name="T159_21"><text:a xlink:type="simple" xlink:href="https://docs.oracle.com/javase/7/docs/api/java/util/TreeMap.html"><text:span text:style-name="T159_22">docs</text:span></text:a></text:span><text:span text:style-name="T159_23"><text:a xlink:type="simple" xlink:href="https://docs.oracle.com/javase/7/docs/api/java/util/TreeMap.html"><text:span text:style-name="T159_24">/</text:span></text:a></text:span><text:span text:style-name="T159_25"><text:a xlink:type="simple" xlink:href="https://docs.oracle.com/javase/7/docs/api/java/util/TreeMap.html"><text:span text:style-name="T159_26">api</text:span></text:a></text:span><text:span text:style-name="T159_27"><text:a xlink:type="simple" xlink:href="https://docs.oracle.com/javase/7/docs/api/java/util/TreeMap.html"><text:span text:style-name="T159_28">/</text:span></text:a></text:span><text:span text:style-name="T159_29"><text:a xlink:type="simple" xlink:href="https://docs.oracle.com/javase/7/docs/api/java/util/TreeMap.html"><text:span text:style-name="T159_30">java</text:span></text:a></text:span><text:span text:style-name="T159_31"><text:a xlink:type="simple" xlink:href="https://docs.oracle.com/javase/7/docs/api/java/util/TreeMap.html"><text:span text:style-name="T159_32">/</text:span></text:a></text:span><text:span text:style-name="T159_33"><text:a xlink:type="simple" xlink:href="https://docs.oracle.com/javase/7/docs/api/java/util/TreeMap.html"><text:span text:style-name="T159_34">util</text:span></text:a></text:span><text:span text:style-name="T159_35"><text:a xlink:type="simple" xlink:href="https://docs.oracle.com/javase/7/docs/api/java/util/TreeMap.html"><text:span text:style-name="T159_36">/</text:span></text:a></text:span><text:span text:style-name="T159_37"><text:a xlink:type="simple" xlink:href="https://docs.oracle.com/javase/7/docs/api/java/util/TreeMap.html"><text:span text:style-name="T159_38">TreeMap</text:span></text:a></text:span><text:span text:style-name="T159_39"><text:a xlink:type="simple" xlink:href="https://docs.oracle.com/javase/7/docs/api/java/util/TreeMap.html"><text:span text:style-name="T159_40">.</text:span></text:a></text:span><text:span text:style-name="T159_41"><text:a xlink:type="simple" xlink:href="https://docs.oracle.com/javase/7/docs/api/java/util/TreeMap.html"><text:span text:style-name="T159_42">html</text:span></text:a></text:span></text:p>
        </text:list-item>
        <text:list-item>
          <text:p text:style-name="P160"><text:span text:style-name="T160_1"><text:a xlink:type="simple" xlink:href="https://www.dotnetperls.com/format-java"><text:span text:style-name="T160_2">https</text:span></text:a></text:span><text:span text:style-name="T160_3"><text:a xlink:type="simple" xlink:href="https://www.dotnetperls.com/format-java"><text:span text:style-name="T160_4">://</text:span></text:a></text:span><text:span text:style-name="T160_5"><text:a xlink:type="simple" xlink:href="https://www.dotnetperls.com/format-java"><text:span text:style-name="T160_6">www</text:span></text:a></text:span><text:span text:style-name="T160_7"><text:a xlink:type="simple" xlink:href="https://www.dotnetperls.com/format-java"><text:span text:style-name="T160_8">.</text:span></text:a></text:span><text:span text:style-name="T160_9"><text:a xlink:type="simple" xlink:href="https://www.dotnetperls.com/format-java"><text:span text:style-name="T160_10">dotnetperls</text:span></text:a></text:span><text:span text:style-name="T160_11"><text:a xlink:type="simple" xlink:href="https://www.dotnetperls.com/format-java"><text:span text:style-name="T160_12">.</text:span></text:a></text:span><text:span text:style-name="T160_13"><text:a xlink:type="simple" xlink:href="https://www.dotnetperls.com/format-java"><text:span text:style-name="T160_14">com</text:span></text:a></text:span><text:span text:style-name="T160_15"><text:a xlink:type="simple" xlink:href="https://www.dotnetperls.com/format-java"><text:span text:style-name="T160_16">/</text:span></text:a></text:span><text:span text:style-name="T160_17"><text:a xlink:type="simple" xlink:href="https://www.dotnetperls.com/format-java"><text:span text:style-name="T160_18">format</text:span></text:a></text:span><text:span text:style-name="T160_19"><text:a xlink:type="simple" xlink:href="https://www.dotnetperls.com/format-java"><text:span text:style-name="T160_20">-</text:span></text:a></text:span><text:span text:style-name="T160_21"><text:a xlink:type="simple" xlink:href="https://www.dotnetperls.com/format-java"><text:span text:style-name="T160_22">java</text:span></text:a></text:span></text:p>
        </text:list-item>
        <text:list-item>
          <text:p text:style-name="P161"><text:span text:style-name="T161_1"><text:a xlink:type="simple" xlink:href="https://docs.oracle.com/javase/tutorial/essential/io/formatting.html"><text:span text:style-name="T161_2">https</text:span></text:a></text:span><text:span text:style-name="T161_3"><text:a xlink:type="simple" xlink:href="https://docs.oracle.com/javase/tutorial/essential/io/formatting.html"><text:span text:style-name="T161_4">://</text:span></text:a></text:span><text:span text:style-name="T161_5"><text:a xlink:type="simple" xlink:href="https://docs.oracle.com/javase/tutorial/essential/io/formatting.html"><text:span text:style-name="T161_6">docs</text:span></text:a></text:span><text:span text:style-name="T161_7"><text:a xlink:type="simple" xlink:href="https://docs.oracle.com/javase/tutorial/essential/io/formatting.html"><text:span text:style-name="T161_8">.</text:span></text:a></text:span><text:span text:style-name="T161_9"><text:a xlink:type="simple" xlink:href="https://docs.oracle.com/javase/tutorial/essential/io/formatting.html"><text:span text:style-name="T161_10">oracle</text:span></text:a></text:span><text:span text:style-name="T161_11"><text:a xlink:type="simple" xlink:href="https://docs.oracle.com/javase/tutorial/essential/io/formatting.html"><text:span text:style-name="T161_12">.</text:span></text:a></text:span><text:span text:style-name="T161_13"><text:a xlink:type="simple" xlink:href="https://docs.oracle.com/javase/tutorial/essential/io/formatting.html"><text:span text:style-name="T161_14">com</text:span></text:a></text:span><text:span text:style-name="T161_15"><text:a xlink:type="simple" xlink:href="https://docs.oracle.com/javase/tutorial/essential/io/formatting.html"><text:span text:style-name="T161_16">/</text:span></text:a></text:span><text:span text:style-name="T161_17"><text:a xlink:type="simple" xlink:href="https://docs.oracle.com/javase/tutorial/essential/io/formatting.html"><text:span text:style-name="T161_18">javase</text:span></text:a></text:span><text:span text:style-name="T161_19"><text:a xlink:type="simple" xlink:href="https://docs.oracle.com/javase/tutorial/essential/io/formatting.html"><text:span text:style-name="T161_20">/</text:span></text:a></text:span><text:span text:style-name="T161_21"><text:a xlink:type="simple" xlink:href="https://docs.oracle.com/javase/tutorial/essential/io/formatting.html"><text:span text:style-name="T161_22">tutorial</text:span></text:a></text:span><text:span text:style-name="T161_23"><text:a xlink:type="simple" xlink:href="https://docs.oracle.com/javase/tutorial/essential/io/formatting.html"><text:span text:style-name="T161_24">/</text:span></text:a></text:span><text:span text:style-name="T161_25"><text:a xlink:type="simple" xlink:href="https://docs.oracle.com/javase/tutorial/essential/io/formatting.html"><text:span text:style-name="T161_26">essential</text:span></text:a></text:span><text:span text:style-name="T161_27"><text:a xlink:type="simple" xlink:href="https://docs.oracle.com/javase/tutorial/essential/io/formatting.html"><text:span text:style-name="T161_28">/</text:span></text:a></text:span><text:span text:style-name="T161_29"><text:a xlink:type="simple" xlink:href="https://docs.oracle.com/javase/tutorial/essential/io/formatting.html"><text:span text:style-name="T161_30">io</text:span></text:a></text:span><text:span text:style-name="T161_31"><text:a xlink:type="simple" xlink:href="https://docs.oracle.com/javase/tutorial/essential/io/formatting.html"><text:span text:style-name="T161_32">/</text:span></text:a></text:span><text:span text:style-name="T161_33"><text:a xlink:type="simple" xlink:href="https://docs.oracle.com/javase/tutorial/essential/io/formatting.html"><text:span text:style-name="T161_34">formatting</text:span></text:a></text:span><text:span text:style-name="T161_35"><text:a xlink:type="simple" xlink:href="https://docs.oracle.com/javase/tutorial/essential/io/formatting.html"><text:span text:style-name="T161_36">.</text:span></text:a></text:span><text:span text:style-name="T161_37"><text:a xlink:type="simple" xlink:href="https://docs.oracle.com/javase/tutorial/essential/io/formatting.html"><text:span text:style-name="T161_38">html</text:span></text:a></text:span></text:p>
        </text:list-item>
        <text:list-item>
          <text:p text:style-name="P162"><text:span text:style-name="T162_1"><text:a xlink:type="simple" xlink:href="http://docs.oracle.com/javase/8/docs/api/java/nio/file/Files.html#lines-java.nio.file.Path-"><text:span text:style-name="T162_2">http</text:span></text:a></text:span><text:span text:style-name="T162_3"><text:a xlink:type="simple" xlink:href="http://docs.oracle.com/javase/8/docs/api/java/nio/file/Files.html#lines-java.nio.file.Path-"><text:span text:style-name="T162_4">://</text:span></text:a></text:span><text:span text:style-name="T162_5"><text:a xlink:type="simple" xlink:href="http://docs.oracle.com/javase/8/docs/api/java/nio/file/Files.html#lines-java.nio.file.Path-"><text:span text:style-name="T162_6">docs</text:span></text:a></text:span><text:span text:style-name="T162_7"><text:a xlink:type="simple" xlink:href="http://docs.oracle.com/javase/8/docs/api/java/nio/file/Files.html#lines-java.nio.file.Path-"><text:span text:style-name="T162_8">.</text:span></text:a></text:span><text:span text:style-name="T162_9"><text:a xlink:type="simple" xlink:href="http://docs.oracle.com/javase/8/docs/api/java/nio/file/Files.html#lines-java.nio.file.Path-"><text:span text:style-name="T162_10">oracle</text:span></text:a></text:span><text:span text:style-name="T162_11"><text:a xlink:type="simple" xlink:href="http://docs.oracle.com/javase/8/docs/api/java/nio/file/Files.html#lines-java.nio.file.Path-"><text:span text:style-name="T162_12">.</text:span></text:a></text:span><text:span text:style-name="T162_13"><text:a xlink:type="simple" xlink:href="http://docs.oracle.com/javase/8/docs/api/java/nio/file/Files.html#lines-java.nio.file.Path-"><text:span text:style-name="T162_14">com</text:span></text:a></text:span><text:span text:style-name="T162_15"><text:a xlink:type="simple" xlink:href="http://docs.oracle.com/javase/8/docs/api/java/nio/file/Files.html#lines-java.nio.file.Path-"><text:span text:style-name="T162_16">/</text:span></text:a></text:span><text:span text:style-name="T162_17"><text:a xlink:type="simple" xlink:href="http://docs.oracle.com/javase/8/docs/api/java/nio/file/Files.html#lines-java.nio.file.Path-"><text:span text:style-name="T162_18">javase</text:span></text:a></text:span><text:span text:style-name="T162_19"><text:a xlink:type="simple" xlink:href="http://docs.oracle.com/javase/8/docs/api/java/nio/file/Files.html#lines-java.nio.file.Path-"><text:span text:style-name="T162_20">/8/</text:span></text:a></text:span><text:span text:style-name="T162_21"><text:a xlink:type="simple" xlink:href="http://docs.oracle.com/javase/8/docs/api/java/nio/file/Files.html#lines-java.nio.file.Path-"><text:span text:style-name="T162_22">docs</text:span></text:a></text:span><text:span text:style-name="T162_23"><text:a xlink:type="simple" xlink:href="http://docs.oracle.com/javase/8/docs/api/java/nio/file/Files.html#lines-java.nio.file.Path-"><text:span text:style-name="T162_24">/</text:span></text:a></text:span><text:span text:style-name="T162_25"><text:a xlink:type="simple" xlink:href="http://docs.oracle.com/javase/8/docs/api/java/nio/file/Files.html#lines-java.nio.file.Path-"><text:span text:style-name="T162_26">api</text:span></text:a></text:span><text:span text:style-name="T162_27"><text:a xlink:type="simple" xlink:href="http://docs.oracle.com/javase/8/docs/api/java/nio/file/Files.html#lines-java.nio.file.Path-"><text:span text:style-name="T162_28">/</text:span></text:a></text:span><text:span text:style-name="T162_29"><text:a xlink:type="simple" xlink:href="http://docs.oracle.com/javase/8/docs/api/java/nio/file/Files.html#lines-java.nio.file.Path-"><text:span text:style-name="T162_30">java</text:span></text:a></text:span><text:span text:style-name="T162_31"><text:a xlink:type="simple" xlink:href="http://docs.oracle.com/javase/8/docs/api/java/nio/file/Files.html#lines-java.nio.file.Path-"><text:span text:style-name="T162_32">/</text:span></text:a></text:span><text:span text:style-name="T162_33"><text:a xlink:type="simple" xlink:href="http://docs.oracle.com/javase/8/docs/api/java/nio/file/Files.html#lines-java.nio.file.Path-"><text:span text:style-name="T162_34">nio</text:span></text:a></text:span><text:span text:style-name="T162_35"><text:a xlink:type="simple" xlink:href="http://docs.oracle.com/javase/8/docs/api/java/nio/file/Files.html#lines-java.nio.file.Path-"><text:span text:style-name="T162_36">/</text:span></text:a></text:span><text:span text:style-name="T162_37"><text:a xlink:type="simple" xlink:href="http://docs.oracle.com/javase/8/docs/api/java/nio/file/Files.html#lines-java.nio.file.Path-"><text:span text:style-name="T162_38">file</text:span></text:a></text:span><text:span text:style-name="T162_39"><text:a xlink:type="simple" xlink:href="http://docs.oracle.com/javase/8/docs/api/java/nio/file/Files.html#lines-java.nio.file.Path-"><text:span text:style-name="T162_40">/</text:span></text:a></text:span><text:span text:style-name="T162_41"><text:a xlink:type="simple" xlink:href="http://docs.oracle.com/javase/8/docs/api/java/nio/file/Files.html#lines-java.nio.file.Path-"><text:span text:style-name="T162_42">Files</text:span></text:a></text:span><text:span text:style-name="T162_43"><text:a xlink:type="simple" xlink:href="http://docs.oracle.com/javase/8/docs/api/java/nio/file/Files.html#lines-java.nio.file.Path-"><text:span text:style-name="T162_44">.</text:span></text:a></text:span><text:span text:style-name="T162_45"><text:a xlink:type="simple" xlink:href="http://docs.oracle.com/javase/8/docs/api/java/nio/file/Files.html#lines-java.nio.file.Path-"><text:span text:style-name="T162_46">html</text:span></text:a></text:span><text:span text:style-name="T162_47"><text:a xlink:type="simple" xlink:href="http://docs.oracle.com/javase/8/docs/api/java/nio/file/Files.html#lines-java.nio.file.Path-"><text:span text:style-name="T162_48">#</text:span></text:a></text:span><text:span text:style-name="T162_49"><text:a xlink:type="simple" xlink:href="http://docs.oracle.com/javase/8/docs/api/java/nio/file/Files.html#lines-java.nio.file.Path-"><text:span text:style-name="T162_50">lines</text:span></text:a></text:span><text:span text:style-name="T162_51"><text:a xlink:type="simple" xlink:href="http://docs.oracle.com/javase/8/docs/api/java/nio/file/Files.html#lines-java.nio.file.Path-"><text:span text:style-name="T162_52">-</text:span></text:a></text:span><text:span text:style-name="T162_53"><text:a xlink:type="simple" xlink:href="http://docs.oracle.com/javase/8/docs/api/java/nio/file/Files.html#lines-java.nio.file.Path-"><text:span text:style-name="T162_54">java</text:span></text:a></text:span><text:span text:style-name="T162_55"><text:a xlink:type="simple" xlink:href="http://docs.oracle.com/javase/8/docs/api/java/nio/file/Files.html#lines-java.nio.file.Path-"><text:span text:style-name="T162_56">.</text:span></text:a></text:span><text:span text:style-name="T162_57"><text:a xlink:type="simple" xlink:href="http://docs.oracle.com/javase/8/docs/api/java/nio/file/Files.html#lines-java.nio.file.Path-"><text:span text:style-name="T162_58">nio</text:span></text:a></text:span><text:span text:style-name="T162_59"><text:a xlink:type="simple" xlink:href="http://docs.oracle.com/javase/8/docs/api/java/nio/file/Files.html#lines-java.nio.file.Path-"><text:span text:style-name="T162_60">.</text:span></text:a></text:span><text:span text:style-name="T162_61"><text:a xlink:type="simple" xlink:href="http://docs.oracle.com/javase/8/docs/api/java/nio/file/Files.html#lines-java.nio.file.Path-"><text:span text:style-name="T162_62">file</text:span></text:a></text:span><text:span text:style-name="T162_63"><text:a xlink:type="simple" xlink:href="http://docs.oracle.com/javase/8/docs/api/java/nio/file/Files.html#lines-java.nio.file.Path-"><text:span text:style-name="T162_64">.</text:span></text:a></text:span><text:span text:style-name="T162_65"><text:a xlink:type="simple" xlink:href="http://docs.oracle.com/javase/8/docs/api/java/nio/file/Files.html#lines-java.nio.file.Path-"><text:span text:style-name="T162_66">Path</text:span></text:a></text:span><text:span text:style-name="T162_67"><text:a xlink:type="simple" xlink:href="http://docs.oracle.com/javase/8/docs/api/java/nio/file/Files.html#lines-java.nio.file.Path-"><text:span text:style-name="T162_68">-</text:span></text:a></text:span></text:p>
        </text:list-item>
        <text:list-item>
          <text:p text:style-name="P163"><text:span text:style-name="T163_1"><text:a xlink:type="simple" xlink:href="http://www.tutorialspoint.com/java/java_files_io.htm"><text:span text:style-name="T163_2">http</text:span></text:a></text:span><text:span text:style-name="T163_3"><text:a xlink:type="simple" xlink:href="http://www.tutorialspoint.com/java/java_files_io.htm"><text:span text:style-name="T163_4">://</text:span></text:a></text:span><text:span text:style-name="T163_5"><text:a xlink:type="simple" xlink:href="http://www.tutorialspoint.com/java/java_files_io.htm"><text:span text:style-name="T163_6">www</text:span></text:a></text:span><text:span text:style-name="T163_7"><text:a xlink:type="simple" xlink:href="http://www.tutorialspoint.com/java/java_files_io.htm"><text:span text:style-name="T163_8">.</text:span></text:a></text:span><text:span text:style-name="T163_9"><text:a xlink:type="simple" xlink:href="http://www.tutorialspoint.com/java/java_files_io.htm"><text:span text:style-name="T163_10">tutorialspoint</text:span></text:a></text:span><text:span text:style-name="T163_11"><text:a xlink:type="simple" xlink:href="http://www.tutorialspoint.com/java/java_files_io.htm"><text:span text:style-name="T163_12">.</text:span></text:a></text:span><text:span text:style-name="T163_13"><text:a xlink:type="simple" xlink:href="http://www.tutorialspoint.com/java/java_files_io.htm"><text:span text:style-name="T163_14">com</text:span></text:a></text:span><text:span text:style-name="T163_15"><text:a xlink:type="simple" xlink:href="http://www.tutorialspoint.com/java/java_files_io.htm"><text:span text:style-name="T163_16">/</text:span></text:a></text:span><text:span text:style-name="T163_17"><text:a xlink:type="simple" xlink:href="http://www.tutorialspoint.com/java/java_files_io.htm"><text:span text:style-name="T163_18">java</text:span></text:a></text:span><text:span text:style-name="T163_19"><text:a xlink:type="simple" xlink:href="http://www.tutorialspoint.com/java/java_files_io.htm"><text:span text:style-name="T163_20">/</text:span></text:a></text:span><text:span text:style-name="T163_21"><text:a xlink:type="simple" xlink:href="http://www.tutorialspoint.com/java/java_files_io.htm"><text:span text:style-name="T163_22">java</text:span></text:a></text:span><text:span text:style-name="T163_23"><text:a xlink:type="simple" xlink:href="http://www.tutorialspoint.com/java/java_files_io.htm"><text:span text:style-name="T163_24">_</text:span></text:a></text:span><text:span text:style-name="T163_25"><text:a xlink:type="simple" xlink:href="http://www.tutorialspoint.com/java/java_files_io.htm"><text:span text:style-name="T163_26">files</text:span></text:a></text:span><text:span text:style-name="T163_27"><text:a xlink:type="simple" xlink:href="http://www.tutorialspoint.com/java/java_files_io.htm"><text:span text:style-name="T163_28">_</text:span></text:a></text:span><text:span text:style-name="T163_29"><text:a xlink:type="simple" xlink:href="http://www.tutorialspoint.com/java/java_files_io.htm"><text:span text:style-name="T163_30">io</text:span></text:a></text:span><text:span text:style-name="T163_31"><text:a xlink:type="simple" xlink:href="http://www.tutorialspoint.com/java/java_files_io.htm"><text:span text:style-name="T163_32">.</text:span></text:a></text:span><text:span text:style-name="T163_33"><text:a xlink:type="simple" xlink:href="http://www.tutorialspoint.com/java/java_files_io.htm"><text:span text:style-name="T163_34">htm</text:span></text:a></text:span></text:p>
        </text:list-item>
      </text:list>
      <text:p text:style-name="P16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5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3cm" fo:padding-bottom="0cm" fo:margin-bottom="2cm" fo:padding-left="0cm" fo:margin-left="3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